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5.11pt"/>
    </style:style>
    <style:style style:name="co2" style:family="table-column">
      <style:table-column-properties fo:break-before="auto" style:column-width="38.41pt"/>
    </style:style>
    <style:style style:name="co3" style:family="table-column">
      <style:table-column-properties fo:break-before="auto" style:column-width="13.4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</table:table-row>
        <table:table-row table:style-name="ro1" table:visibility="filter">
          <table:table-cell table:number-columns-repeated="2" office:value-type="float" office:value="1.942" calcext:value-type="float">
            <text:p>1.94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4021" calcext:value-type="float">
            <text:p>5.4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7.606" calcext:value-type="float">
            <text:p>7.6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487" calcext:value-type="float">
            <text:p>8.0487</text:p>
          </table:table-cell>
          <table:table-cell office:value-type="float" office:value="2.66" calcext:value-type="float">
            <text:p>2.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487" calcext:value-type="float">
            <text:p>8.0487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8178" calcext:value-type="float">
            <text:p>6.8178</text:p>
          </table:table-cell>
          <table:table-cell office:value-type="float" office:value="10.25" calcext:value-type="float">
            <text:p>10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8178" calcext:value-type="float">
            <text:p>6.8178</text:p>
          </table:table-cell>
          <table:table-cell office:value-type="float" office:value="2.66" calcext:value-type="float">
            <text:p>2.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3.486" calcext:value-type="float">
            <text:p>13.48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9596" calcext:value-type="float">
            <text:p>7.9596</text:p>
          </table:table-cell>
          <table:table-cell office:value-type="float" office:value="3.34" calcext:value-type="float">
            <text:p>3.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596" calcext:value-type="float">
            <text:p>7.9596</text:p>
          </table:table-cell>
          <table:table-cell office:value-type="float" office:value="2.27" calcext:value-type="float">
            <text:p>2.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3.486" calcext:value-type="float">
            <text:p>13.48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9596" calcext:value-type="float">
            <text:p>7.9596</text:p>
          </table:table-cell>
          <table:table-cell office:value-type="float" office:value="3.38" calcext:value-type="float">
            <text:p>3.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596" calcext:value-type="float">
            <text:p>7.9596</text:p>
          </table:table-cell>
          <table:table-cell office:value-type="float" office:value="10.19" calcext:value-type="float">
            <text:p>10.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287" calcext:value-type="float">
            <text:p>6.7287</text:p>
          </table:table-cell>
          <table:table-cell office:value-type="float" office:value="10.19" calcext:value-type="float">
            <text:p>10.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287" calcext:value-type="float">
            <text:p>6.7287</text:p>
          </table:table-cell>
          <table:table-cell office:value-type="float" office:value="3.38" calcext:value-type="float">
            <text:p>3.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287" calcext:value-type="float">
            <text:p>6.7287</text:p>
          </table:table-cell>
          <table:table-cell office:value-type="float" office:value="2.27" calcext:value-type="float">
            <text:p>2.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287" calcext:value-type="float">
            <text:p>6.7287</text:p>
          </table:table-cell>
          <table:table-cell office:value-type="float" office:value="3.34" calcext:value-type="float">
            <text:p>3.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1" calcext:value-type="float">
            <text:p>11.41</text:p>
          </table:table-cell>
          <table:table-cell office:value-type="float" office:value="14.609" calcext:value-type="float">
            <text:p>14.60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.41" calcext:value-type="float">
            <text:p>11.41</text:p>
          </table:table-cell>
          <table:table-cell office:value-type="float" office:value="14.609" calcext:value-type="float">
            <text:p>14.60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float" office:value="0.507" calcext:value-type="float">
            <text:p>0.50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942" calcext:value-type="float">
            <text:p>1.94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4021" calcext:value-type="float">
            <text:p>5.4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7.606" calcext:value-type="float">
            <text:p>7.6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487" calcext:value-type="float">
            <text:p>8.0487</text:p>
          </table:table-cell>
          <table:table-cell office:value-type="float" office:value="2.66" calcext:value-type="float">
            <text:p>2.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487" calcext:value-type="float">
            <text:p>8.0487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8178" calcext:value-type="float">
            <text:p>6.8178</text:p>
          </table:table-cell>
          <table:table-cell office:value-type="float" office:value="10.25" calcext:value-type="float">
            <text:p>10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8178" calcext:value-type="float">
            <text:p>6.8178</text:p>
          </table:table-cell>
          <table:table-cell office:value-type="float" office:value="2.66" calcext:value-type="float">
            <text:p>2.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3.486" calcext:value-type="float">
            <text:p>13.48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9596" calcext:value-type="float">
            <text:p>7.9596</text:p>
          </table:table-cell>
          <table:table-cell office:value-type="float" office:value="3.34" calcext:value-type="float">
            <text:p>3.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596" calcext:value-type="float">
            <text:p>7.9596</text:p>
          </table:table-cell>
          <table:table-cell office:value-type="float" office:value="2.27" calcext:value-type="float">
            <text:p>2.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3.486" calcext:value-type="float">
            <text:p>13.48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9596" calcext:value-type="float">
            <text:p>7.9596</text:p>
          </table:table-cell>
          <table:table-cell office:value-type="float" office:value="3.38" calcext:value-type="float">
            <text:p>3.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596" calcext:value-type="float">
            <text:p>7.9596</text:p>
          </table:table-cell>
          <table:table-cell office:value-type="float" office:value="10.19" calcext:value-type="float">
            <text:p>10.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287" calcext:value-type="float">
            <text:p>6.7287</text:p>
          </table:table-cell>
          <table:table-cell office:value-type="float" office:value="10.19" calcext:value-type="float">
            <text:p>10.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287" calcext:value-type="float">
            <text:p>6.7287</text:p>
          </table:table-cell>
          <table:table-cell office:value-type="float" office:value="3.38" calcext:value-type="float">
            <text:p>3.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287" calcext:value-type="float">
            <text:p>6.7287</text:p>
          </table:table-cell>
          <table:table-cell office:value-type="float" office:value="2.27" calcext:value-type="float">
            <text:p>2.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287" calcext:value-type="float">
            <text:p>6.7287</text:p>
          </table:table-cell>
          <table:table-cell office:value-type="float" office:value="3.34" calcext:value-type="float">
            <text:p>3.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1" calcext:value-type="float">
            <text:p>11.41</text:p>
          </table:table-cell>
          <table:table-cell office:value-type="float" office:value="14.609" calcext:value-type="float">
            <text:p>14.60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.41" calcext:value-type="float">
            <text:p>11.41</text:p>
          </table:table-cell>
          <table:table-cell office:value-type="float" office:value="14.609" calcext:value-type="float">
            <text:p>14.60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.988175" calcext:value-type="float">
            <text:p>10.9881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621875" calcext:value-type="float">
            <text:p>10.62187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621875" calcext:value-type="float">
            <text:p>10.62187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8185" calcext:value-type="float">
            <text:p>6.5818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8185" calcext:value-type="float">
            <text:p>6.5818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93" calcext:value-type="float">
            <text:p>1.893</text:p>
          </table:table-cell>
          <table:table-cell office:value-type="float" office:value="1.891" calcext:value-type="float">
            <text:p>1.89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69" calcext:value-type="float">
            <text:p>0.46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428" calcext:value-type="float">
            <text:p>8.4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903" calcext:value-type="float">
            <text:p>11.903</text:p>
          </table:table-cell>
          <table:table-cell office:value-type="float" office:value="13.223" calcext:value-type="float">
            <text:p>13.22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.28115" calcext:value-type="float">
            <text:p>10.2811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28115" calcext:value-type="float">
            <text:p>10.2811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903" calcext:value-type="float">
            <text:p>11.903</text:p>
          </table:table-cell>
          <table:table-cell office:value-type="float" office:value="13.223" calcext:value-type="float">
            <text:p>13.22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.28115" calcext:value-type="float">
            <text:p>10.2811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28115" calcext:value-type="float">
            <text:p>10.2811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1125" calcext:value-type="float">
            <text:p>6.24112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1125" calcext:value-type="float">
            <text:p>6.24112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1125" calcext:value-type="float">
            <text:p>6.24112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1125" calcext:value-type="float">
            <text:p>6.24112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816" calcext:value-type="float">
            <text:p>11.816</text:p>
          </table:table-cell>
          <table:table-cell office:value-type="float" office:value="12.956" calcext:value-type="float">
            <text:p>12.95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816" calcext:value-type="float">
            <text:p>11.816</text:p>
          </table:table-cell>
          <table:table-cell office:value-type="float" office:value="12.956" calcext:value-type="float">
            <text:p>12.95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683" calcext:value-type="float">
            <text:p>11.683</text:p>
          </table:table-cell>
          <table:table-cell office:value-type="float" office:value="12.255" calcext:value-type="float">
            <text:p>12.2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.848" calcext:value-type="float">
            <text:p>1.848</text:p>
          </table:table-cell>
          <table:table-cell office:value-type="float" office:value="1.587" calcext:value-type="float">
            <text:p>1.58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4021" calcext:value-type="float">
            <text:p>5.4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487" calcext:value-type="float">
            <text:p>8.0487</text:p>
          </table:table-cell>
          <table:table-cell office:value-type="float" office:value="3.26" calcext:value-type="float">
            <text:p>3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487" calcext:value-type="float">
            <text:p>8.0487</text:p>
          </table:table-cell>
          <table:table-cell office:value-type="float" office:value="10.22" calcext:value-type="float">
            <text:p>10.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8178" calcext:value-type="float">
            <text:p>6.8178</text:p>
          </table:table-cell>
          <table:table-cell office:value-type="float" office:value="10.21" calcext:value-type="float">
            <text:p>10.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8178" calcext:value-type="float">
            <text:p>6.8178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3.141" calcext:value-type="float">
            <text:p>13.14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9596" calcext:value-type="float">
            <text:p>7.9596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596" calcext:value-type="float">
            <text:p>7.9596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3.142" calcext:value-type="float">
            <text:p>13.14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9596" calcext:value-type="float">
            <text:p>7.9596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596" calcext:value-type="float">
            <text:p>7.9596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287" calcext:value-type="float">
            <text:p>6.7287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287" calcext:value-type="float">
            <text:p>6.7287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287" calcext:value-type="float">
            <text:p>6.7287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287" calcext:value-type="float">
            <text:p>6.7287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1.36" calcext:value-type="float">
            <text:p>1.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5.67" calcext:value-type="float">
            <text:p>5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8.94" calcext:value-type="float">
            <text:p>8.9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1.38" calcext:value-type="float">
            <text:p>1.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55225" calcext:value-type="float">
            <text:p>7.155225</text:p>
          </table:table-cell>
          <table:table-cell office:value-type="float" office:value="1.73" calcext:value-type="float">
            <text:p>1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55225" calcext:value-type="float">
            <text:p>7.155225</text:p>
          </table:table-cell>
          <table:table-cell office:value-type="float" office:value="7.06" calcext:value-type="float">
            <text:p>7.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55225" calcext:value-type="float">
            <text:p>7.155225</text:p>
          </table:table-cell>
          <table:table-cell office:value-type="float" office:value="7.07" calcext:value-type="float">
            <text:p>7.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55225" calcext:value-type="float">
            <text:p>7.155225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1" calcext:value-type="float">
            <text:p>11.41</text:p>
          </table:table-cell>
          <table:table-cell office:value-type="float" office:value="7.776" calcext:value-type="float">
            <text:p>7.77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.41" calcext:value-type="float">
            <text:p>11.41</text:p>
          </table:table-cell>
          <table:table-cell office:value-type="float" office:value="7.816" calcext:value-type="float">
            <text:p>7.81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155225" calcext:value-type="float">
            <text:p>7.155225</text:p>
          </table:table-cell>
          <table:table-cell office:value-type="float" office:value="5.07" calcext:value-type="float">
            <text:p>5.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55225" calcext:value-type="float">
            <text:p>7.155225</text:p>
          </table:table-cell>
          <table:table-cell office:value-type="float" office:value="1.54" calcext:value-type="float">
            <text:p>1.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55225" calcext:value-type="float">
            <text:p>7.155225</text:p>
          </table:table-cell>
          <table:table-cell office:value-type="float" office:value="9.29" calcext:value-type="float">
            <text:p>9.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55225" calcext:value-type="float">
            <text:p>7.155225</text:p>
          </table:table-cell>
          <table:table-cell office:value-type="float" office:value="4.81" calcext:value-type="float">
            <text:p>4.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556575" calcext:value-type="float">
            <text:p>3.556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556575" calcext:value-type="float">
            <text:p>3.556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7" calcext:value-type="float">
            <text:p>0.4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52" calcext:value-type="float">
            <text:p>0.452</text:p>
          </table:table-cell>
          <table:table-cell office:value-type="float" office:value="0.455" calcext:value-type="float">
            <text:p>0.4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889" calcext:value-type="float">
            <text:p>7.88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12" calcext:value-type="float">
            <text:p>1.812</text:p>
          </table:table-cell>
          <table:table-cell office:value-type="float" office:value="1.851" calcext:value-type="float">
            <text:p>1.85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7245" calcext:value-type="float">
            <text:p>8.17245</text:p>
          </table:table-cell>
          <table:table-cell office:value-type="float" office:value="8.927" calcext:value-type="float">
            <text:p>8.9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6" calcext:value-type="float">
            <text:p>0.4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754" calcext:value-type="float">
            <text:p>1.75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3" calcext:value-type="float">
            <text:p>0.44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613" calcext:value-type="float">
            <text:p>1.613</text:p>
          </table:table-cell>
          <table:table-cell office:value-type="float" office:value="1.628" calcext:value-type="float">
            <text:p>1.62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77" calcext:value-type="float">
            <text:p>7.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7.624" calcext:value-type="float">
            <text:p>7.6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8.248" calcext:value-type="float">
            <text:p>8.2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8.248" calcext:value-type="float">
            <text:p>8.2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025" calcext:value-type="float">
            <text:p>6.74025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025" calcext:value-type="float">
            <text:p>6.74025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025" calcext:value-type="float">
            <text:p>6.74025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025" calcext:value-type="float">
            <text:p>6.74025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025" calcext:value-type="float">
            <text:p>6.74025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025" calcext:value-type="float">
            <text:p>6.74025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025" calcext:value-type="float">
            <text:p>6.74025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025" calcext:value-type="float">
            <text:p>6.74025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025" calcext:value-type="float">
            <text:p>6.74025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025" calcext:value-type="float">
            <text:p>6.74025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025" calcext:value-type="float">
            <text:p>6.74025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025" calcext:value-type="float">
            <text:p>6.74025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58" calcext:value-type="float">
            <text:p>0.458</text:p>
          </table:table-cell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58" calcext:value-type="float">
            <text:p>0.458</text:p>
          </table:table-cell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847" calcext:value-type="float">
            <text:p>7.84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.507" calcext:value-type="float">
            <text:p>1.50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0.494" calcext:value-type="float">
            <text:p>0.494</text:p>
          </table:table-cell>
          <table:table-cell office:value-type="float" office:value="1.156" calcext:value-type="float">
            <text:p>1.15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59" calcext:value-type="float">
            <text:p>8.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347" calcext:value-type="float">
            <text:p>1.3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264" calcext:value-type="float">
            <text:p>1.264</text:p>
          </table:table-cell>
          <table:table-cell office:value-type="float" office:value="7.298" calcext:value-type="float">
            <text:p>7.29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62725" calcext:value-type="float">
            <text:p>8.0627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847" calcext:value-type="float">
            <text:p>7.84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.507" calcext:value-type="float">
            <text:p>1.50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0.494" calcext:value-type="float">
            <text:p>0.494</text:p>
          </table:table-cell>
          <table:table-cell office:value-type="float" office:value="1.156" calcext:value-type="float">
            <text:p>1.15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59" calcext:value-type="float">
            <text:p>8.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347" calcext:value-type="float">
            <text:p>1.3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264" calcext:value-type="float">
            <text:p>1.264</text:p>
          </table:table-cell>
          <table:table-cell office:value-type="float" office:value="7.298" calcext:value-type="float">
            <text:p>7.29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62725" calcext:value-type="float">
            <text:p>8.0627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47" calcext:value-type="float">
            <text:p>0.447</text:p>
          </table:table-cell>
          <table:table-cell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7.807" calcext:value-type="float">
            <text:p>7.8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.392" calcext:value-type="float">
            <text:p>2.392</text:p>
          </table:table-cell>
          <table:table-cell office:value-type="float" office:value="2.68" calcext:value-type="float">
            <text:p>2.6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47" calcext:value-type="float">
            <text:p>0.547</text:p>
          </table:table-cell>
          <table:table-cell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85" calcext:value-type="float">
            <text:p>0.485</text:p>
          </table:table-cell>
          <table:table-cell office:value-type="float" office:value="0.448" calcext:value-type="float">
            <text:p>0.4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85" calcext:value-type="float">
            <text:p>0.485</text:p>
          </table:table-cell>
          <table:table-cell office:value-type="float" office:value="0.506" calcext:value-type="float">
            <text:p>0.50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324" calcext:value-type="float">
            <text:p>8.3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641" calcext:value-type="float">
            <text:p>1.641</text:p>
          </table:table-cell>
          <table:table-cell office:value-type="float" office:value="1.524" calcext:value-type="float">
            <text:p>1.52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402" calcext:value-type="float">
            <text:p>8.4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48" calcext:value-type="float">
            <text:p>0.448</text:p>
          </table:table-cell>
          <table:table-cell office:value-type="float" office:value="0.452" calcext:value-type="float">
            <text:p>0.45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28" calcext:value-type="float">
            <text:p>0.528</text:p>
          </table:table-cell>
          <table:table-cell office:value-type="float" office:value="0.506" calcext:value-type="float">
            <text:p>0.50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411" calcext:value-type="float">
            <text:p>8.1411</text:p>
          </table:table-cell>
          <table:table-cell office:value-type="float" office:value="8.139" calcext:value-type="float">
            <text:p>8.1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15" calcext:value-type="float">
            <text:p>1.415</text:p>
          </table:table-cell>
          <table:table-cell office:value-type="float" office:value="1.168" calcext:value-type="float">
            <text:p>1.16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945" calcext:value-type="float">
            <text:p>1.945</text:p>
          </table:table-cell>
          <table:table-cell office:value-type="float" office:value="2.206" calcext:value-type="float">
            <text:p>2.20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61" calcext:value-type="float">
            <text:p>0.461</text:p>
          </table:table-cell>
          <table:table-cell office:value-type="float" office:value="0.448" calcext:value-type="float">
            <text:p>0.4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699" calcext:value-type="float">
            <text:p>1.699</text:p>
          </table:table-cell>
          <table:table-cell office:value-type="float" office:value="2.272" calcext:value-type="float">
            <text:p>2.27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766" calcext:value-type="float">
            <text:p>7.7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6.979" calcext:value-type="float">
            <text:p>6.9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26" calcext:value-type="float">
            <text:p>1.826</text:p>
          </table:table-cell>
          <table:table-cell office:value-type="float" office:value="1.819" calcext:value-type="float">
            <text:p>1.81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980425" calcext:value-type="float">
            <text:p>5.980425</text:p>
          </table:table-cell>
          <table:table-cell office:value-type="float" office:value="4.713" calcext:value-type="float">
            <text:p>4.7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1975" calcext:value-type="float">
            <text:p>7.971975</text:p>
          </table:table-cell>
          <table:table-cell office:value-type="float" office:value="8.062" calcext:value-type="float">
            <text:p>8.0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474" calcext:value-type="float">
            <text:p>8.4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9" calcext:value-type="float">
            <text:p>0.4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473" calcext:value-type="float">
            <text:p>1.473</text:p>
          </table:table-cell>
          <table:table-cell office:value-type="float" office:value="1.475" calcext:value-type="float">
            <text:p>1.47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9" calcext:value-type="float">
            <text:p>0.4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474" calcext:value-type="float">
            <text:p>8.4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73" calcext:value-type="float">
            <text:p>1.473</text:p>
          </table:table-cell>
          <table:table-cell office:value-type="float" office:value="1.475" calcext:value-type="float">
            <text:p>1.47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69" calcext:value-type="float">
            <text:p>0.46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9859" calcext:value-type="float">
            <text:p>8.9859</text:p>
          </table:table-cell>
          <table:table-cell office:value-type="float" office:value="8.184" calcext:value-type="float">
            <text:p>8.1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495" calcext:value-type="float">
            <text:p>7.4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495" calcext:value-type="float">
            <text:p>7.4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2.363" calcext:value-type="float">
            <text:p>2.36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411" calcext:value-type="float">
            <text:p>8.1411</text:p>
          </table:table-cell>
          <table:table-cell office:value-type="float" office:value="7.997" calcext:value-type="float">
            <text:p>7.9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58" calcext:value-type="float">
            <text:p>1.458</text:p>
          </table:table-cell>
          <table:table-cell office:value-type="float" office:value="1.467" calcext:value-type="float">
            <text:p>1.46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826" calcext:value-type="float">
            <text:p>1.826</text:p>
          </table:table-cell>
          <table:table-cell office:value-type="float" office:value="1.824" calcext:value-type="float">
            <text:p>1.82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980425" calcext:value-type="float">
            <text:p>5.980425</text:p>
          </table:table-cell>
          <table:table-cell office:value-type="float" office:value="4.718" calcext:value-type="float">
            <text:p>4.7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1975" calcext:value-type="float">
            <text:p>7.971975</text:p>
          </table:table-cell>
          <table:table-cell office:value-type="float" office:value="7.436" calcext:value-type="float">
            <text:p>7.4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474" calcext:value-type="float">
            <text:p>8.4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9" calcext:value-type="float">
            <text:p>0.4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473" calcext:value-type="float">
            <text:p>1.473</text:p>
          </table:table-cell>
          <table:table-cell office:value-type="float" office:value="1.475" calcext:value-type="float">
            <text:p>1.47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9" calcext:value-type="float">
            <text:p>0.4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474" calcext:value-type="float">
            <text:p>8.4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73" calcext:value-type="float">
            <text:p>1.473</text:p>
          </table:table-cell>
          <table:table-cell office:value-type="float" office:value="1.475" calcext:value-type="float">
            <text:p>1.47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69" calcext:value-type="float">
            <text:p>0.46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9859" calcext:value-type="float">
            <text:p>8.9859</text:p>
          </table:table-cell>
          <table:table-cell office:value-type="float" office:value="8.184" calcext:value-type="float">
            <text:p>8.1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495" calcext:value-type="float">
            <text:p>7.4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495" calcext:value-type="float">
            <text:p>7.4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2.363" calcext:value-type="float">
            <text:p>2.36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411" calcext:value-type="float">
            <text:p>8.1411</text:p>
          </table:table-cell>
          <table:table-cell office:value-type="float" office:value="7.997" calcext:value-type="float">
            <text:p>7.9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58" calcext:value-type="float">
            <text:p>1.458</text:p>
          </table:table-cell>
          <table:table-cell office:value-type="float" office:value="1.467" calcext:value-type="float">
            <text:p>1.46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826" calcext:value-type="float">
            <text:p>1.826</text:p>
          </table:table-cell>
          <table:table-cell office:value-type="float" office:value="1.824" calcext:value-type="float">
            <text:p>1.82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980425" calcext:value-type="float">
            <text:p>5.980425</text:p>
          </table:table-cell>
          <table:table-cell office:value-type="float" office:value="4.718" calcext:value-type="float">
            <text:p>4.7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1975" calcext:value-type="float">
            <text:p>7.971975</text:p>
          </table:table-cell>
          <table:table-cell office:value-type="float" office:value="7.436" calcext:value-type="float">
            <text:p>7.4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749" calcext:value-type="float">
            <text:p>1.749</text:p>
          </table:table-cell>
          <table:table-cell office:value-type="float" office:value="1.748" calcext:value-type="float">
            <text:p>1.74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70735" calcext:value-type="float">
            <text:p>5.70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0735" calcext:value-type="float">
            <text:p>5.70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622" calcext:value-type="float">
            <text:p>8.6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622" calcext:value-type="float">
            <text:p>8.6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749" calcext:value-type="float">
            <text:p>1.749</text:p>
          </table:table-cell>
          <table:table-cell office:value-type="float" office:value="1.748" calcext:value-type="float">
            <text:p>1.74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70735" calcext:value-type="float">
            <text:p>5.70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0735" calcext:value-type="float">
            <text:p>5.70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622" calcext:value-type="float">
            <text:p>8.6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622" calcext:value-type="float">
            <text:p>8.6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64" calcext:value-type="float">
            <text:p>0.46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7" calcext:value-type="float">
            <text:p>8.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89" calcext:value-type="float">
            <text:p>1.289</text:p>
          </table:table-cell>
          <table:table-cell office:value-type="float" office:value="1.393" calcext:value-type="float">
            <text:p>1.39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1.567" calcext:value-type="float">
            <text:p>1.56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652" calcext:value-type="float">
            <text:p>8.6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61" calcext:value-type="float">
            <text:p>7.9761</text:p>
          </table:table-cell>
          <table:table-cell office:value-type="float" office:value="7.704" calcext:value-type="float">
            <text:p>7.7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89" calcext:value-type="float">
            <text:p>0.48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6.088" calcext:value-type="float">
            <text:p>6.0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12" calcext:value-type="float">
            <text:p>1.812</text:p>
          </table:table-cell>
          <table:table-cell office:value-type="float" office:value="2.105" calcext:value-type="float">
            <text:p>2.10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414" calcext:value-type="float">
            <text:p>1.414</text:p>
          </table:table-cell>
          <table:table-cell office:value-type="float" office:value="1.395" calcext:value-type="float">
            <text:p>1.39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546" calcext:value-type="float">
            <text:p>8.5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8.723" calcext:value-type="float">
            <text:p>8.7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89" calcext:value-type="float">
            <text:p>0.489</text:p>
          </table:table-cell>
          <table:table-cell office:value-type="float" office:value="0.541" calcext:value-type="float">
            <text:p>0.5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54" calcext:value-type="float">
            <text:p>8.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14" calcext:value-type="float">
            <text:p>1.414</text:p>
          </table:table-cell>
          <table:table-cell office:value-type="float" office:value="1.419" calcext:value-type="float">
            <text:p>1.41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812" calcext:value-type="float">
            <text:p>1.812</text:p>
          </table:table-cell>
          <table:table-cell office:value-type="float" office:value="2.136" calcext:value-type="float">
            <text:p>2.13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322" calcext:value-type="float">
            <text:p>7.3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8.723" calcext:value-type="float">
            <text:p>8.7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64" calcext:value-type="float">
            <text:p>0.46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7" calcext:value-type="float">
            <text:p>8.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89" calcext:value-type="float">
            <text:p>1.289</text:p>
          </table:table-cell>
          <table:table-cell office:value-type="float" office:value="1.393" calcext:value-type="float">
            <text:p>1.39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1.567" calcext:value-type="float">
            <text:p>1.56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652" calcext:value-type="float">
            <text:p>8.6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61" calcext:value-type="float">
            <text:p>7.9761</text:p>
          </table:table-cell>
          <table:table-cell office:value-type="float" office:value="7.704" calcext:value-type="float">
            <text:p>7.7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89" calcext:value-type="float">
            <text:p>0.48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6.088" calcext:value-type="float">
            <text:p>6.0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12" calcext:value-type="float">
            <text:p>1.812</text:p>
          </table:table-cell>
          <table:table-cell office:value-type="float" office:value="2.105" calcext:value-type="float">
            <text:p>2.10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414" calcext:value-type="float">
            <text:p>1.414</text:p>
          </table:table-cell>
          <table:table-cell office:value-type="float" office:value="1.395" calcext:value-type="float">
            <text:p>1.39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546" calcext:value-type="float">
            <text:p>8.5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8.723" calcext:value-type="float">
            <text:p>8.7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89" calcext:value-type="float">
            <text:p>0.489</text:p>
          </table:table-cell>
          <table:table-cell office:value-type="float" office:value="0.541" calcext:value-type="float">
            <text:p>0.5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54" calcext:value-type="float">
            <text:p>8.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14" calcext:value-type="float">
            <text:p>1.414</text:p>
          </table:table-cell>
          <table:table-cell office:value-type="float" office:value="1.419" calcext:value-type="float">
            <text:p>1.41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812" calcext:value-type="float">
            <text:p>1.812</text:p>
          </table:table-cell>
          <table:table-cell office:value-type="float" office:value="2.136" calcext:value-type="float">
            <text:p>2.13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322" calcext:value-type="float">
            <text:p>7.3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8.723" calcext:value-type="float">
            <text:p>8.7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7" calcext:value-type="float">
            <text:p>0.537</text:p>
          </table:table-cell>
          <table:table-cell office:value-type="float" office:value="0.543" calcext:value-type="float">
            <text:p>0.54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73" calcext:value-type="float">
            <text:p>7.7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89" calcext:value-type="float">
            <text:p>1.289</text:p>
          </table:table-cell>
          <table:table-cell office:value-type="float" office:value="1.29" calcext:value-type="float">
            <text:p>1.2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1.499" calcext:value-type="float">
            <text:p>1.49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16" calcext:value-type="float">
            <text:p>0.516</text:p>
          </table:table-cell>
          <table:table-cell office:value-type="float" office:value="0.522" calcext:value-type="float">
            <text:p>0.52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674" calcext:value-type="float">
            <text:p>1.67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156" calcext:value-type="float">
            <text:p>8.1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21" calcext:value-type="float">
            <text:p>1.321</text:p>
          </table:table-cell>
          <table:table-cell office:value-type="float" office:value="1.323" calcext:value-type="float">
            <text:p>1.32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289" calcext:value-type="float">
            <text:p>1.289</text:p>
          </table:table-cell>
          <table:table-cell office:value-type="float" office:value="1.29" calcext:value-type="float">
            <text:p>1.2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71" calcext:value-type="float">
            <text:p>7.77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61" calcext:value-type="float">
            <text:p>7.9761</text:p>
          </table:table-cell>
          <table:table-cell office:value-type="float" office:value="7.849" calcext:value-type="float">
            <text:p>7.8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43975" calcext:value-type="float">
            <text:p>8.43975</text:p>
          </table:table-cell>
          <table:table-cell office:value-type="float" office:value="8.163" calcext:value-type="float">
            <text:p>8.1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.088325" calcext:value-type="float">
            <text:p>16.088325</text:p>
          </table:table-cell>
          <table:table-cell office:value-type="float" office:value="16.369" calcext:value-type="float">
            <text:p>16.36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8244" calcext:value-type="float">
            <text:p>6.8244</text:p>
          </table:table-cell>
          <table:table-cell office:value-type="float" office:value="6.82" calcext:value-type="float">
            <text:p>6.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050025" calcext:value-type="float">
            <text:p>3.050025</text:p>
          </table:table-cell>
          <table:table-cell office:value-type="float" office:value="1.67" calcext:value-type="float">
            <text:p>1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.5285" calcext:value-type="float">
            <text:p>14.5285</text:p>
          </table:table-cell>
          <table:table-cell office:value-type="float" office:value="17.792" calcext:value-type="float">
            <text:p>17.79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.0783" calcext:value-type="float">
            <text:p>9.0783</text:p>
          </table:table-cell>
          <table:table-cell office:value-type="float" office:value="1.73" calcext:value-type="float">
            <text:p>1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94845" calcext:value-type="float">
            <text:p>3.94845</text:p>
          </table:table-cell>
          <table:table-cell office:value-type="float" office:value="6.85" calcext:value-type="float">
            <text:p>6.8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7" calcext:value-type="float">
            <text:p>0.537</text:p>
          </table:table-cell>
          <table:table-cell office:value-type="float" office:value="0.543" calcext:value-type="float">
            <text:p>0.54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73" calcext:value-type="float">
            <text:p>7.7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89" calcext:value-type="float">
            <text:p>1.289</text:p>
          </table:table-cell>
          <table:table-cell office:value-type="float" office:value="1.29" calcext:value-type="float">
            <text:p>1.2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1.499" calcext:value-type="float">
            <text:p>1.49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16" calcext:value-type="float">
            <text:p>0.516</text:p>
          </table:table-cell>
          <table:table-cell office:value-type="float" office:value="0.522" calcext:value-type="float">
            <text:p>0.52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674" calcext:value-type="float">
            <text:p>1.67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156" calcext:value-type="float">
            <text:p>8.1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21" calcext:value-type="float">
            <text:p>1.321</text:p>
          </table:table-cell>
          <table:table-cell office:value-type="float" office:value="1.323" calcext:value-type="float">
            <text:p>1.32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289" calcext:value-type="float">
            <text:p>1.289</text:p>
          </table:table-cell>
          <table:table-cell office:value-type="float" office:value="1.29" calcext:value-type="float">
            <text:p>1.2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71" calcext:value-type="float">
            <text:p>7.77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61" calcext:value-type="float">
            <text:p>7.9761</text:p>
          </table:table-cell>
          <table:table-cell office:value-type="float" office:value="7.849" calcext:value-type="float">
            <text:p>7.8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43975" calcext:value-type="float">
            <text:p>8.43975</text:p>
          </table:table-cell>
          <table:table-cell office:value-type="float" office:value="8.163" calcext:value-type="float">
            <text:p>8.1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.088325" calcext:value-type="float">
            <text:p>16.088325</text:p>
          </table:table-cell>
          <table:table-cell office:value-type="float" office:value="16.369" calcext:value-type="float">
            <text:p>16.36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8244" calcext:value-type="float">
            <text:p>6.8244</text:p>
          </table:table-cell>
          <table:table-cell office:value-type="float" office:value="6.82" calcext:value-type="float">
            <text:p>6.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050025" calcext:value-type="float">
            <text:p>3.050025</text:p>
          </table:table-cell>
          <table:table-cell office:value-type="float" office:value="1.67" calcext:value-type="float">
            <text:p>1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.5285" calcext:value-type="float">
            <text:p>14.5285</text:p>
          </table:table-cell>
          <table:table-cell office:value-type="float" office:value="17.792" calcext:value-type="float">
            <text:p>17.79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.0783" calcext:value-type="float">
            <text:p>9.0783</text:p>
          </table:table-cell>
          <table:table-cell office:value-type="float" office:value="1.73" calcext:value-type="float">
            <text:p>1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94845" calcext:value-type="float">
            <text:p>3.94845</text:p>
          </table:table-cell>
          <table:table-cell office:value-type="float" office:value="6.85" calcext:value-type="float">
            <text:p>6.8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3" calcext:value-type="float">
            <text:p>0.543</text:p>
          </table:table-cell>
          <table:table-cell office:value-type="float" office:value="0.542" calcext:value-type="float">
            <text:p>0.54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899" calcext:value-type="float">
            <text:p>8.8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4" calcext:value-type="float">
            <text:p>0.4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228" calcext:value-type="float">
            <text:p>8.2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619" calcext:value-type="float">
            <text:p>1.619</text:p>
          </table:table-cell>
          <table:table-cell office:value-type="float" office:value="1.597" calcext:value-type="float">
            <text:p>1.59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35" calcext:value-type="float">
            <text:p>0.535</text:p>
          </table:table-cell>
          <table:table-cell office:value-type="float" office:value="0.536" calcext:value-type="float">
            <text:p>0.53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641" calcext:value-type="float">
            <text:p>1.641</text:p>
          </table:table-cell>
          <table:table-cell office:value-type="float" office:value="1.683" calcext:value-type="float">
            <text:p>1.68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633" calcext:value-type="float">
            <text:p>8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7.506" calcext:value-type="float">
            <text:p>7.5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71375" calcext:value-type="float">
            <text:p>7.371375</text:p>
          </table:table-cell>
          <table:table-cell office:value-type="float" office:value="6.818" calcext:value-type="float">
            <text:p>6.8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71375" calcext:value-type="float">
            <text:p>7.371375</text:p>
          </table:table-cell>
          <table:table-cell office:value-type="float" office:value="6.818" calcext:value-type="float">
            <text:p>6.8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71375" calcext:value-type="float">
            <text:p>7.371375</text:p>
          </table:table-cell>
          <table:table-cell office:value-type="float" office:value="6.818" calcext:value-type="float">
            <text:p>6.8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71375" calcext:value-type="float">
            <text:p>7.371375</text:p>
          </table:table-cell>
          <table:table-cell office:value-type="float" office:value="6.818" calcext:value-type="float">
            <text:p>6.8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8835" calcext:value-type="float">
            <text:p>7.58835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8835" calcext:value-type="float">
            <text:p>7.58835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8835" calcext:value-type="float">
            <text:p>7.58835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8835" calcext:value-type="float">
            <text:p>7.58835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3" calcext:value-type="float">
            <text:p>0.543</text:p>
          </table:table-cell>
          <table:table-cell office:value-type="float" office:value="0.542" calcext:value-type="float">
            <text:p>0.54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899" calcext:value-type="float">
            <text:p>8.8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4" calcext:value-type="float">
            <text:p>0.4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228" calcext:value-type="float">
            <text:p>8.2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619" calcext:value-type="float">
            <text:p>1.619</text:p>
          </table:table-cell>
          <table:table-cell office:value-type="float" office:value="1.597" calcext:value-type="float">
            <text:p>1.59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35" calcext:value-type="float">
            <text:p>0.535</text:p>
          </table:table-cell>
          <table:table-cell office:value-type="float" office:value="0.536" calcext:value-type="float">
            <text:p>0.53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641" calcext:value-type="float">
            <text:p>1.641</text:p>
          </table:table-cell>
          <table:table-cell office:value-type="float" office:value="1.683" calcext:value-type="float">
            <text:p>1.68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633" calcext:value-type="float">
            <text:p>8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7.506" calcext:value-type="float">
            <text:p>7.5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71375" calcext:value-type="float">
            <text:p>7.371375</text:p>
          </table:table-cell>
          <table:table-cell office:value-type="float" office:value="6.818" calcext:value-type="float">
            <text:p>6.8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71375" calcext:value-type="float">
            <text:p>7.371375</text:p>
          </table:table-cell>
          <table:table-cell office:value-type="float" office:value="6.818" calcext:value-type="float">
            <text:p>6.8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71375" calcext:value-type="float">
            <text:p>7.371375</text:p>
          </table:table-cell>
          <table:table-cell office:value-type="float" office:value="6.818" calcext:value-type="float">
            <text:p>6.8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71375" calcext:value-type="float">
            <text:p>7.371375</text:p>
          </table:table-cell>
          <table:table-cell office:value-type="float" office:value="6.818" calcext:value-type="float">
            <text:p>6.8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8835" calcext:value-type="float">
            <text:p>7.58835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8835" calcext:value-type="float">
            <text:p>7.58835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8835" calcext:value-type="float">
            <text:p>7.58835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8835" calcext:value-type="float">
            <text:p>7.58835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7" calcext:value-type="float">
            <text:p>0.4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79" calcext:value-type="float">
            <text:p>0.479</text:p>
          </table:table-cell>
          <table:table-cell office:value-type="float" office:value="0.452" calcext:value-type="float">
            <text:p>0.45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054" calcext:value-type="float">
            <text:p>8.0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12" calcext:value-type="float">
            <text:p>1.812</text:p>
          </table:table-cell>
          <table:table-cell office:value-type="float" office:value="1.906" calcext:value-type="float">
            <text:p>1.90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23" calcext:value-type="float">
            <text:p>7.7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53" calcext:value-type="float">
            <text:p>0.453</text:p>
          </table:table-cell>
          <table:table-cell office:value-type="float" office:value="0.454" calcext:value-type="float">
            <text:p>0.45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451" calcext:value-type="float">
            <text:p>1.451</text:p>
          </table:table-cell>
          <table:table-cell office:value-type="float" office:value="1.527" calcext:value-type="float">
            <text:p>1.52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53" calcext:value-type="float">
            <text:p>0.453</text:p>
          </table:table-cell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48" calcext:value-type="float">
            <text:p>7.8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51" calcext:value-type="float">
            <text:p>1.451</text:p>
          </table:table-cell>
          <table:table-cell office:value-type="float" office:value="1.415" calcext:value-type="float">
            <text:p>1.41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592" calcext:value-type="float">
            <text:p>1.592</text:p>
          </table:table-cell>
          <table:table-cell office:value-type="float" office:value="1.836" calcext:value-type="float">
            <text:p>1.83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466" calcext:value-type="float">
            <text:p>8.4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7.586" calcext:value-type="float">
            <text:p>7.58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501" calcext:value-type="float">
            <text:p>7.5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501" calcext:value-type="float">
            <text:p>7.5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82" calcext:value-type="float">
            <text:p>7.8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58" calcext:value-type="float">
            <text:p>0.458</text:p>
          </table:table-cell>
          <table:table-cell office:value-type="float" office:value="0.459" calcext:value-type="float">
            <text:p>0.45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551" calcext:value-type="float">
            <text:p>1.551</text:p>
          </table:table-cell>
          <table:table-cell office:value-type="float" office:value="1.568" calcext:value-type="float">
            <text:p>1.56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58" calcext:value-type="float">
            <text:p>0.458</text:p>
          </table:table-cell>
          <table:table-cell office:value-type="float" office:value="0.467" calcext:value-type="float">
            <text:p>0.46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691" calcext:value-type="float">
            <text:p>7.69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51" calcext:value-type="float">
            <text:p>1.551</text:p>
          </table:table-cell>
          <table:table-cell office:value-type="float" office:value="1.429" calcext:value-type="float">
            <text:p>1.42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541" calcext:value-type="float">
            <text:p>7.5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541" calcext:value-type="float">
            <text:p>7.5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45335" calcext:value-type="float">
            <text:p>4.45335</text:p>
          </table:table-cell>
          <table:table-cell office:value-type="float" office:value="5.365" calcext:value-type="float">
            <text:p>5.3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02" calcext:value-type="float">
            <text:p>0.502</text:p>
          </table:table-cell>
          <table:table-cell office:value-type="float" office:value="0.473" calcext:value-type="float">
            <text:p>0.47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02" calcext:value-type="float">
            <text:p>0.502</text:p>
          </table:table-cell>
          <table:table-cell office:value-type="float" office:value="0.444" calcext:value-type="float">
            <text:p>0.4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.45335" calcext:value-type="float">
            <text:p>4.45335</text:p>
          </table:table-cell>
          <table:table-cell office:value-type="float" office:value="5.281" calcext:value-type="float">
            <text:p>5.2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96" calcext:value-type="float">
            <text:p>0.496</text:p>
          </table:table-cell>
          <table:table-cell office:value-type="float" office:value="0.549" calcext:value-type="float">
            <text:p>0.5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7.639" calcext:value-type="float">
            <text:p>7.6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  <table:table-cell office:value-type="float" office:value="1.55" calcext:value-type="float">
            <text:p>1.5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264" calcext:value-type="float">
            <text:p>1.264</text:p>
          </table:table-cell>
          <table:table-cell office:value-type="float" office:value="1.258" calcext:value-type="float">
            <text:p>1.25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78" calcext:value-type="float">
            <text:p>8.1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1075" calcext:value-type="float">
            <text:p>8.01075</text:p>
          </table:table-cell>
          <table:table-cell office:value-type="float" office:value="7.492" calcext:value-type="float">
            <text:p>7.4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72" calcext:value-type="float">
            <text:p>0.47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10.023" calcext:value-type="float">
            <text:p>10.0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61" calcext:value-type="float">
            <text:p>1.461</text:p>
          </table:table-cell>
          <table:table-cell office:value-type="float" office:value="1.459" calcext:value-type="float">
            <text:p>1.45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85" calcext:value-type="float">
            <text:p>0.485</text:p>
          </table:table-cell>
          <table:table-cell office:value-type="float" office:value="0.442" calcext:value-type="float">
            <text:p>0.44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85" calcext:value-type="float">
            <text:p>0.485</text:p>
          </table:table-cell>
          <table:table-cell office:value-type="float" office:value="0.457" calcext:value-type="float">
            <text:p>0.45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467" calcext:value-type="float">
            <text:p>8.4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641" calcext:value-type="float">
            <text:p>1.641</text:p>
          </table:table-cell>
          <table:table-cell office:value-type="float" office:value="1.783" calcext:value-type="float">
            <text:p>1.78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129" calcext:value-type="float">
            <text:p>8.1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48" calcext:value-type="float">
            <text:p>0.448</text:p>
          </table:table-cell>
          <table:table-cell office:value-type="float" office:value="0.447" calcext:value-type="float">
            <text:p>0.4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945" calcext:value-type="float">
            <text:p>1.945</text:p>
          </table:table-cell>
          <table:table-cell office:value-type="float" office:value="2.709" calcext:value-type="float">
            <text:p>2.70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61" calcext:value-type="float">
            <text:p>0.461</text:p>
          </table:table-cell>
          <table:table-cell office:value-type="float" office:value="0.467" calcext:value-type="float">
            <text:p>0.46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699" calcext:value-type="float">
            <text:p>1.699</text:p>
          </table:table-cell>
          <table:table-cell office:value-type="float" office:value="1.677" calcext:value-type="float">
            <text:p>1.67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033" calcext:value-type="float">
            <text:p>8.0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6.9" calcext:value-type="float">
            <text:p>6.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68225" calcext:value-type="float">
            <text:p>5.868225</text:p>
          </table:table-cell>
          <table:table-cell office:value-type="float" office:value="7.588" calcext:value-type="float">
            <text:p>7.5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68225" calcext:value-type="float">
            <text:p>5.868225</text:p>
          </table:table-cell>
          <table:table-cell office:value-type="float" office:value="7.588" calcext:value-type="float">
            <text:p>7.5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281" calcext:value-type="float">
            <text:p>7.2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281" calcext:value-type="float">
            <text:p>7.2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281" calcext:value-type="float">
            <text:p>7.2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704675" calcext:value-type="float">
            <text:p>7.704675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704675" calcext:value-type="float">
            <text:p>7.704675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191" calcext:value-type="float">
            <text:p>7.0191</text:p>
          </table:table-cell>
          <table:table-cell office:value-type="float" office:value="7.033" calcext:value-type="float">
            <text:p>7.0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191" calcext:value-type="float">
            <text:p>7.0191</text:p>
          </table:table-cell>
          <table:table-cell office:value-type="float" office:value="7.033" calcext:value-type="float">
            <text:p>7.0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191" calcext:value-type="float">
            <text:p>7.0191</text:p>
          </table:table-cell>
          <table:table-cell office:value-type="float" office:value="7.033" calcext:value-type="float">
            <text:p>7.0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68225" calcext:value-type="float">
            <text:p>5.868225</text:p>
          </table:table-cell>
          <table:table-cell office:value-type="float" office:value="7.588" calcext:value-type="float">
            <text:p>7.5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68225" calcext:value-type="float">
            <text:p>5.868225</text:p>
          </table:table-cell>
          <table:table-cell office:value-type="float" office:value="7.588" calcext:value-type="float">
            <text:p>7.5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281" calcext:value-type="float">
            <text:p>7.2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281" calcext:value-type="float">
            <text:p>7.2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281" calcext:value-type="float">
            <text:p>7.2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704675" calcext:value-type="float">
            <text:p>7.704675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704675" calcext:value-type="float">
            <text:p>7.704675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191" calcext:value-type="float">
            <text:p>7.0191</text:p>
          </table:table-cell>
          <table:table-cell office:value-type="float" office:value="7.033" calcext:value-type="float">
            <text:p>7.0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191" calcext:value-type="float">
            <text:p>7.0191</text:p>
          </table:table-cell>
          <table:table-cell office:value-type="float" office:value="7.033" calcext:value-type="float">
            <text:p>7.0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191" calcext:value-type="float">
            <text:p>7.0191</text:p>
          </table:table-cell>
          <table:table-cell office:value-type="float" office:value="7.033" calcext:value-type="float">
            <text:p>7.0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68225" calcext:value-type="float">
            <text:p>5.868225</text:p>
          </table:table-cell>
          <table:table-cell office:value-type="float" office:value="7.588" calcext:value-type="float">
            <text:p>7.5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68225" calcext:value-type="float">
            <text:p>5.868225</text:p>
          </table:table-cell>
          <table:table-cell office:value-type="float" office:value="7.588" calcext:value-type="float">
            <text:p>7.5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281" calcext:value-type="float">
            <text:p>7.2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281" calcext:value-type="float">
            <text:p>7.2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281" calcext:value-type="float">
            <text:p>7.2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704675" calcext:value-type="float">
            <text:p>7.704675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704675" calcext:value-type="float">
            <text:p>7.704675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191" calcext:value-type="float">
            <text:p>7.0191</text:p>
          </table:table-cell>
          <table:table-cell office:value-type="float" office:value="7.033" calcext:value-type="float">
            <text:p>7.0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191" calcext:value-type="float">
            <text:p>7.0191</text:p>
          </table:table-cell>
          <table:table-cell office:value-type="float" office:value="7.033" calcext:value-type="float">
            <text:p>7.0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191" calcext:value-type="float">
            <text:p>7.0191</text:p>
          </table:table-cell>
          <table:table-cell office:value-type="float" office:value="7.033" calcext:value-type="float">
            <text:p>7.0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68225" calcext:value-type="float">
            <text:p>5.868225</text:p>
          </table:table-cell>
          <table:table-cell office:value-type="float" office:value="7.588" calcext:value-type="float">
            <text:p>7.5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68225" calcext:value-type="float">
            <text:p>5.868225</text:p>
          </table:table-cell>
          <table:table-cell office:value-type="float" office:value="7.588" calcext:value-type="float">
            <text:p>7.5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281" calcext:value-type="float">
            <text:p>7.2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281" calcext:value-type="float">
            <text:p>7.2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281" calcext:value-type="float">
            <text:p>7.2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704675" calcext:value-type="float">
            <text:p>7.704675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704675" calcext:value-type="float">
            <text:p>7.704675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191" calcext:value-type="float">
            <text:p>7.0191</text:p>
          </table:table-cell>
          <table:table-cell office:value-type="float" office:value="7.033" calcext:value-type="float">
            <text:p>7.0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191" calcext:value-type="float">
            <text:p>7.0191</text:p>
          </table:table-cell>
          <table:table-cell office:value-type="float" office:value="7.033" calcext:value-type="float">
            <text:p>7.0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191" calcext:value-type="float">
            <text:p>7.0191</text:p>
          </table:table-cell>
          <table:table-cell office:value-type="float" office:value="7.033" calcext:value-type="float">
            <text:p>7.0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16635" calcext:value-type="float">
            <text:p>3.16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16635" calcext:value-type="float">
            <text:p>3.16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445" calcext:value-type="float">
            <text:p>5.445</text:p>
          </table:table-cell>
          <table:table-cell office:value-type="float" office:value="6.588" calcext:value-type="float">
            <text:p>6.5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445" calcext:value-type="float">
            <text:p>5.445</text:p>
          </table:table-cell>
          <table:table-cell office:value-type="float" office:value="6.588" calcext:value-type="float">
            <text:p>6.5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59325" calcext:value-type="float">
            <text:p>5.759325</text:p>
          </table:table-cell>
          <table:table-cell office:value-type="float" office:value="6.929" calcext:value-type="float">
            <text:p>6.9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59325" calcext:value-type="float">
            <text:p>5.759325</text:p>
          </table:table-cell>
          <table:table-cell office:value-type="float" office:value="6.929" calcext:value-type="float">
            <text:p>6.9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59325" calcext:value-type="float">
            <text:p>5.759325</text:p>
          </table:table-cell>
          <table:table-cell office:value-type="float" office:value="6.929" calcext:value-type="float">
            <text:p>6.9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59325" calcext:value-type="float">
            <text:p>5.759325</text:p>
          </table:table-cell>
          <table:table-cell office:value-type="float" office:value="6.929" calcext:value-type="float">
            <text:p>6.9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59325" calcext:value-type="float">
            <text:p>5.759325</text:p>
          </table:table-cell>
          <table:table-cell office:value-type="float" office:value="6.929" calcext:value-type="float">
            <text:p>6.9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59325" calcext:value-type="float">
            <text:p>5.759325</text:p>
          </table:table-cell>
          <table:table-cell office:value-type="float" office:value="6.929" calcext:value-type="float">
            <text:p>6.9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44" calcext:value-type="float">
            <text:p>8.1444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44" calcext:value-type="float">
            <text:p>8.1444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44" calcext:value-type="float">
            <text:p>8.1444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44" calcext:value-type="float">
            <text:p>8.1444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2105" calcext:value-type="float">
            <text:p>7.32105</text:p>
          </table:table-cell>
          <table:table-cell office:value-type="float" office:value="7.163" calcext:value-type="float">
            <text:p>7.1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2105" calcext:value-type="float">
            <text:p>7.32105</text:p>
          </table:table-cell>
          <table:table-cell office:value-type="float" office:value="7.163" calcext:value-type="float">
            <text:p>7.1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581" calcext:value-type="float">
            <text:p>6.4581</text:p>
          </table:table-cell>
          <table:table-cell office:value-type="float" office:value="6.955" calcext:value-type="float">
            <text:p>6.9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581" calcext:value-type="float">
            <text:p>6.4581</text:p>
          </table:table-cell>
          <table:table-cell office:value-type="float" office:value="6.955" calcext:value-type="float">
            <text:p>6.9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581" calcext:value-type="float">
            <text:p>6.4581</text:p>
          </table:table-cell>
          <table:table-cell office:value-type="float" office:value="6.955" calcext:value-type="float">
            <text:p>6.9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581" calcext:value-type="float">
            <text:p>6.4581</text:p>
          </table:table-cell>
          <table:table-cell office:value-type="float" office:value="6.955" calcext:value-type="float">
            <text:p>6.9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638" calcext:value-type="float">
            <text:p>1.63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58835" calcext:value-type="float">
            <text:p>7.58835</text:p>
          </table:table-cell>
          <table:table-cell office:value-type="float" office:value="6.892" calcext:value-type="float">
            <text:p>6.8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8835" calcext:value-type="float">
            <text:p>7.58835</text:p>
          </table:table-cell>
          <table:table-cell office:value-type="float" office:value="6.892" calcext:value-type="float">
            <text:p>6.8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8835" calcext:value-type="float">
            <text:p>7.58835</text:p>
          </table:table-cell>
          <table:table-cell office:value-type="float" office:value="6.892" calcext:value-type="float">
            <text:p>6.8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8835" calcext:value-type="float">
            <text:p>7.58835</text:p>
          </table:table-cell>
          <table:table-cell office:value-type="float" office:value="6.892" calcext:value-type="float">
            <text:p>6.8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5.26" calcext:value-type="float">
            <text:p>15.2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425925" calcext:value-type="float">
            <text:p>6.425925</text:p>
          </table:table-cell>
          <table:table-cell office:value-type="float" office:value="3.58" calcext:value-type="float">
            <text:p>3.5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5925" calcext:value-type="float">
            <text:p>6.425925</text:p>
          </table:table-cell>
          <table:table-cell office:value-type="float" office:value="8.03" calcext:value-type="float">
            <text:p>8.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2.717" calcext:value-type="float">
            <text:p>2.71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26" calcext:value-type="float">
            <text:p>0.52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2.88" calcext:value-type="float">
            <text:p>2.8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8.156" calcext:value-type="float">
            <text:p>8.1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2.091" calcext:value-type="float">
            <text:p>2.09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225" calcext:value-type="float">
            <text:p>8.2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351" calcext:value-type="float">
            <text:p>10.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5.26" calcext:value-type="float">
            <text:p>15.2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425925" calcext:value-type="float">
            <text:p>6.425925</text:p>
          </table:table-cell>
          <table:table-cell office:value-type="float" office:value="3.58" calcext:value-type="float">
            <text:p>3.5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5925" calcext:value-type="float">
            <text:p>6.425925</text:p>
          </table:table-cell>
          <table:table-cell office:value-type="float" office:value="8.03" calcext:value-type="float">
            <text:p>8.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2.717" calcext:value-type="float">
            <text:p>2.71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26" calcext:value-type="float">
            <text:p>0.52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2.88" calcext:value-type="float">
            <text:p>2.8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8.156" calcext:value-type="float">
            <text:p>8.1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2.091" calcext:value-type="float">
            <text:p>2.09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225" calcext:value-type="float">
            <text:p>8.2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351" calcext:value-type="float">
            <text:p>10.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.60725" calcext:value-type="float">
            <text:p>16.60725</text:p>
          </table:table-cell>
          <table:table-cell office:value-type="float" office:value="17.818" calcext:value-type="float">
            <text:p>17.81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.60725" calcext:value-type="float">
            <text:p>16.607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48945" calcext:value-type="float">
            <text:p>6.48945</text:p>
          </table:table-cell>
          <table:table-cell office:value-type="float" office:value="7.53" calcext:value-type="float">
            <text:p>7.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22" calcext:value-type="float">
            <text:p>7.7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45" calcext:value-type="float">
            <text:p>0.5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57" calcext:value-type="float">
            <text:p>1.357</text:p>
          </table:table-cell>
          <table:table-cell office:value-type="float" office:value="1.293" calcext:value-type="float">
            <text:p>1.29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45" calcext:value-type="float">
            <text:p>0.5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22" calcext:value-type="float">
            <text:p>7.7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57" calcext:value-type="float">
            <text:p>1.357</text:p>
          </table:table-cell>
          <table:table-cell office:value-type="float" office:value="1.293" calcext:value-type="float">
            <text:p>1.29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13" calcext:value-type="float">
            <text:p>7.7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13" calcext:value-type="float">
            <text:p>7.7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012" calcext:value-type="float">
            <text:p>8.0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17" calcext:value-type="float">
            <text:p>0.517</text:p>
          </table:table-cell>
          <table:table-cell office:value-type="float" office:value="0.514" calcext:value-type="float">
            <text:p>0.51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17" calcext:value-type="float">
            <text:p>0.517</text:p>
          </table:table-cell>
          <table:table-cell office:value-type="float" office:value="0.513" calcext:value-type="float">
            <text:p>0.51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012" calcext:value-type="float">
            <text:p>8.0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46" calcext:value-type="float">
            <text:p>8.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9" calcext:value-type="float">
            <text:p>0.4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472" calcext:value-type="float">
            <text:p>1.472</text:p>
          </table:table-cell>
          <table:table-cell office:value-type="float" office:value="1.471" calcext:value-type="float">
            <text:p>1.47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9" calcext:value-type="float">
            <text:p>0.4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46" calcext:value-type="float">
            <text:p>8.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472" calcext:value-type="float">
            <text:p>1.47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245" calcext:value-type="float">
            <text:p>7.2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246" calcext:value-type="float">
            <text:p>7.2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.60725" calcext:value-type="float">
            <text:p>16.60725</text:p>
          </table:table-cell>
          <table:table-cell office:value-type="float" office:value="17.818" calcext:value-type="float">
            <text:p>17.81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.60725" calcext:value-type="float">
            <text:p>16.607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48945" calcext:value-type="float">
            <text:p>6.48945</text:p>
          </table:table-cell>
          <table:table-cell office:value-type="float" office:value="7.53" calcext:value-type="float">
            <text:p>7.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22" calcext:value-type="float">
            <text:p>7.7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45" calcext:value-type="float">
            <text:p>0.5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57" calcext:value-type="float">
            <text:p>1.357</text:p>
          </table:table-cell>
          <table:table-cell office:value-type="float" office:value="1.293" calcext:value-type="float">
            <text:p>1.29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45" calcext:value-type="float">
            <text:p>0.5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22" calcext:value-type="float">
            <text:p>7.7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57" calcext:value-type="float">
            <text:p>1.357</text:p>
          </table:table-cell>
          <table:table-cell office:value-type="float" office:value="1.293" calcext:value-type="float">
            <text:p>1.29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13" calcext:value-type="float">
            <text:p>7.7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13" calcext:value-type="float">
            <text:p>7.7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012" calcext:value-type="float">
            <text:p>8.0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17" calcext:value-type="float">
            <text:p>0.517</text:p>
          </table:table-cell>
          <table:table-cell office:value-type="float" office:value="0.514" calcext:value-type="float">
            <text:p>0.51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17" calcext:value-type="float">
            <text:p>0.517</text:p>
          </table:table-cell>
          <table:table-cell office:value-type="float" office:value="0.513" calcext:value-type="float">
            <text:p>0.51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012" calcext:value-type="float">
            <text:p>8.0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46" calcext:value-type="float">
            <text:p>8.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9" calcext:value-type="float">
            <text:p>0.4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472" calcext:value-type="float">
            <text:p>1.472</text:p>
          </table:table-cell>
          <table:table-cell office:value-type="float" office:value="1.471" calcext:value-type="float">
            <text:p>1.47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9" calcext:value-type="float">
            <text:p>0.4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46" calcext:value-type="float">
            <text:p>8.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472" calcext:value-type="float">
            <text:p>1.47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245" calcext:value-type="float">
            <text:p>7.2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246" calcext:value-type="float">
            <text:p>7.2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11" calcext:value-type="float">
            <text:p>5.511</text:p>
          </table:table-cell>
          <table:table-cell office:value-type="float" office:value="7.69" calcext:value-type="float">
            <text:p>7.6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644" calcext:value-type="float">
            <text:p>6.1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11" calcext:value-type="float">
            <text:p>5.511</text:p>
          </table:table-cell>
          <table:table-cell office:value-type="float" office:value="8.06" calcext:value-type="float">
            <text:p>8.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11" calcext:value-type="float">
            <text:p>5.511</text:p>
          </table:table-cell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40375" calcext:value-type="float">
            <text:p>5.40375</text:p>
          </table:table-cell>
          <table:table-cell office:value-type="float" office:value="6.424" calcext:value-type="float">
            <text:p>6.4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316725" calcext:value-type="float">
            <text:p>9.316725</text:p>
          </table:table-cell>
          <table:table-cell office:value-type="float" office:value="6.424" calcext:value-type="float">
            <text:p>6.4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644" calcext:value-type="float">
            <text:p>6.1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.1733" calcext:value-type="float">
            <text:p>16.1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.734575" calcext:value-type="float">
            <text:p>5.734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64755" calcext:value-type="float">
            <text:p>9.64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299" calcext:value-type="float">
            <text:p>7.2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299" calcext:value-type="float">
            <text:p>7.2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299" calcext:value-type="float">
            <text:p>7.2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299" calcext:value-type="float">
            <text:p>7.2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299" calcext:value-type="float">
            <text:p>7.2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299" calcext:value-type="float">
            <text:p>7.2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299" calcext:value-type="float">
            <text:p>7.2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299" calcext:value-type="float">
            <text:p>7.2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85" calcext:value-type="float">
            <text:p>8.18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21" calcext:value-type="float">
            <text:p>0.521</text:p>
          </table:table-cell>
          <table:table-cell office:value-type="float" office:value="0.518" calcext:value-type="float">
            <text:p>0.51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01" calcext:value-type="float">
            <text:p>1.201</text:p>
          </table:table-cell>
          <table:table-cell office:value-type="float" office:value="1.208" calcext:value-type="float">
            <text:p>1.20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21" calcext:value-type="float">
            <text:p>0.521</text:p>
          </table:table-cell>
          <table:table-cell office:value-type="float" office:value="0.518" calcext:value-type="float">
            <text:p>0.51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85" calcext:value-type="float">
            <text:p>8.18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01" calcext:value-type="float">
            <text:p>1.201</text:p>
          </table:table-cell>
          <table:table-cell office:value-type="float" office:value="1.203" calcext:value-type="float">
            <text:p>1.20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85" calcext:value-type="float">
            <text:p>8.18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21" calcext:value-type="float">
            <text:p>0.521</text:p>
          </table:table-cell>
          <table:table-cell office:value-type="float" office:value="0.518" calcext:value-type="float">
            <text:p>0.51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01" calcext:value-type="float">
            <text:p>1.201</text:p>
          </table:table-cell>
          <table:table-cell office:value-type="float" office:value="1.208" calcext:value-type="float">
            <text:p>1.20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21" calcext:value-type="float">
            <text:p>0.521</text:p>
          </table:table-cell>
          <table:table-cell office:value-type="float" office:value="0.518" calcext:value-type="float">
            <text:p>0.51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85" calcext:value-type="float">
            <text:p>8.18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01" calcext:value-type="float">
            <text:p>1.201</text:p>
          </table:table-cell>
          <table:table-cell office:value-type="float" office:value="1.203" calcext:value-type="float">
            <text:p>1.20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8.101" calcext:value-type="float">
            <text:p>8.1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8.101" calcext:value-type="float">
            <text:p>8.1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8.101" calcext:value-type="float">
            <text:p>8.1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8.101" calcext:value-type="float">
            <text:p>8.1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7" calcext:value-type="float">
            <text:p>0.47</text:p>
          </table:table-cell>
          <table:table-cell office:value-type="float" office:value="0.546" calcext:value-type="float">
            <text:p>0.5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22" calcext:value-type="float">
            <text:p>7.8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" calcext:value-type="float">
            <text:p>1.4</text:p>
          </table:table-cell>
          <table:table-cell office:value-type="float" office:value="1.393" calcext:value-type="float">
            <text:p>1.39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91" calcext:value-type="float">
            <text:p>0.491</text:p>
          </table:table-cell>
          <table:table-cell office:value-type="float" office:value="0.459" calcext:value-type="float">
            <text:p>0.45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653" calcext:value-type="float">
            <text:p>8.6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16" calcext:value-type="float">
            <text:p>1.316</text:p>
          </table:table-cell>
          <table:table-cell office:value-type="float" office:value="1.378" calcext:value-type="float">
            <text:p>1.37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479" calcext:value-type="float">
            <text:p>1.479</text:p>
          </table:table-cell>
          <table:table-cell office:value-type="float" office:value="1.362" calcext:value-type="float">
            <text:p>1.36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03" calcext:value-type="float">
            <text:p>8.1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93425" calcext:value-type="float">
            <text:p>7.993425</text:p>
          </table:table-cell>
          <table:table-cell office:value-type="float" office:value="7.822" calcext:value-type="float">
            <text:p>7.8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66" calcext:value-type="float">
            <text:p>1.366</text:p>
          </table:table-cell>
          <table:table-cell office:value-type="float" office:value="1.354" calcext:value-type="float">
            <text:p>1.35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24" calcext:value-type="float">
            <text:p>7.8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93425" calcext:value-type="float">
            <text:p>7.993425</text:p>
          </table:table-cell>
          <table:table-cell office:value-type="float" office:value="7.553" calcext:value-type="float">
            <text:p>7.5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0.745" calcext:value-type="float">
            <text:p>10.74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float" office:value="1.522" calcext:value-type="float">
            <text:p>1.52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6" calcext:value-type="float">
            <text:p>0.4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498" calcext:value-type="float">
            <text:p>1.49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252" calcext:value-type="float">
            <text:p>8.2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45" calcext:value-type="float">
            <text:p>0.445</text:p>
          </table:table-cell>
          <table:table-cell office:value-type="float" office:value="0.468" calcext:value-type="float">
            <text:p>0.46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938" calcext:value-type="float">
            <text:p>1.938</text:p>
          </table:table-cell>
          <table:table-cell office:value-type="float" office:value="1.88" calcext:value-type="float">
            <text:p>1.8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54" calcext:value-type="float">
            <text:p>0.454</text:p>
          </table:table-cell>
          <table:table-cell office:value-type="float" office:value="0.534" calcext:value-type="float">
            <text:p>0.53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4711" calcext:value-type="float">
            <text:p>8.4711</text:p>
          </table:table-cell>
          <table:table-cell office:value-type="float" office:value="8.827" calcext:value-type="float">
            <text:p>8.8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26" calcext:value-type="float">
            <text:p>1.826</text:p>
          </table:table-cell>
          <table:table-cell office:value-type="float" office:value="1.353" calcext:value-type="float">
            <text:p>1.35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0.745" calcext:value-type="float">
            <text:p>10.74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float" office:value="1.522" calcext:value-type="float">
            <text:p>1.52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6" calcext:value-type="float">
            <text:p>0.4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498" calcext:value-type="float">
            <text:p>1.49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252" calcext:value-type="float">
            <text:p>8.2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45" calcext:value-type="float">
            <text:p>0.445</text:p>
          </table:table-cell>
          <table:table-cell office:value-type="float" office:value="0.468" calcext:value-type="float">
            <text:p>0.46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938" calcext:value-type="float">
            <text:p>1.938</text:p>
          </table:table-cell>
          <table:table-cell office:value-type="float" office:value="1.88" calcext:value-type="float">
            <text:p>1.8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54" calcext:value-type="float">
            <text:p>0.454</text:p>
          </table:table-cell>
          <table:table-cell office:value-type="float" office:value="0.534" calcext:value-type="float">
            <text:p>0.53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4711" calcext:value-type="float">
            <text:p>8.4711</text:p>
          </table:table-cell>
          <table:table-cell office:value-type="float" office:value="8.827" calcext:value-type="float">
            <text:p>8.8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26" calcext:value-type="float">
            <text:p>1.826</text:p>
          </table:table-cell>
          <table:table-cell office:value-type="float" office:value="1.353" calcext:value-type="float">
            <text:p>1.35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58" calcext:value-type="float">
            <text:p>0.45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663" calcext:value-type="float">
            <text:p>1.663</text:p>
          </table:table-cell>
          <table:table-cell office:value-type="float" office:value="1.664" calcext:value-type="float">
            <text:p>1.66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33" calcext:value-type="float">
            <text:p>0.53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415" calcext:value-type="float">
            <text:p>1.41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092" calcext:value-type="float">
            <text:p>8.0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415" calcext:value-type="float">
            <text:p>1.41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43975" calcext:value-type="float">
            <text:p>8.43975</text:p>
          </table:table-cell>
          <table:table-cell office:value-type="float" office:value="8.165" calcext:value-type="float">
            <text:p>8.1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51" calcext:value-type="float">
            <text:p>0.45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529" calcext:value-type="float">
            <text:p>8.5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832" calcext:value-type="float">
            <text:p>1.83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.23795" calcext:value-type="float">
            <text:p>13.237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.23795" calcext:value-type="float">
            <text:p>13.237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663" calcext:value-type="float">
            <text:p>1.663</text:p>
          </table:table-cell>
          <table:table-cell office:value-type="float" office:value="1.664" calcext:value-type="float">
            <text:p>1.66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33" calcext:value-type="float">
            <text:p>0.53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415" calcext:value-type="float">
            <text:p>1.41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092" calcext:value-type="float">
            <text:p>8.0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415" calcext:value-type="float">
            <text:p>1.41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43975" calcext:value-type="float">
            <text:p>8.43975</text:p>
          </table:table-cell>
          <table:table-cell office:value-type="float" office:value="8.165" calcext:value-type="float">
            <text:p>8.1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51" calcext:value-type="float">
            <text:p>0.45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529" calcext:value-type="float">
            <text:p>8.5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832" calcext:value-type="float">
            <text:p>1.83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.23795" calcext:value-type="float">
            <text:p>13.237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.23795" calcext:value-type="float">
            <text:p>13.237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4685" calcext:value-type="float">
            <text:p>6.7468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52" calcext:value-type="float">
            <text:p>1.5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.49935" calcext:value-type="float">
            <text:p>6.499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9935" calcext:value-type="float">
            <text:p>6.499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83" calcext:value-type="float">
            <text:p>7.4283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83" calcext:value-type="float">
            <text:p>7.4283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83" calcext:value-type="float">
            <text:p>7.4283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83" calcext:value-type="float">
            <text:p>7.4283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49" calcext:value-type="float">
            <text:p>7.1049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49" calcext:value-type="float">
            <text:p>7.1049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49" calcext:value-type="float">
            <text:p>7.1049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49" calcext:value-type="float">
            <text:p>7.1049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673425" calcext:value-type="float">
            <text:p>6.67342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673425" calcext:value-type="float">
            <text:p>6.67342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673425" calcext:value-type="float">
            <text:p>6.673425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673425" calcext:value-type="float">
            <text:p>6.673425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673425" calcext:value-type="float">
            <text:p>6.673425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673425" calcext:value-type="float">
            <text:p>6.673425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673425" calcext:value-type="float">
            <text:p>6.67342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673425" calcext:value-type="float">
            <text:p>6.67342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18" calcext:value-type="float">
            <text:p>6.4218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18" calcext:value-type="float">
            <text:p>6.4218</text:p>
          </table:table-cell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18" calcext:value-type="float">
            <text:p>6.4218</text:p>
          </table:table-cell>
          <table:table-cell office:value-type="float" office:value="10.22" calcext:value-type="float">
            <text:p>10.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18" calcext:value-type="float">
            <text:p>6.4218</text:p>
          </table:table-cell>
          <table:table-cell office:value-type="float" office:value="3.27" calcext:value-type="float">
            <text:p>3.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18" calcext:value-type="float">
            <text:p>6.4218</text:p>
          </table:table-cell>
          <table:table-cell office:value-type="float" office:value="10.22" calcext:value-type="float">
            <text:p>10.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18" calcext:value-type="float">
            <text:p>6.4218</text:p>
          </table:table-cell>
          <table:table-cell office:value-type="float" office:value="3.27" calcext:value-type="float">
            <text:p>3.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18" calcext:value-type="float">
            <text:p>6.4218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18" calcext:value-type="float">
            <text:p>6.4218</text:p>
          </table:table-cell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52" calcext:value-type="float">
            <text:p>1.5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.49935" calcext:value-type="float">
            <text:p>6.499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9935" calcext:value-type="float">
            <text:p>6.499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83" calcext:value-type="float">
            <text:p>7.4283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83" calcext:value-type="float">
            <text:p>7.4283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83" calcext:value-type="float">
            <text:p>7.4283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83" calcext:value-type="float">
            <text:p>7.4283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49" calcext:value-type="float">
            <text:p>7.1049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49" calcext:value-type="float">
            <text:p>7.1049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49" calcext:value-type="float">
            <text:p>7.1049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49" calcext:value-type="float">
            <text:p>7.1049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673425" calcext:value-type="float">
            <text:p>6.67342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673425" calcext:value-type="float">
            <text:p>6.67342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673425" calcext:value-type="float">
            <text:p>6.673425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673425" calcext:value-type="float">
            <text:p>6.673425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673425" calcext:value-type="float">
            <text:p>6.673425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673425" calcext:value-type="float">
            <text:p>6.673425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673425" calcext:value-type="float">
            <text:p>6.67342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673425" calcext:value-type="float">
            <text:p>6.67342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18" calcext:value-type="float">
            <text:p>6.4218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18" calcext:value-type="float">
            <text:p>6.4218</text:p>
          </table:table-cell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18" calcext:value-type="float">
            <text:p>6.4218</text:p>
          </table:table-cell>
          <table:table-cell office:value-type="float" office:value="10.22" calcext:value-type="float">
            <text:p>10.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18" calcext:value-type="float">
            <text:p>6.4218</text:p>
          </table:table-cell>
          <table:table-cell office:value-type="float" office:value="3.27" calcext:value-type="float">
            <text:p>3.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18" calcext:value-type="float">
            <text:p>6.4218</text:p>
          </table:table-cell>
          <table:table-cell office:value-type="float" office:value="10.22" calcext:value-type="float">
            <text:p>10.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18" calcext:value-type="float">
            <text:p>6.4218</text:p>
          </table:table-cell>
          <table:table-cell office:value-type="float" office:value="3.27" calcext:value-type="float">
            <text:p>3.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18" calcext:value-type="float">
            <text:p>6.4218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18" calcext:value-type="float">
            <text:p>6.4218</text:p>
          </table:table-cell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663325" calcext:value-type="float">
            <text:p>8.663325</text:p>
          </table:table-cell>
          <table:table-cell office:value-type="float" office:value="8.118" calcext:value-type="float">
            <text:p>8.1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143" calcext:value-type="float">
            <text:p>1.143</text:p>
          </table:table-cell>
          <table:table-cell office:value-type="float" office:value="1.157" calcext:value-type="float">
            <text:p>1.1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333" calcext:value-type="float">
            <text:p>8.3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77" calcext:value-type="float">
            <text:p>0.477</text:p>
          </table:table-cell>
          <table:table-cell office:value-type="float" office:value="0.479" calcext:value-type="float">
            <text:p>0.47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074" calcext:value-type="float">
            <text:p>8.0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264" calcext:value-type="float">
            <text:p>1.26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423" calcext:value-type="float">
            <text:p>1.423</text:p>
          </table:table-cell>
          <table:table-cell office:value-type="float" office:value="1.425" calcext:value-type="float">
            <text:p>1.42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8" calcext:value-type="float">
            <text:p>7.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62725" calcext:value-type="float">
            <text:p>8.062725</text:p>
          </table:table-cell>
          <table:table-cell office:value-type="float" office:value="7.345" calcext:value-type="float">
            <text:p>7.3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9.534" calcext:value-type="float">
            <text:p>9.5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65" calcext:value-type="float">
            <text:p>0.46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6.062925" calcext:value-type="float">
            <text:p>6.062925</text:p>
          </table:table-cell>
          <table:table-cell office:value-type="float" office:value="6.861" calcext:value-type="float">
            <text:p>6.8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62925" calcext:value-type="float">
            <text:p>6.062925</text:p>
          </table:table-cell>
          <table:table-cell office:value-type="float" office:value="6.861" calcext:value-type="float">
            <text:p>6.8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62925" calcext:value-type="float">
            <text:p>6.062925</text:p>
          </table:table-cell>
          <table:table-cell office:value-type="float" office:value="6.861" calcext:value-type="float">
            <text:p>6.8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62925" calcext:value-type="float">
            <text:p>6.062925</text:p>
          </table:table-cell>
          <table:table-cell office:value-type="float" office:value="6.861" calcext:value-type="float">
            <text:p>6.8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62925" calcext:value-type="float">
            <text:p>6.062925</text:p>
          </table:table-cell>
          <table:table-cell office:value-type="float" office:value="6.861" calcext:value-type="float">
            <text:p>6.8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62925" calcext:value-type="float">
            <text:p>6.062925</text:p>
          </table:table-cell>
          <table:table-cell office:value-type="float" office:value="6.861" calcext:value-type="float">
            <text:p>6.8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5.66" calcext:value-type="float">
            <text:p>15.6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59" calcext:value-type="float">
            <text:p>8.5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53" calcext:value-type="float">
            <text:p>0.453</text:p>
          </table:table-cell>
          <table:table-cell office:value-type="float" office:value="0.462" calcext:value-type="float">
            <text:p>0.46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53" calcext:value-type="float">
            <text:p>0.453</text:p>
          </table:table-cell>
          <table:table-cell office:value-type="float" office:value="0.449" calcext:value-type="float">
            <text:p>0.4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776" calcext:value-type="float">
            <text:p>8.7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785" calcext:value-type="float">
            <text:p>8.78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53" calcext:value-type="float">
            <text:p>0.45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53" calcext:value-type="float">
            <text:p>0.453</text:p>
          </table:table-cell>
          <table:table-cell office:value-type="float" office:value="0.448" calcext:value-type="float">
            <text:p>0.4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778" calcext:value-type="float">
            <text:p>8.7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826" calcext:value-type="float">
            <text:p>0.826</text:p>
          </table:table-cell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985875" calcext:value-type="float">
            <text:p>0.985875</text:p>
          </table:table-cell>
          <table:table-cell office:value-type="float" office:value="3.448" calcext:value-type="float">
            <text:p>3.4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826" calcext:value-type="float">
            <text:p>0.826</text:p>
          </table:table-cell>
          <table:table-cell office:value-type="float" office:value="0.836" calcext:value-type="float">
            <text:p>0.83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985875" calcext:value-type="float">
            <text:p>0.985875</text:p>
          </table:table-cell>
          <table:table-cell office:value-type="float" office:value="3.448" calcext:value-type="float">
            <text:p>3.4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1023" calcext:value-type="float">
            <text:p>0.1023</text:p>
          </table:table-cell>
          <table:table-cell office:value-type="float" office:value="1.754" calcext:value-type="float">
            <text:p>1.7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1023" calcext:value-type="float">
            <text:p>0.1023</text:p>
          </table:table-cell>
          <table:table-cell office:value-type="float" office:value="1.754" calcext:value-type="float">
            <text:p>1.7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229775" calcext:value-type="float">
            <text:p>4.229775</text:p>
          </table:table-cell>
          <table:table-cell office:value-type="float" office:value="3.03" calcext:value-type="float">
            <text:p>3.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640625" calcext:value-type="float">
            <text:p>4.640625</text:p>
          </table:table-cell>
          <table:table-cell office:value-type="float" office:value="10.24" calcext:value-type="float">
            <text:p>10.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13325" calcext:value-type="float">
            <text:p>4.13325</text:p>
          </table:table-cell>
          <table:table-cell office:value-type="float" office:value="2.51" calcext:value-type="float">
            <text:p>2.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.28725" calcext:value-type="float">
            <text:p>15.28725</text:p>
          </table:table-cell>
          <table:table-cell office:value-type="float" office:value="13.78" calcext:value-type="float">
            <text:p>13.7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699725" calcext:value-type="float">
            <text:p>7.699725</text:p>
          </table:table-cell>
          <table:table-cell office:value-type="float" office:value="2.52" calcext:value-type="float">
            <text:p>2.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9235" calcext:value-type="float">
            <text:p>7.19235</text:p>
          </table:table-cell>
          <table:table-cell office:value-type="float" office:value="3.09" calcext:value-type="float">
            <text:p>3.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1725" calcext:value-type="float">
            <text:p>5.71725</text:p>
          </table:table-cell>
          <table:table-cell office:value-type="float" office:value="9.19" calcext:value-type="float">
            <text:p>9.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.88585" calcext:value-type="float">
            <text:p>2.88585</text:p>
          </table:table-cell>
          <table:table-cell office:value-type="float" office:value="5.61" calcext:value-type="float">
            <text:p>5.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.28725" calcext:value-type="float">
            <text:p>15.28725</text:p>
          </table:table-cell>
          <table:table-cell office:value-type="float" office:value="11.172" calcext:value-type="float">
            <text:p>11.17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617225" calcext:value-type="float">
            <text:p>7.617225</text:p>
          </table:table-cell>
          <table:table-cell office:value-type="float" office:value="5.076" calcext:value-type="float">
            <text:p>5.0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617225" calcext:value-type="float">
            <text:p>7.617225</text:p>
          </table:table-cell>
          <table:table-cell office:value-type="float" office:value="5.076" calcext:value-type="float">
            <text:p>5.0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96775" calcext:value-type="float">
            <text:p>8.96775</text:p>
          </table:table-cell>
          <table:table-cell office:value-type="float" office:value="15.51" calcext:value-type="float">
            <text:p>15.5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.60725" calcext:value-type="float">
            <text:p>16.607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float" office:value="0.547" calcext:value-type="float">
            <text:p>0.5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745" calcext:value-type="float">
            <text:p>7.7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662" calcext:value-type="float">
            <text:p>1.66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1.463" calcext:value-type="float">
            <text:p>1.46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132" calcext:value-type="float">
            <text:p>8.1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7.657" calcext:value-type="float">
            <text:p>7.6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5.677" calcext:value-type="float">
            <text:p>15.6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5.809" calcext:value-type="float">
            <text:p>15.8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492" calcext:value-type="float">
            <text:p>0.49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503" calcext:value-type="float">
            <text:p>0.50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47" calcext:value-type="float">
            <text:p>0.5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745" calcext:value-type="float">
            <text:p>7.7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662" calcext:value-type="float">
            <text:p>1.66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1.463" calcext:value-type="float">
            <text:p>1.46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132" calcext:value-type="float">
            <text:p>8.1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7.657" calcext:value-type="float">
            <text:p>7.6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5.677" calcext:value-type="float">
            <text:p>15.6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5.809" calcext:value-type="float">
            <text:p>15.8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492" calcext:value-type="float">
            <text:p>0.49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503" calcext:value-type="float">
            <text:p>0.50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2115" calcext:value-type="float">
            <text:p>6.32115</text:p>
          </table:table-cell>
          <table:table-cell office:value-type="float" office:value="6.873" calcext:value-type="float">
            <text:p>6.8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2115" calcext:value-type="float">
            <text:p>6.32115</text:p>
          </table:table-cell>
          <table:table-cell office:value-type="float" office:value="6.873" calcext:value-type="float">
            <text:p>6.8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2115" calcext:value-type="float">
            <text:p>6.32115</text:p>
          </table:table-cell>
          <table:table-cell office:value-type="float" office:value="6.873" calcext:value-type="float">
            <text:p>6.8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2115" calcext:value-type="float">
            <text:p>6.32115</text:p>
          </table:table-cell>
          <table:table-cell office:value-type="float" office:value="6.873" calcext:value-type="float">
            <text:p>6.8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2115" calcext:value-type="float">
            <text:p>6.32115</text:p>
          </table:table-cell>
          <table:table-cell office:value-type="float" office:value="6.873" calcext:value-type="float">
            <text:p>6.8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2115" calcext:value-type="float">
            <text:p>6.32115</text:p>
          </table:table-cell>
          <table:table-cell office:value-type="float" office:value="6.873" calcext:value-type="float">
            <text:p>6.8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31" calcext:value-type="float">
            <text:p>0.53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.607" calcext:value-type="float">
            <text:p>2.607</text:p>
          </table:table-cell>
          <table:table-cell office:value-type="float" office:value="8.06" calcext:value-type="float">
            <text:p>8.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06" calcext:value-type="float">
            <text:p>0.50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31" calcext:value-type="float">
            <text:p>7.8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787" calcext:value-type="float">
            <text:p>1.78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737" calcext:value-type="float">
            <text:p>1.737</text:p>
          </table:table-cell>
          <table:table-cell office:value-type="float" office:value="1.837" calcext:value-type="float">
            <text:p>1.83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352" calcext:value-type="float">
            <text:p>8.3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93425" calcext:value-type="float">
            <text:p>7.993425</text:p>
          </table:table-cell>
          <table:table-cell office:value-type="float" office:value="7.9" calcext:value-type="float">
            <text:p>7.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31" calcext:value-type="float">
            <text:p>0.53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.607" calcext:value-type="float">
            <text:p>2.607</text:p>
          </table:table-cell>
          <table:table-cell office:value-type="float" office:value="8.06" calcext:value-type="float">
            <text:p>8.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06" calcext:value-type="float">
            <text:p>0.50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31" calcext:value-type="float">
            <text:p>7.8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787" calcext:value-type="float">
            <text:p>1.78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737" calcext:value-type="float">
            <text:p>1.737</text:p>
          </table:table-cell>
          <table:table-cell office:value-type="float" office:value="1.837" calcext:value-type="float">
            <text:p>1.83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352" calcext:value-type="float">
            <text:p>8.3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93425" calcext:value-type="float">
            <text:p>7.993425</text:p>
          </table:table-cell>
          <table:table-cell office:value-type="float" office:value="7.9" calcext:value-type="float">
            <text:p>7.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31" calcext:value-type="float">
            <text:p>0.53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.607" calcext:value-type="float">
            <text:p>2.607</text:p>
          </table:table-cell>
          <table:table-cell office:value-type="float" office:value="8.06" calcext:value-type="float">
            <text:p>8.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06" calcext:value-type="float">
            <text:p>0.50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31" calcext:value-type="float">
            <text:p>7.8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787" calcext:value-type="float">
            <text:p>1.78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737" calcext:value-type="float">
            <text:p>1.737</text:p>
          </table:table-cell>
          <table:table-cell office:value-type="float" office:value="1.837" calcext:value-type="float">
            <text:p>1.83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352" calcext:value-type="float">
            <text:p>8.3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93425" calcext:value-type="float">
            <text:p>7.993425</text:p>
          </table:table-cell>
          <table:table-cell office:value-type="float" office:value="7.9" calcext:value-type="float">
            <text:p>7.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262" calcext:value-type="float">
            <text:p>8.2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" calcext:value-type="float">
            <text:p>0.54</text:p>
          </table:table-cell>
          <table:table-cell office:value-type="float" office:value="0.538" calcext:value-type="float">
            <text:p>0.53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4" calcext:value-type="float">
            <text:p>0.54</text:p>
          </table:table-cell>
          <table:table-cell office:value-type="float" office:value="0.538" calcext:value-type="float">
            <text:p>0.53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262" calcext:value-type="float">
            <text:p>8.2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3" calcext:value-type="float">
            <text:p>0.44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89" calcext:value-type="float">
            <text:p>1.8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68" calcext:value-type="float">
            <text:p>0.46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412" calcext:value-type="float">
            <text:p>1.412</text:p>
          </table:table-cell>
          <table:table-cell office:value-type="float" office:value="1.648" calcext:value-type="float">
            <text:p>1.64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18" calcext:value-type="float">
            <text:p>0.51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49" calcext:value-type="float">
            <text:p>1.349</text:p>
          </table:table-cell>
          <table:table-cell office:value-type="float" office:value="1.353" calcext:value-type="float">
            <text:p>1.35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43975" calcext:value-type="float">
            <text:p>8.43975</text:p>
          </table:table-cell>
          <table:table-cell office:value-type="float" office:value="8.201" calcext:value-type="float">
            <text:p>8.2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13" calcext:value-type="float">
            <text:p>1.413</text:p>
          </table:table-cell>
          <table:table-cell office:value-type="float" office:value="1.205" calcext:value-type="float">
            <text:p>1.20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2.164" calcext:value-type="float">
            <text:p>2.16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261" calcext:value-type="float">
            <text:p>8.2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03" calcext:value-type="float">
            <text:p>0.503</text:p>
          </table:table-cell>
          <table:table-cell office:value-type="float" office:value="0.486" calcext:value-type="float">
            <text:p>0.48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929" calcext:value-type="float">
            <text:p>7.9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699" calcext:value-type="float">
            <text:p>1.699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699" calcext:value-type="float">
            <text:p>1.699</text:p>
          </table:table-cell>
          <table:table-cell office:value-type="float" office:value="2.443" calcext:value-type="float">
            <text:p>2.44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793" calcext:value-type="float">
            <text:p>7.7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7.135" calcext:value-type="float">
            <text:p>7.1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570725" calcext:value-type="float">
            <text:p>10.570725</text:p>
          </table:table-cell>
          <table:table-cell office:value-type="float" office:value="6.834" calcext:value-type="float">
            <text:p>6.8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599375" calcext:value-type="float">
            <text:p>4.599375</text:p>
          </table:table-cell>
          <table:table-cell office:value-type="float" office:value="6.834" calcext:value-type="float">
            <text:p>6.8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86025" calcext:value-type="float">
            <text:p>6.086025</text:p>
          </table:table-cell>
          <table:table-cell office:value-type="float" office:value="6.229" calcext:value-type="float">
            <text:p>6.2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86025" calcext:value-type="float">
            <text:p>6.086025</text:p>
          </table:table-cell>
          <table:table-cell office:value-type="float" office:value="6.229" calcext:value-type="float">
            <text:p>6.2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86025" calcext:value-type="float">
            <text:p>6.086025</text:p>
          </table:table-cell>
          <table:table-cell office:value-type="float" office:value="6.229" calcext:value-type="float">
            <text:p>6.2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.267" calcext:value-type="float">
            <text:p>12.2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.3158" calcext:value-type="float">
            <text:p>10.3158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3158" calcext:value-type="float">
            <text:p>10.3158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3158" calcext:value-type="float">
            <text:p>10.3158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34445" calcext:value-type="float">
            <text:p>4.34445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34445" calcext:value-type="float">
            <text:p>4.34445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34445" calcext:value-type="float">
            <text:p>4.34445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786" calcext:value-type="float">
            <text:p>6.0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786" calcext:value-type="float">
            <text:p>6.0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6885" calcext:value-type="float">
            <text:p>7.8688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6885" calcext:value-type="float">
            <text:p>7.8688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6885" calcext:value-type="float">
            <text:p>7.8688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6885" calcext:value-type="float">
            <text:p>7.8688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3895" calcext:value-type="float">
            <text:p>6.53895</text:p>
          </table:table-cell>
          <table:table-cell office:value-type="float" office:value="7.196" calcext:value-type="float">
            <text:p>7.1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3895" calcext:value-type="float">
            <text:p>6.53895</text:p>
          </table:table-cell>
          <table:table-cell office:value-type="float" office:value="7.196" calcext:value-type="float">
            <text:p>7.1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3895" calcext:value-type="float">
            <text:p>6.53895</text:p>
          </table:table-cell>
          <table:table-cell office:value-type="float" office:value="7.196" calcext:value-type="float">
            <text:p>7.1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3895" calcext:value-type="float">
            <text:p>6.53895</text:p>
          </table:table-cell>
          <table:table-cell office:value-type="float" office:value="7.196" calcext:value-type="float">
            <text:p>7.1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4925" calcext:value-type="float">
            <text:p>6.524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4925" calcext:value-type="float">
            <text:p>6.524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4925" calcext:value-type="float">
            <text:p>6.524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4925" calcext:value-type="float">
            <text:p>6.524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10.24" calcext:value-type="float">
            <text:p>10.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3.11" calcext:value-type="float">
            <text:p>3.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3.11" calcext:value-type="float">
            <text:p>3.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10.24" calcext:value-type="float">
            <text:p>10.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96" calcext:value-type="float">
            <text:p>0.496</text:p>
          </table:table-cell>
          <table:table-cell office:value-type="float" office:value="0.497" calcext:value-type="float">
            <text:p>0.49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762" calcext:value-type="float">
            <text:p>8.7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1405" calcext:value-type="float">
            <text:p>8.01405</text:p>
          </table:table-cell>
          <table:table-cell office:value-type="float" office:value="8.766" calcext:value-type="float">
            <text:p>8.7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28" calcext:value-type="float">
            <text:p>1.828</text:p>
          </table:table-cell>
          <table:table-cell office:value-type="float" office:value="1.827" calcext:value-type="float">
            <text:p>1.82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.09675" calcext:value-type="float">
            <text:p>6.09675</text:p>
          </table:table-cell>
          <table:table-cell office:value-type="float" office:value="4.686" calcext:value-type="float">
            <text:p>4.68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45335" calcext:value-type="float">
            <text:p>4.45335</text:p>
          </table:table-cell>
          <table:table-cell office:value-type="float" office:value="7.196" calcext:value-type="float">
            <text:p>7.1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45335" calcext:value-type="float">
            <text:p>4.45335</text:p>
          </table:table-cell>
          <table:table-cell office:value-type="float" office:value="7.196" calcext:value-type="float">
            <text:p>7.1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7.99" calcext:value-type="float">
            <text:p>7.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22" calcext:value-type="float">
            <text:p>0.522</text:p>
          </table:table-cell>
          <table:table-cell office:value-type="float" office:value="0.52" calcext:value-type="float">
            <text:p>0.5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22" calcext:value-type="float">
            <text:p>0.522</text:p>
          </table:table-cell>
          <table:table-cell office:value-type="float" office:value="0.52" calcext:value-type="float">
            <text:p>0.5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7.99" calcext:value-type="float">
            <text:p>7.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395925" calcext:value-type="float">
            <text:p>9.395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45335" calcext:value-type="float">
            <text:p>4.45335</text:p>
          </table:table-cell>
          <table:table-cell office:value-type="float" office:value="7.196" calcext:value-type="float">
            <text:p>7.1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45335" calcext:value-type="float">
            <text:p>4.45335</text:p>
          </table:table-cell>
          <table:table-cell office:value-type="float" office:value="7.196" calcext:value-type="float">
            <text:p>7.1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7.99" calcext:value-type="float">
            <text:p>7.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22" calcext:value-type="float">
            <text:p>0.522</text:p>
          </table:table-cell>
          <table:table-cell office:value-type="float" office:value="0.52" calcext:value-type="float">
            <text:p>0.5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22" calcext:value-type="float">
            <text:p>0.522</text:p>
          </table:table-cell>
          <table:table-cell office:value-type="float" office:value="0.52" calcext:value-type="float">
            <text:p>0.5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7.99" calcext:value-type="float">
            <text:p>7.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395925" calcext:value-type="float">
            <text:p>9.395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1205" calcext:value-type="float">
            <text:p>8.21205</text:p>
          </table:table-cell>
          <table:table-cell office:value-type="float" office:value="5.507" calcext:value-type="float">
            <text:p>5.5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12" calcext:value-type="float">
            <text:p>0.51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12" calcext:value-type="float">
            <text:p>0.51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1205" calcext:value-type="float">
            <text:p>8.21205</text:p>
          </table:table-cell>
          <table:table-cell office:value-type="float" office:value="5.505" calcext:value-type="float">
            <text:p>5.5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1205" calcext:value-type="float">
            <text:p>8.21205</text:p>
          </table:table-cell>
          <table:table-cell office:value-type="float" office:value="5.507" calcext:value-type="float">
            <text:p>5.5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12" calcext:value-type="float">
            <text:p>0.51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12" calcext:value-type="float">
            <text:p>0.51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1205" calcext:value-type="float">
            <text:p>8.21205</text:p>
          </table:table-cell>
          <table:table-cell office:value-type="float" office:value="5.505" calcext:value-type="float">
            <text:p>5.5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11" calcext:value-type="float">
            <text:p>5.511</text:p>
          </table:table-cell>
          <table:table-cell office:value-type="float" office:value="9.11" calcext:value-type="float">
            <text:p>9.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95" calcext:value-type="float">
            <text:p>4.95</text:p>
          </table:table-cell>
          <table:table-cell office:value-type="float" office:value="7.68" calcext:value-type="float">
            <text:p>7.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11" calcext:value-type="float">
            <text:p>5.511</text:p>
          </table:table-cell>
          <table:table-cell office:value-type="float" office:value="9.3" calcext:value-type="float">
            <text:p>9.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079625" calcext:value-type="float">
            <text:p>4.07962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11" calcext:value-type="float">
            <text:p>5.511</text:p>
          </table:table-cell>
          <table:table-cell office:value-type="float" office:value="8.97" calcext:value-type="float">
            <text:p>8.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640625" calcext:value-type="float">
            <text:p>4.640625</text:p>
          </table:table-cell>
          <table:table-cell office:value-type="float" office:value="7.46" calcext:value-type="float">
            <text:p>7.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.23795" calcext:value-type="float">
            <text:p>13.237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.23795" calcext:value-type="float">
            <text:p>13.237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69" calcext:value-type="float">
            <text:p>7.76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9" calcext:value-type="float">
            <text:p>0.549</text:p>
          </table:table-cell>
          <table:table-cell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55" calcext:value-type="float">
            <text:p>1.255</text:p>
          </table:table-cell>
          <table:table-cell office:value-type="float" office:value="1.252" calcext:value-type="float">
            <text:p>1.25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49" calcext:value-type="float">
            <text:p>0.549</text:p>
          </table:table-cell>
          <table:table-cell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69" calcext:value-type="float">
            <text:p>7.76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55" calcext:value-type="float">
            <text:p>1.255</text:p>
          </table:table-cell>
          <table:table-cell office:value-type="float" office:value="1.252" calcext:value-type="float">
            <text:p>1.25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.23795" calcext:value-type="float">
            <text:p>13.237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509" calcext:value-type="float">
            <text:p>7.5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509" calcext:value-type="float">
            <text:p>7.5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69" calcext:value-type="float">
            <text:p>7.76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9" calcext:value-type="float">
            <text:p>0.549</text:p>
          </table:table-cell>
          <table:table-cell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55" calcext:value-type="float">
            <text:p>1.255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49" calcext:value-type="float">
            <text:p>0.549</text:p>
          </table:table-cell>
          <table:table-cell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69" calcext:value-type="float">
            <text:p>7.76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55" calcext:value-type="float">
            <text:p>1.255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509" calcext:value-type="float">
            <text:p>7.5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508" calcext:value-type="float">
            <text:p>7.5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7" calcext:value-type="float">
            <text:p>7.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9" calcext:value-type="float">
            <text:p>0.549</text:p>
          </table:table-cell>
          <table:table-cell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55" calcext:value-type="float">
            <text:p>1.255</text:p>
          </table:table-cell>
          <table:table-cell office:value-type="float" office:value="1.253" calcext:value-type="float">
            <text:p>1.25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49" calcext:value-type="float">
            <text:p>0.549</text:p>
          </table:table-cell>
          <table:table-cell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7" calcext:value-type="float">
            <text:p>7.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55" calcext:value-type="float">
            <text:p>1.255</text:p>
          </table:table-cell>
          <table:table-cell office:value-type="float" office:value="1.252" calcext:value-type="float">
            <text:p>1.25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69" calcext:value-type="float">
            <text:p>7.6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69" calcext:value-type="float">
            <text:p>7.6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45335" calcext:value-type="float">
            <text:p>4.45335</text:p>
          </table:table-cell>
          <table:table-cell office:value-type="float" office:value="7.195" calcext:value-type="float">
            <text:p>7.1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45335" calcext:value-type="float">
            <text:p>4.45335</text:p>
          </table:table-cell>
          <table:table-cell office:value-type="float" office:value="7.195" calcext:value-type="float">
            <text:p>7.1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98975" calcext:value-type="float">
            <text:p>8.598975</text:p>
          </table:table-cell>
          <table:table-cell office:value-type="float" office:value="8.544" calcext:value-type="float">
            <text:p>8.5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98975" calcext:value-type="float">
            <text:p>8.598975</text:p>
          </table:table-cell>
          <table:table-cell office:value-type="float" office:value="8.543" calcext:value-type="float">
            <text:p>8.54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395925" calcext:value-type="float">
            <text:p>9.395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5.962" calcext:value-type="float">
            <text:p>5.9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746" calcext:value-type="float">
            <text:p>1.746</text:p>
          </table:table-cell>
          <table:table-cell office:value-type="float" office:value="1.581" calcext:value-type="float">
            <text:p>1.58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36" calcext:value-type="float">
            <text:p>0.536</text:p>
          </table:table-cell>
          <table:table-cell office:value-type="float" office:value="0.535" calcext:value-type="float">
            <text:p>0.53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746" calcext:value-type="float">
            <text:p>1.746</text:p>
          </table:table-cell>
          <table:table-cell office:value-type="float" office:value="1.911" calcext:value-type="float">
            <text:p>1.91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103" calcext:value-type="float">
            <text:p>8.1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05" calcext:value-type="float">
            <text:p>1.505</text:p>
          </table:table-cell>
          <table:table-cell office:value-type="float" office:value="1.389" calcext:value-type="float">
            <text:p>1.38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215" calcext:value-type="float">
            <text:p>8.2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366" calcext:value-type="float">
            <text:p>8.3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51" calcext:value-type="float">
            <text:p>0.451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51" calcext:value-type="float">
            <text:p>0.451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366" calcext:value-type="float">
            <text:p>8.3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5925" calcext:value-type="float">
            <text:p>6.425925</text:p>
          </table:table-cell>
          <table:table-cell office:value-type="float" office:value="2.861" calcext:value-type="float">
            <text:p>2.8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5925" calcext:value-type="float">
            <text:p>6.425925</text:p>
          </table:table-cell>
          <table:table-cell office:value-type="float" office:value="2.861" calcext:value-type="float">
            <text:p>2.8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29" calcext:value-type="float">
            <text:p>7.8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6" calcext:value-type="float">
            <text:p>0.536</text:p>
          </table:table-cell>
          <table:table-cell office:value-type="float" office:value="0.523" calcext:value-type="float">
            <text:p>0.52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505" calcext:value-type="float">
            <text:p>1.505</text:p>
          </table:table-cell>
          <table:table-cell office:value-type="float" office:value="1.299" calcext:value-type="float">
            <text:p>1.29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36" calcext:value-type="float">
            <text:p>0.536</text:p>
          </table:table-cell>
          <table:table-cell office:value-type="float" office:value="0.523" calcext:value-type="float">
            <text:p>0.52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29" calcext:value-type="float">
            <text:p>7.8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05" calcext:value-type="float">
            <text:p>1.505</text:p>
          </table:table-cell>
          <table:table-cell office:value-type="float" office:value="1.299" calcext:value-type="float">
            <text:p>1.29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26" calcext:value-type="float">
            <text:p>7.7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26" calcext:value-type="float">
            <text:p>7.7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366" calcext:value-type="float">
            <text:p>8.3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51" calcext:value-type="float">
            <text:p>0.451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51" calcext:value-type="float">
            <text:p>0.451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366" calcext:value-type="float">
            <text:p>8.3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5925" calcext:value-type="float">
            <text:p>6.425925</text:p>
          </table:table-cell>
          <table:table-cell office:value-type="float" office:value="2.861" calcext:value-type="float">
            <text:p>2.8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5925" calcext:value-type="float">
            <text:p>6.425925</text:p>
          </table:table-cell>
          <table:table-cell office:value-type="float" office:value="2.861" calcext:value-type="float">
            <text:p>2.8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29" calcext:value-type="float">
            <text:p>7.8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6" calcext:value-type="float">
            <text:p>0.536</text:p>
          </table:table-cell>
          <table:table-cell office:value-type="float" office:value="0.523" calcext:value-type="float">
            <text:p>0.52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505" calcext:value-type="float">
            <text:p>1.505</text:p>
          </table:table-cell>
          <table:table-cell office:value-type="float" office:value="1.299" calcext:value-type="float">
            <text:p>1.29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36" calcext:value-type="float">
            <text:p>0.536</text:p>
          </table:table-cell>
          <table:table-cell office:value-type="float" office:value="0.523" calcext:value-type="float">
            <text:p>0.52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29" calcext:value-type="float">
            <text:p>7.8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05" calcext:value-type="float">
            <text:p>1.505</text:p>
          </table:table-cell>
          <table:table-cell office:value-type="float" office:value="1.299" calcext:value-type="float">
            <text:p>1.29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26" calcext:value-type="float">
            <text:p>7.7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26" calcext:value-type="float">
            <text:p>7.7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73015" calcext:value-type="float">
            <text:p>8.73015</text:p>
          </table:table-cell>
          <table:table-cell office:value-type="float" office:value="5.925" calcext:value-type="float">
            <text:p>5.9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279" calcext:value-type="float">
            <text:p>8.1279</text:p>
          </table:table-cell>
          <table:table-cell office:value-type="float" office:value="8.06" calcext:value-type="float">
            <text:p>8.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279" calcext:value-type="float">
            <text:p>8.1279</text:p>
          </table:table-cell>
          <table:table-cell office:value-type="float" office:value="7.51" calcext:value-type="float">
            <text:p>7.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7352" calcext:value-type="float">
            <text:p>7.7352</text:p>
          </table:table-cell>
          <table:table-cell office:value-type="float" office:value="7.51" calcext:value-type="float">
            <text:p>7.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7352" calcext:value-type="float">
            <text:p>7.7352</text:p>
          </table:table-cell>
          <table:table-cell office:value-type="float" office:value="8.06" calcext:value-type="float">
            <text:p>8.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5835" calcext:value-type="float">
            <text:p>7.25835</text:p>
          </table:table-cell>
          <table:table-cell office:value-type="float" office:value="7.991" calcext:value-type="float">
            <text:p>7.99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7879" calcext:value-type="float">
            <text:p>8.7879</text:p>
          </table:table-cell>
          <table:table-cell office:value-type="float" office:value="8.06" calcext:value-type="float">
            <text:p>8.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7879" calcext:value-type="float">
            <text:p>8.7879</text:p>
          </table:table-cell>
          <table:table-cell office:value-type="float" office:value="8.06" calcext:value-type="float">
            <text:p>8.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5835" calcext:value-type="float">
            <text:p>7.25835</text:p>
          </table:table-cell>
          <table:table-cell office:value-type="float" office:value="7.98" calcext:value-type="float">
            <text:p>7.9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95" calcext:value-type="float">
            <text:p>6.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95" calcext:value-type="float">
            <text:p>6.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95" calcext:value-type="float">
            <text:p>6.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95" calcext:value-type="float">
            <text:p>6.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95" calcext:value-type="float">
            <text:p>6.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95" calcext:value-type="float">
            <text:p>6.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95" calcext:value-type="float">
            <text:p>6.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95" calcext:value-type="float">
            <text:p>6.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95" calcext:value-type="float">
            <text:p>6.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95" calcext:value-type="float">
            <text:p>6.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95" calcext:value-type="float">
            <text:p>6.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95" calcext:value-type="float">
            <text:p>6.9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22" calcext:value-type="float">
            <text:p>1.822</text:p>
          </table:table-cell>
          <table:table-cell office:value-type="float" office:value="1.825" calcext:value-type="float">
            <text:p>1.82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822" calcext:value-type="float">
            <text:p>1.822</text:p>
          </table:table-cell>
          <table:table-cell office:value-type="float" office:value="1.894" calcext:value-type="float">
            <text:p>1.89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3.871" calcext:value-type="float">
            <text:p>13.87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443" calcext:value-type="float">
            <text:p>0.44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84" calcext:value-type="float">
            <text:p>6.9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84" calcext:value-type="float">
            <text:p>6.9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84" calcext:value-type="float">
            <text:p>6.9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84" calcext:value-type="float">
            <text:p>6.9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84" calcext:value-type="float">
            <text:p>6.9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6.984" calcext:value-type="float">
            <text:p>6.9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545" calcext:value-type="float">
            <text:p>1.54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43" calcext:value-type="float">
            <text:p>0.54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949" calcext:value-type="float">
            <text:p>1.94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5265" calcext:value-type="float">
            <text:p>8.15265</text:p>
          </table:table-cell>
          <table:table-cell office:value-type="float" office:value="7.49" calcext:value-type="float">
            <text:p>7.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869" calcext:value-type="float">
            <text:p>1.86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.0423" calcext:value-type="float">
            <text:p>6.0423</text:p>
          </table:table-cell>
          <table:table-cell office:value-type="float" office:value="4.733" calcext:value-type="float">
            <text:p>4.7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789" calcext:value-type="float">
            <text:p>0.789</text:p>
          </table:table-cell>
          <table:table-cell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985875" calcext:value-type="float">
            <text:p>0.985875</text:p>
          </table:table-cell>
          <table:table-cell office:value-type="float" office:value="3.449" calcext:value-type="float">
            <text:p>3.4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1023" calcext:value-type="float">
            <text:p>0.1023</text:p>
          </table:table-cell>
          <table:table-cell office:value-type="float" office:value="1.754" calcext:value-type="float">
            <text:p>1.7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545" calcext:value-type="float">
            <text:p>1.54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43" calcext:value-type="float">
            <text:p>0.54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949" calcext:value-type="float">
            <text:p>1.94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5265" calcext:value-type="float">
            <text:p>8.15265</text:p>
          </table:table-cell>
          <table:table-cell office:value-type="float" office:value="7.49" calcext:value-type="float">
            <text:p>7.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869" calcext:value-type="float">
            <text:p>1.86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.0423" calcext:value-type="float">
            <text:p>6.0423</text:p>
          </table:table-cell>
          <table:table-cell office:value-type="float" office:value="4.733" calcext:value-type="float">
            <text:p>4.7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789" calcext:value-type="float">
            <text:p>0.789</text:p>
          </table:table-cell>
          <table:table-cell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985875" calcext:value-type="float">
            <text:p>0.985875</text:p>
          </table:table-cell>
          <table:table-cell office:value-type="float" office:value="3.449" calcext:value-type="float">
            <text:p>3.4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1023" calcext:value-type="float">
            <text:p>0.1023</text:p>
          </table:table-cell>
          <table:table-cell office:value-type="float" office:value="1.754" calcext:value-type="float">
            <text:p>1.7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562" calcext:value-type="float">
            <text:p>8.5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427" calcext:value-type="float">
            <text:p>8.4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198" calcext:value-type="float">
            <text:p>8.19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97" calcext:value-type="float">
            <text:p>0.497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97" calcext:value-type="float">
            <text:p>0.497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373" calcext:value-type="float">
            <text:p>8.3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59" calcext:value-type="float">
            <text:p>0.45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39705" calcext:value-type="float">
            <text:p>6.39705</text:p>
          </table:table-cell>
          <table:table-cell office:value-type="float" office:value="5.194" calcext:value-type="float">
            <text:p>5.19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9705" calcext:value-type="float">
            <text:p>6.39705</text:p>
          </table:table-cell>
          <table:table-cell office:value-type="float" office:value="5.194" calcext:value-type="float">
            <text:p>5.19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644" calcext:value-type="float">
            <text:p>6.1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3075" calcext:value-type="float">
            <text:p>6.03075</text:p>
          </table:table-cell>
          <table:table-cell office:value-type="float" office:value="8.073" calcext:value-type="float">
            <text:p>8.07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351" calcext:value-type="float">
            <text:p>8.3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352" calcext:value-type="float">
            <text:p>8.3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008" calcext:value-type="float">
            <text:p>5.2008</text:p>
          </table:table-cell>
          <table:table-cell office:value-type="float" office:value="3.19" calcext:value-type="float">
            <text:p>3.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008" calcext:value-type="float">
            <text:p>5.2008</text:p>
          </table:table-cell>
          <table:table-cell office:value-type="float" office:value="10.22" calcext:value-type="float">
            <text:p>10.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008" calcext:value-type="float">
            <text:p>5.2008</text:p>
          </table:table-cell>
          <table:table-cell office:value-type="float" office:value="2.37" calcext:value-type="float">
            <text:p>2.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008" calcext:value-type="float">
            <text:p>5.2008</text:p>
          </table:table-cell>
          <table:table-cell office:value-type="float" office:value="3.27" calcext:value-type="float">
            <text:p>3.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008" calcext:value-type="float">
            <text:p>5.2008</text:p>
          </table:table-cell>
          <table:table-cell office:value-type="float" office:value="3.27" calcext:value-type="float">
            <text:p>3.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008" calcext:value-type="float">
            <text:p>5.2008</text:p>
          </table:table-cell>
          <table:table-cell office:value-type="float" office:value="2.37" calcext:value-type="float">
            <text:p>2.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008" calcext:value-type="float">
            <text:p>5.2008</text:p>
          </table:table-cell>
          <table:table-cell office:value-type="float" office:value="10.22" calcext:value-type="float">
            <text:p>10.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008" calcext:value-type="float">
            <text:p>5.2008</text:p>
          </table:table-cell>
          <table:table-cell office:value-type="float" office:value="3.19" calcext:value-type="float">
            <text:p>3.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191" calcext:value-type="float">
            <text:p>8.19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13" calcext:value-type="float">
            <text:p>0.513</text:p>
          </table:table-cell>
          <table:table-cell office:value-type="float" office:value="0.514" calcext:value-type="float">
            <text:p>0.51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17" calcext:value-type="float">
            <text:p>1.317</text:p>
          </table:table-cell>
          <table:table-cell office:value-type="float" office:value="1.323" calcext:value-type="float">
            <text:p>1.32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13" calcext:value-type="float">
            <text:p>0.513</text:p>
          </table:table-cell>
          <table:table-cell office:value-type="float" office:value="0.514" calcext:value-type="float">
            <text:p>0.51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191" calcext:value-type="float">
            <text:p>8.19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17" calcext:value-type="float">
            <text:p>1.317</text:p>
          </table:table-cell>
          <table:table-cell office:value-type="float" office:value="1.323" calcext:value-type="float">
            <text:p>1.32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9728" calcext:value-type="float">
            <text:p>7.9728</text:p>
          </table:table-cell>
          <table:table-cell office:value-type="float" office:value="7.87" calcext:value-type="float">
            <text:p>7.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28" calcext:value-type="float">
            <text:p>7.9728</text:p>
          </table:table-cell>
          <table:table-cell office:value-type="float" office:value="7.87" calcext:value-type="float">
            <text:p>7.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726" calcext:value-type="float">
            <text:p>8.7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858025" calcext:value-type="float">
            <text:p>8.858025</text:p>
          </table:table-cell>
          <table:table-cell office:value-type="float" office:value="8.804" calcext:value-type="float">
            <text:p>8.8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4" calcext:value-type="float">
            <text:p>0.544</text:p>
          </table:table-cell>
          <table:table-cell office:value-type="float" office:value="0.541" calcext:value-type="float">
            <text:p>0.5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44" calcext:value-type="float">
            <text:p>0.544</text:p>
          </table:table-cell>
          <table:table-cell office:value-type="float" office:value="0.541" calcext:value-type="float">
            <text:p>0.5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858025" calcext:value-type="float">
            <text:p>8.858025</text:p>
          </table:table-cell>
          <table:table-cell office:value-type="float" office:value="8.804" calcext:value-type="float">
            <text:p>8.8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06" calcext:value-type="float">
            <text:p>0.506</text:p>
          </table:table-cell>
          <table:table-cell office:value-type="float" office:value="0.538" calcext:value-type="float">
            <text:p>0.53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.371" calcext:value-type="float">
            <text:p>2.371</text:p>
          </table:table-cell>
          <table:table-cell office:value-type="float" office:value="2.216" calcext:value-type="float">
            <text:p>2.21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83" calcext:value-type="float">
            <text:p>0.483</text:p>
          </table:table-cell>
          <table:table-cell office:value-type="float" office:value="0.493" calcext:value-type="float">
            <text:p>0.49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43" calcext:value-type="float">
            <text:p>0.443</text:p>
          </table:table-cell>
          <table:table-cell office:value-type="float" office:value="0.511" calcext:value-type="float">
            <text:p>0.51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243" calcext:value-type="float">
            <text:p>8.24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781" calcext:value-type="float">
            <text:p>1.781</text:p>
          </table:table-cell>
          <table:table-cell office:value-type="float" office:value="1.868" calcext:value-type="float">
            <text:p>1.86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699" calcext:value-type="float">
            <text:p>1.699</text:p>
          </table:table-cell>
          <table:table-cell office:value-type="float" office:value="1.234" calcext:value-type="float">
            <text:p>1.23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787" calcext:value-type="float">
            <text:p>7.7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6.959" calcext:value-type="float">
            <text:p>6.95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909075" calcext:value-type="float">
            <text:p>9.909075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909075" calcext:value-type="float">
            <text:p>9.909075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909075" calcext:value-type="float">
            <text:p>9.909075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909075" calcext:value-type="float">
            <text:p>9.909075</text:p>
          </table:table-cell>
          <table:table-cell office:value-type="float" office:value="7.434" calcext:value-type="float">
            <text:p>7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0156" calcext:value-type="float">
            <text:p>9.0156</text:p>
          </table:table-cell>
          <table:table-cell office:value-type="float" office:value="7.398" calcext:value-type="float">
            <text:p>7.39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0156" calcext:value-type="float">
            <text:p>9.0156</text:p>
          </table:table-cell>
          <table:table-cell office:value-type="float" office:value="7.398" calcext:value-type="float">
            <text:p>7.39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0156" calcext:value-type="float">
            <text:p>9.0156</text:p>
          </table:table-cell>
          <table:table-cell office:value-type="float" office:value="7.398" calcext:value-type="float">
            <text:p>7.39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0156" calcext:value-type="float">
            <text:p>9.0156</text:p>
          </table:table-cell>
          <table:table-cell office:value-type="float" office:value="7.398" calcext:value-type="float">
            <text:p>7.39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41175" calcext:value-type="float">
            <text:p>5.741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41175" calcext:value-type="float">
            <text:p>5.741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41175" calcext:value-type="float">
            <text:p>5.741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41175" calcext:value-type="float">
            <text:p>5.741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41175" calcext:value-type="float">
            <text:p>5.741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41175" calcext:value-type="float">
            <text:p>5.741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992" calcext:value-type="float">
            <text:p>1.99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072" calcext:value-type="float">
            <text:p>8.0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02" calcext:value-type="float">
            <text:p>0.502</text:p>
          </table:table-cell>
          <table:table-cell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51" calcext:value-type="float">
            <text:p>1.251</text:p>
          </table:table-cell>
          <table:table-cell office:value-type="float" office:value="1.536" calcext:value-type="float">
            <text:p>1.53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02" calcext:value-type="float">
            <text:p>0.502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73" calcext:value-type="float">
            <text:p>8.1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51" calcext:value-type="float">
            <text:p>1.251</text:p>
          </table:table-cell>
          <table:table-cell office:value-type="float" office:value="1.245" calcext:value-type="float">
            <text:p>1.24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401" calcext:value-type="float">
            <text:p>7.4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174" calcext:value-type="float">
            <text:p>8.1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52" calcext:value-type="float">
            <text:p>0.452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52" calcext:value-type="float">
            <text:p>0.452</text:p>
          </table:table-cell>
          <table:table-cell office:value-type="float" office:value="0.457" calcext:value-type="float">
            <text:p>0.45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155" calcext:value-type="float">
            <text:p>8.1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992" calcext:value-type="float">
            <text:p>1.99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072" calcext:value-type="float">
            <text:p>8.0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02" calcext:value-type="float">
            <text:p>0.502</text:p>
          </table:table-cell>
          <table:table-cell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51" calcext:value-type="float">
            <text:p>1.251</text:p>
          </table:table-cell>
          <table:table-cell office:value-type="float" office:value="1.536" calcext:value-type="float">
            <text:p>1.53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02" calcext:value-type="float">
            <text:p>0.502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73" calcext:value-type="float">
            <text:p>8.1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51" calcext:value-type="float">
            <text:p>1.251</text:p>
          </table:table-cell>
          <table:table-cell office:value-type="float" office:value="1.245" calcext:value-type="float">
            <text:p>1.24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401" calcext:value-type="float">
            <text:p>7.4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174" calcext:value-type="float">
            <text:p>8.1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52" calcext:value-type="float">
            <text:p>0.452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52" calcext:value-type="float">
            <text:p>0.452</text:p>
          </table:table-cell>
          <table:table-cell office:value-type="float" office:value="0.457" calcext:value-type="float">
            <text:p>0.45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155" calcext:value-type="float">
            <text:p>8.1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351" calcext:value-type="float">
            <text:p>10.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432" calcext:value-type="float">
            <text:p>8.4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49" calcext:value-type="float">
            <text:p>0.449</text:p>
          </table:table-cell>
          <table:table-cell office:value-type="float" office:value="0.451" calcext:value-type="float">
            <text:p>0.45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472" calcext:value-type="float">
            <text:p>1.47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49" calcext:value-type="float">
            <text:p>0.449</text:p>
          </table:table-cell>
          <table:table-cell office:value-type="float" office:value="0.451" calcext:value-type="float">
            <text:p>0.45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432" calcext:value-type="float">
            <text:p>8.4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72" calcext:value-type="float">
            <text:p>1.47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366" calcext:value-type="float">
            <text:p>7.3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365" calcext:value-type="float">
            <text:p>7.3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73345" calcext:value-type="float">
            <text:p>8.73345</text:p>
          </table:table-cell>
          <table:table-cell office:value-type="float" office:value="8.348" calcext:value-type="float">
            <text:p>8.3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49" calcext:value-type="float">
            <text:p>0.5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49" calcext:value-type="float">
            <text:p>0.5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73345" calcext:value-type="float">
            <text:p>8.73345</text:p>
          </table:table-cell>
          <table:table-cell office:value-type="float" office:value="8.348" calcext:value-type="float">
            <text:p>8.3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5.575" calcext:value-type="float">
            <text:p>15.57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80075" calcext:value-type="float">
            <text:p>6.180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80075" calcext:value-type="float">
            <text:p>6.180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81975" calcext:value-type="float">
            <text:p>6.981975</text:p>
          </table:table-cell>
          <table:table-cell office:value-type="float" office:value="6.641" calcext:value-type="float">
            <text:p>6.6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81975" calcext:value-type="float">
            <text:p>6.981975</text:p>
          </table:table-cell>
          <table:table-cell office:value-type="float" office:value="6.641" calcext:value-type="float">
            <text:p>6.6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81975" calcext:value-type="float">
            <text:p>6.981975</text:p>
          </table:table-cell>
          <table:table-cell office:value-type="float" office:value="6.641" calcext:value-type="float">
            <text:p>6.6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81975" calcext:value-type="float">
            <text:p>6.981975</text:p>
          </table:table-cell>
          <table:table-cell office:value-type="float" office:value="6.641" calcext:value-type="float">
            <text:p>6.6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81975" calcext:value-type="float">
            <text:p>6.981975</text:p>
          </table:table-cell>
          <table:table-cell office:value-type="float" office:value="6.679" calcext:value-type="float">
            <text:p>6.6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81975" calcext:value-type="float">
            <text:p>6.981975</text:p>
          </table:table-cell>
          <table:table-cell office:value-type="float" office:value="6.679" calcext:value-type="float">
            <text:p>6.6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81975" calcext:value-type="float">
            <text:p>6.981975</text:p>
          </table:table-cell>
          <table:table-cell office:value-type="float" office:value="6.679" calcext:value-type="float">
            <text:p>6.6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81975" calcext:value-type="float">
            <text:p>6.981975</text:p>
          </table:table-cell>
          <table:table-cell office:value-type="float" office:value="6.679" calcext:value-type="float">
            <text:p>6.6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80075" calcext:value-type="float">
            <text:p>6.180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80075" calcext:value-type="float">
            <text:p>6.180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42" calcext:value-type="float">
            <text:p>0.54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953" calcext:value-type="float">
            <text:p>1.95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0355" calcext:value-type="float">
            <text:p>8.0355</text:p>
          </table:table-cell>
          <table:table-cell office:value-type="float" office:value="8.463" calcext:value-type="float">
            <text:p>8.4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7253" calcext:value-type="float">
            <text:p>7.7253</text:p>
          </table:table-cell>
          <table:table-cell office:value-type="float" office:value="6.673" calcext:value-type="float">
            <text:p>6.6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7253" calcext:value-type="float">
            <text:p>7.7253</text:p>
          </table:table-cell>
          <table:table-cell office:value-type="float" office:value="6.673" calcext:value-type="float">
            <text:p>6.6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7253" calcext:value-type="float">
            <text:p>7.7253</text:p>
          </table:table-cell>
          <table:table-cell office:value-type="float" office:value="6.673" calcext:value-type="float">
            <text:p>6.6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7253" calcext:value-type="float">
            <text:p>7.7253</text:p>
          </table:table-cell>
          <table:table-cell office:value-type="float" office:value="6.673" calcext:value-type="float">
            <text:p>6.6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582" calcext:value-type="float">
            <text:p>8.5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4" calcext:value-type="float">
            <text:p>0.4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444" calcext:value-type="float">
            <text:p>0.4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581" calcext:value-type="float">
            <text:p>8.5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81425" calcext:value-type="float">
            <text:p>5.881425</text:p>
          </table:table-cell>
          <table:table-cell office:value-type="float" office:value="7.462" calcext:value-type="float">
            <text:p>7.4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81425" calcext:value-type="float">
            <text:p>5.881425</text:p>
          </table:table-cell>
          <table:table-cell office:value-type="float" office:value="7.462" calcext:value-type="float">
            <text:p>7.4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81425" calcext:value-type="float">
            <text:p>5.881425</text:p>
          </table:table-cell>
          <table:table-cell office:value-type="float" office:value="7.462" calcext:value-type="float">
            <text:p>7.4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81425" calcext:value-type="float">
            <text:p>5.881425</text:p>
          </table:table-cell>
          <table:table-cell office:value-type="float" office:value="7.462" calcext:value-type="float">
            <text:p>7.4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81425" calcext:value-type="float">
            <text:p>5.881425</text:p>
          </table:table-cell>
          <table:table-cell office:value-type="float" office:value="7.462" calcext:value-type="float">
            <text:p>7.4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81425" calcext:value-type="float">
            <text:p>5.881425</text:p>
          </table:table-cell>
          <table:table-cell office:value-type="float" office:value="7.462" calcext:value-type="float">
            <text:p>7.4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619" calcext:value-type="float">
            <text:p>8.06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.1272" calcext:value-type="float">
            <text:p>15.12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.835225" calcext:value-type="float">
            <text:p>5.835225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35225" calcext:value-type="float">
            <text:p>5.835225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6875" calcext:value-type="float">
            <text:p>5.56875</text:p>
          </table:table-cell>
          <table:table-cell office:value-type="float" office:value="1.54" calcext:value-type="float">
            <text:p>1.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6875" calcext:value-type="float">
            <text:p>5.56875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3064" calcext:value-type="float">
            <text:p>5.3064</text:p>
          </table:table-cell>
          <table:table-cell office:value-type="float" office:value="1.807" calcext:value-type="float">
            <text:p>1.8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059" calcext:value-type="float">
            <text:p>4.059</text:p>
          </table:table-cell>
          <table:table-cell office:value-type="float" office:value="2.08" calcext:value-type="float">
            <text:p>2.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8907" calcext:value-type="float">
            <text:p>3.8907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52265" calcext:value-type="float">
            <text:p>4.52265</text:p>
          </table:table-cell>
          <table:table-cell office:value-type="float" office:value="4.55" calcext:value-type="float">
            <text:p>4.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59675" calcext:value-type="float">
            <text:p>5.559675</text:p>
          </table:table-cell>
          <table:table-cell office:value-type="float" office:value="6.83" calcext:value-type="float">
            <text:p>6.8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59675" calcext:value-type="float">
            <text:p>5.559675</text:p>
          </table:table-cell>
          <table:table-cell office:value-type="float" office:value="6.83" calcext:value-type="float">
            <text:p>6.8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04405" calcext:value-type="float">
            <text:p>5.04405</text:p>
          </table:table-cell>
          <table:table-cell office:value-type="float" office:value="5.419" calcext:value-type="float">
            <text:p>5.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0827" calcext:value-type="float">
            <text:p>11.0827</text:p>
          </table:table-cell>
          <table:table-cell office:value-type="float" office:value="15.99" calcext:value-type="float">
            <text:p>15.9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.0129" calcext:value-type="float">
            <text:p>3.0129</text:p>
          </table:table-cell>
          <table:table-cell office:value-type="float" office:value="2.12" calcext:value-type="float">
            <text:p>2.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.8446" calcext:value-type="float">
            <text:p>2.8446</text:p>
          </table:table-cell>
          <table:table-cell office:value-type="float" office:value="2.76" calcext:value-type="float">
            <text:p>2.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2603" calcext:value-type="float">
            <text:p>4.2603</text:p>
          </table:table-cell>
          <table:table-cell office:value-type="float" office:value="1.851" calcext:value-type="float">
            <text:p>1.8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5203" calcext:value-type="float">
            <text:p>11.52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.1613" calcext:value-type="float">
            <text:p>4.1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1613" calcext:value-type="float">
            <text:p>4.1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619" calcext:value-type="float">
            <text:p>8.06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.1272" calcext:value-type="float">
            <text:p>15.12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.835225" calcext:value-type="float">
            <text:p>5.835225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35225" calcext:value-type="float">
            <text:p>5.835225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6875" calcext:value-type="float">
            <text:p>5.56875</text:p>
          </table:table-cell>
          <table:table-cell office:value-type="float" office:value="1.54" calcext:value-type="float">
            <text:p>1.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6875" calcext:value-type="float">
            <text:p>5.56875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3064" calcext:value-type="float">
            <text:p>5.3064</text:p>
          </table:table-cell>
          <table:table-cell office:value-type="float" office:value="1.807" calcext:value-type="float">
            <text:p>1.8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059" calcext:value-type="float">
            <text:p>4.059</text:p>
          </table:table-cell>
          <table:table-cell office:value-type="float" office:value="2.08" calcext:value-type="float">
            <text:p>2.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8907" calcext:value-type="float">
            <text:p>3.8907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52265" calcext:value-type="float">
            <text:p>4.52265</text:p>
          </table:table-cell>
          <table:table-cell office:value-type="float" office:value="4.55" calcext:value-type="float">
            <text:p>4.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59675" calcext:value-type="float">
            <text:p>5.559675</text:p>
          </table:table-cell>
          <table:table-cell office:value-type="float" office:value="6.83" calcext:value-type="float">
            <text:p>6.8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59675" calcext:value-type="float">
            <text:p>5.559675</text:p>
          </table:table-cell>
          <table:table-cell office:value-type="float" office:value="6.83" calcext:value-type="float">
            <text:p>6.8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04405" calcext:value-type="float">
            <text:p>5.04405</text:p>
          </table:table-cell>
          <table:table-cell office:value-type="float" office:value="5.419" calcext:value-type="float">
            <text:p>5.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0827" calcext:value-type="float">
            <text:p>11.0827</text:p>
          </table:table-cell>
          <table:table-cell office:value-type="float" office:value="15.99" calcext:value-type="float">
            <text:p>15.9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.0129" calcext:value-type="float">
            <text:p>3.0129</text:p>
          </table:table-cell>
          <table:table-cell office:value-type="float" office:value="2.12" calcext:value-type="float">
            <text:p>2.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.8446" calcext:value-type="float">
            <text:p>2.8446</text:p>
          </table:table-cell>
          <table:table-cell office:value-type="float" office:value="2.76" calcext:value-type="float">
            <text:p>2.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2603" calcext:value-type="float">
            <text:p>4.2603</text:p>
          </table:table-cell>
          <table:table-cell office:value-type="float" office:value="1.851" calcext:value-type="float">
            <text:p>1.8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5203" calcext:value-type="float">
            <text:p>11.52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.1613" calcext:value-type="float">
            <text:p>4.1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1613" calcext:value-type="float">
            <text:p>4.1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5.46" calcext:value-type="float">
            <text:p>5.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02" calcext:value-type="float">
            <text:p>0.502</text:p>
          </table:table-cell>
          <table:table-cell office:value-type="float" office:value="0.458" calcext:value-type="float">
            <text:p>0.45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02" calcext:value-type="float">
            <text:p>0.502</text:p>
          </table:table-cell>
          <table:table-cell office:value-type="float" office:value="0.545" calcext:value-type="float">
            <text:p>0.5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777" calcext:value-type="float">
            <text:p>8.7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4" calcext:value-type="float">
            <text:p>0.544</text:p>
          </table:table-cell>
          <table:table-cell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5.444" calcext:value-type="float">
            <text:p>5.4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15" calcext:value-type="float">
            <text:p>0.515</text:p>
          </table:table-cell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15" calcext:value-type="float">
            <text:p>0.515</text:p>
          </table:table-cell>
          <table:table-cell office:value-type="float" office:value="0.449" calcext:value-type="float">
            <text:p>0.4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808" calcext:value-type="float">
            <text:p>8.8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4185" calcext:value-type="float">
            <text:p>7.24185</text:p>
          </table:table-cell>
          <table:table-cell office:value-type="float" office:value="6.777" calcext:value-type="float">
            <text:p>6.7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4185" calcext:value-type="float">
            <text:p>7.24185</text:p>
          </table:table-cell>
          <table:table-cell office:value-type="float" office:value="6.777" calcext:value-type="float">
            <text:p>6.7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4185" calcext:value-type="float">
            <text:p>7.24185</text:p>
          </table:table-cell>
          <table:table-cell office:value-type="float" office:value="6.777" calcext:value-type="float">
            <text:p>6.7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4185" calcext:value-type="float">
            <text:p>7.24185</text:p>
          </table:table-cell>
          <table:table-cell office:value-type="float" office:value="6.777" calcext:value-type="float">
            <text:p>6.7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095" calcext:value-type="float">
            <text:p>7.3095</text:p>
          </table:table-cell>
          <table:table-cell office:value-type="float" office:value="6.812" calcext:value-type="float">
            <text:p>6.8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095" calcext:value-type="float">
            <text:p>7.3095</text:p>
          </table:table-cell>
          <table:table-cell office:value-type="float" office:value="6.812" calcext:value-type="float">
            <text:p>6.8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095" calcext:value-type="float">
            <text:p>7.3095</text:p>
          </table:table-cell>
          <table:table-cell office:value-type="float" office:value="6.812" calcext:value-type="float">
            <text:p>6.8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095" calcext:value-type="float">
            <text:p>7.3095</text:p>
          </table:table-cell>
          <table:table-cell office:value-type="float" office:value="6.812" calcext:value-type="float">
            <text:p>6.8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5.53" calcext:value-type="float">
            <text:p>5.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53" calcext:value-type="float">
            <text:p>0.453</text:p>
          </table:table-cell>
          <table:table-cell office:value-type="float" office:value="0.521" calcext:value-type="float">
            <text:p>0.52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53" calcext:value-type="float">
            <text:p>0.453</text:p>
          </table:table-cell>
          <table:table-cell office:value-type="float" office:value="0.466" calcext:value-type="float">
            <text:p>0.46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617" calcext:value-type="float">
            <text:p>8.6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50725" calcext:value-type="float">
            <text:p>5.950725</text:p>
          </table:table-cell>
          <table:table-cell office:value-type="float" office:value="6.162" calcext:value-type="float">
            <text:p>6.1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50725" calcext:value-type="float">
            <text:p>5.950725</text:p>
          </table:table-cell>
          <table:table-cell office:value-type="float" office:value="6.162" calcext:value-type="float">
            <text:p>6.1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50725" calcext:value-type="float">
            <text:p>5.950725</text:p>
          </table:table-cell>
          <table:table-cell office:value-type="float" office:value="6.162" calcext:value-type="float">
            <text:p>6.1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50725" calcext:value-type="float">
            <text:p>5.950725</text:p>
          </table:table-cell>
          <table:table-cell office:value-type="float" office:value="6.162" calcext:value-type="float">
            <text:p>6.1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50725" calcext:value-type="float">
            <text:p>5.950725</text:p>
          </table:table-cell>
          <table:table-cell office:value-type="float" office:value="6.162" calcext:value-type="float">
            <text:p>6.1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50725" calcext:value-type="float">
            <text:p>5.950725</text:p>
          </table:table-cell>
          <table:table-cell office:value-type="float" office:value="6.162" calcext:value-type="float">
            <text:p>6.1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7" calcext:value-type="float">
            <text:p>0.47</text:p>
          </table:table-cell>
          <table:table-cell office:value-type="float" office:value="0.512" calcext:value-type="float">
            <text:p>0.51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77" calcext:value-type="float">
            <text:p>7.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" calcext:value-type="float">
            <text:p>1.4</text:p>
          </table:table-cell>
          <table:table-cell office:value-type="float" office:value="1.411" calcext:value-type="float">
            <text:p>1.41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0.784" calcext:value-type="float">
            <text:p>10.7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7.061" calcext:value-type="float">
            <text:p>17.0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79" calcext:value-type="float">
            <text:p>1.479</text:p>
          </table:table-cell>
          <table:table-cell office:value-type="float" office:value="1.481" calcext:value-type="float">
            <text:p>1.48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7.749" calcext:value-type="float">
            <text:p>7.7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93425" calcext:value-type="float">
            <text:p>7.993425</text:p>
          </table:table-cell>
          <table:table-cell office:value-type="float" office:value="7.586" calcext:value-type="float">
            <text:p>7.58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.548" calcext:value-type="float">
            <text:p>1.54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82" calcext:value-type="float">
            <text:p>7.8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57" calcext:value-type="float">
            <text:p>1.357</text:p>
          </table:table-cell>
          <table:table-cell office:value-type="float" office:value="1.56" calcext:value-type="float">
            <text:p>1.5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81" calcext:value-type="float">
            <text:p>7.8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57" calcext:value-type="float">
            <text:p>1.357</text:p>
          </table:table-cell>
          <table:table-cell office:value-type="float" office:value="1.561" calcext:value-type="float">
            <text:p>1.56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13" calcext:value-type="float">
            <text:p>7.7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13" calcext:value-type="float">
            <text:p>7.7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7" calcext:value-type="float">
            <text:p>0.47</text:p>
          </table:table-cell>
          <table:table-cell office:value-type="float" office:value="0.512" calcext:value-type="float">
            <text:p>0.51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77" calcext:value-type="float">
            <text:p>7.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" calcext:value-type="float">
            <text:p>1.4</text:p>
          </table:table-cell>
          <table:table-cell office:value-type="float" office:value="1.411" calcext:value-type="float">
            <text:p>1.41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0.784" calcext:value-type="float">
            <text:p>10.7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7.061" calcext:value-type="float">
            <text:p>17.0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79" calcext:value-type="float">
            <text:p>1.479</text:p>
          </table:table-cell>
          <table:table-cell office:value-type="float" office:value="1.481" calcext:value-type="float">
            <text:p>1.48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7.749" calcext:value-type="float">
            <text:p>7.7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93425" calcext:value-type="float">
            <text:p>7.993425</text:p>
          </table:table-cell>
          <table:table-cell office:value-type="float" office:value="7.586" calcext:value-type="float">
            <text:p>7.58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.548" calcext:value-type="float">
            <text:p>1.54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82" calcext:value-type="float">
            <text:p>7.8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57" calcext:value-type="float">
            <text:p>1.357</text:p>
          </table:table-cell>
          <table:table-cell office:value-type="float" office:value="1.56" calcext:value-type="float">
            <text:p>1.5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81" calcext:value-type="float">
            <text:p>7.8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57" calcext:value-type="float">
            <text:p>1.357</text:p>
          </table:table-cell>
          <table:table-cell office:value-type="float" office:value="1.561" calcext:value-type="float">
            <text:p>1.56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13" calcext:value-type="float">
            <text:p>7.7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13" calcext:value-type="float">
            <text:p>7.7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854" calcext:value-type="float">
            <text:p>8.8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78" calcext:value-type="float">
            <text:p>0.478</text:p>
          </table:table-cell>
          <table:table-cell office:value-type="float" office:value="0.462" calcext:value-type="float">
            <text:p>0.46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78" calcext:value-type="float">
            <text:p>0.478</text:p>
          </table:table-cell>
          <table:table-cell office:value-type="float" office:value="0.488" calcext:value-type="float">
            <text:p>0.48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935" calcext:value-type="float">
            <text:p>8.9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9173" calcext:value-type="float">
            <text:p>1.9173</text:p>
          </table:table-cell>
          <table:table-cell office:value-type="float" office:value="3.465" calcext:value-type="float">
            <text:p>3.4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832" calcext:value-type="float">
            <text:p>8.8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7" calcext:value-type="float">
            <text:p>0.47</text:p>
          </table:table-cell>
          <table:table-cell office:value-type="float" office:value="0.459" calcext:value-type="float">
            <text:p>0.45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714" calcext:value-type="float">
            <text:p>8.7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63" calcext:value-type="float">
            <text:p>0.463</text:p>
          </table:table-cell>
          <table:table-cell office:value-type="float" office:value="0.451" calcext:value-type="float">
            <text:p>0.45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03" calcext:value-type="float">
            <text:p>7.9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85" calcext:value-type="float">
            <text:p>1.385</text:p>
          </table:table-cell>
          <table:table-cell office:value-type="float" office:value="1.422" calcext:value-type="float">
            <text:p>1.42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458" calcext:value-type="float">
            <text:p>1.458</text:p>
          </table:table-cell>
          <table:table-cell office:value-type="float" office:value="1.496" calcext:value-type="float">
            <text:p>1.49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6" calcext:value-type="float">
            <text:p>7.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61" calcext:value-type="float">
            <text:p>7.9761</text:p>
          </table:table-cell>
          <table:table-cell office:value-type="float" office:value="7.297" calcext:value-type="float">
            <text:p>7.2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7.844" calcext:value-type="float">
            <text:p>7.8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739" calcext:value-type="float">
            <text:p>1.739</text:p>
          </table:table-cell>
          <table:table-cell office:value-type="float" office:value="1.502" calcext:value-type="float">
            <text:p>1.50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63" calcext:value-type="float">
            <text:p>0.463</text:p>
          </table:table-cell>
          <table:table-cell office:value-type="float" office:value="0.451" calcext:value-type="float">
            <text:p>0.45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03" calcext:value-type="float">
            <text:p>7.9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85" calcext:value-type="float">
            <text:p>1.385</text:p>
          </table:table-cell>
          <table:table-cell office:value-type="float" office:value="1.422" calcext:value-type="float">
            <text:p>1.42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458" calcext:value-type="float">
            <text:p>1.458</text:p>
          </table:table-cell>
          <table:table-cell office:value-type="float" office:value="1.496" calcext:value-type="float">
            <text:p>1.49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6" calcext:value-type="float">
            <text:p>7.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61" calcext:value-type="float">
            <text:p>7.9761</text:p>
          </table:table-cell>
          <table:table-cell office:value-type="float" office:value="7.297" calcext:value-type="float">
            <text:p>7.2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7.844" calcext:value-type="float">
            <text:p>7.8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739" calcext:value-type="float">
            <text:p>1.739</text:p>
          </table:table-cell>
          <table:table-cell office:value-type="float" office:value="1.502" calcext:value-type="float">
            <text:p>1.50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797" calcext:value-type="float">
            <text:p>8.7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06" calcext:value-type="float">
            <text:p>0.506</text:p>
          </table:table-cell>
          <table:table-cell office:value-type="float" office:value="0.529" calcext:value-type="float">
            <text:p>0.52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06" calcext:value-type="float">
            <text:p>0.506</text:p>
          </table:table-cell>
          <table:table-cell office:value-type="float" office:value="0.508" calcext:value-type="float">
            <text:p>0.50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807" calcext:value-type="float">
            <text:p>8.8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492" calcext:value-type="float">
            <text:p>1.49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17" calcext:value-type="float">
            <text:p>0.51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4711" calcext:value-type="float">
            <text:p>8.4711</text:p>
          </table:table-cell>
          <table:table-cell office:value-type="float" office:value="7.945" calcext:value-type="float">
            <text:p>7.9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10.24" calcext:value-type="float">
            <text:p>10.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3.11" calcext:value-type="float">
            <text:p>3.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3.11" calcext:value-type="float">
            <text:p>3.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10.24" calcext:value-type="float">
            <text:p>10.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87" calcext:value-type="float">
            <text:p>0.48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66" calcext:value-type="float">
            <text:p>8.1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83" calcext:value-type="float">
            <text:p>1.283</text:p>
          </table:table-cell>
          <table:table-cell office:value-type="float" office:value="1.381" calcext:value-type="float">
            <text:p>1.38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4" calcext:value-type="float">
            <text:p>1.4</text:p>
          </table:table-cell>
          <table:table-cell office:value-type="float" office:value="1.425" calcext:value-type="float">
            <text:p>1.42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56" calcext:value-type="float">
            <text:p>8.0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93425" calcext:value-type="float">
            <text:p>7.993425</text:p>
          </table:table-cell>
          <table:table-cell office:value-type="float" office:value="7.53" calcext:value-type="float">
            <text:p>7.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797" calcext:value-type="float">
            <text:p>8.7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06" calcext:value-type="float">
            <text:p>0.506</text:p>
          </table:table-cell>
          <table:table-cell office:value-type="float" office:value="0.529" calcext:value-type="float">
            <text:p>0.52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06" calcext:value-type="float">
            <text:p>0.506</text:p>
          </table:table-cell>
          <table:table-cell office:value-type="float" office:value="0.508" calcext:value-type="float">
            <text:p>0.50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807" calcext:value-type="float">
            <text:p>8.8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492" calcext:value-type="float">
            <text:p>1.49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17" calcext:value-type="float">
            <text:p>0.51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4711" calcext:value-type="float">
            <text:p>8.4711</text:p>
          </table:table-cell>
          <table:table-cell office:value-type="float" office:value="7.945" calcext:value-type="float">
            <text:p>7.9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10.24" calcext:value-type="float">
            <text:p>10.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3.11" calcext:value-type="float">
            <text:p>3.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3.11" calcext:value-type="float">
            <text:p>3.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10.24" calcext:value-type="float">
            <text:p>10.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3535" calcext:value-type="float">
            <text:p>6.23535</text:p>
          </table:table-cell>
          <table:table-cell office:value-type="float" office:value="2.66" calcext:value-type="float">
            <text:p>2.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3535" calcext:value-type="float">
            <text:p>6.2353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3535" calcext:value-type="float">
            <text:p>6.23535</text:p>
          </table:table-cell>
          <table:table-cell office:value-type="float" office:value="10.25" calcext:value-type="float">
            <text:p>10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3535" calcext:value-type="float">
            <text:p>6.23535</text:p>
          </table:table-cell>
          <table:table-cell office:value-type="float" office:value="2.66" calcext:value-type="float">
            <text:p>2.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505" calcext:value-type="float">
            <text:p>11.505</text:p>
          </table:table-cell>
          <table:table-cell office:value-type="float" office:value="14.099" calcext:value-type="float">
            <text:p>14.09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1808" calcext:value-type="float">
            <text:p>7.1808</text:p>
          </table:table-cell>
          <table:table-cell office:value-type="float" office:value="3.34" calcext:value-type="float">
            <text:p>3.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808" calcext:value-type="float">
            <text:p>7.1808</text:p>
          </table:table-cell>
          <table:table-cell office:value-type="float" office:value="2.27" calcext:value-type="float">
            <text:p>2.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505" calcext:value-type="float">
            <text:p>11.505</text:p>
          </table:table-cell>
          <table:table-cell office:value-type="float" office:value="14.099" calcext:value-type="float">
            <text:p>14.09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1808" calcext:value-type="float">
            <text:p>7.1808</text:p>
          </table:table-cell>
          <table:table-cell office:value-type="float" office:value="3.38" calcext:value-type="float">
            <text:p>3.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808" calcext:value-type="float">
            <text:p>7.1808</text:p>
          </table:table-cell>
          <table:table-cell office:value-type="float" office:value="10.19" calcext:value-type="float">
            <text:p>10.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808" calcext:value-type="float">
            <text:p>7.1808</text:p>
          </table:table-cell>
          <table:table-cell office:value-type="float" office:value="10.19" calcext:value-type="float">
            <text:p>10.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808" calcext:value-type="float">
            <text:p>7.1808</text:p>
          </table:table-cell>
          <table:table-cell office:value-type="float" office:value="3.38" calcext:value-type="float">
            <text:p>3.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808" calcext:value-type="float">
            <text:p>7.1808</text:p>
          </table:table-cell>
          <table:table-cell office:value-type="float" office:value="2.27" calcext:value-type="float">
            <text:p>2.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808" calcext:value-type="float">
            <text:p>7.1808</text:p>
          </table:table-cell>
          <table:table-cell office:value-type="float" office:value="3.34" calcext:value-type="float">
            <text:p>3.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1" calcext:value-type="float">
            <text:p>11.41</text:p>
          </table:table-cell>
          <table:table-cell office:value-type="float" office:value="14.586" calcext:value-type="float">
            <text:p>14.58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.41" calcext:value-type="float">
            <text:p>11.41</text:p>
          </table:table-cell>
          <table:table-cell office:value-type="float" office:value="14.586" calcext:value-type="float">
            <text:p>14.58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73345" calcext:value-type="float">
            <text:p>8.73345</text:p>
          </table:table-cell>
          <table:table-cell office:value-type="float" office:value="8.821" calcext:value-type="float">
            <text:p>8.8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7" calcext:value-type="float">
            <text:p>0.547</text:p>
          </table:table-cell>
          <table:table-cell office:value-type="float" office:value="0.469" calcext:value-type="float">
            <text:p>0.46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47" calcext:value-type="float">
            <text:p>0.547</text:p>
          </table:table-cell>
          <table:table-cell office:value-type="float" office:value="0.479" calcext:value-type="float">
            <text:p>0.47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73345" calcext:value-type="float">
            <text:p>8.73345</text:p>
          </table:table-cell>
          <table:table-cell office:value-type="float" office:value="8.649" calcext:value-type="float">
            <text:p>8.6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14585" calcext:value-type="float">
            <text:p>10.14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321" calcext:value-type="float">
            <text:p>5.7321</text:p>
          </table:table-cell>
          <table:table-cell office:value-type="float" office:value="6.793" calcext:value-type="float">
            <text:p>6.7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321" calcext:value-type="float">
            <text:p>5.7321</text:p>
          </table:table-cell>
          <table:table-cell office:value-type="float" office:value="6.793" calcext:value-type="float">
            <text:p>6.7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321" calcext:value-type="float">
            <text:p>5.7321</text:p>
          </table:table-cell>
          <table:table-cell office:value-type="float" office:value="6.793" calcext:value-type="float">
            <text:p>6.7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321" calcext:value-type="float">
            <text:p>5.7321</text:p>
          </table:table-cell>
          <table:table-cell office:value-type="float" office:value="6.793" calcext:value-type="float">
            <text:p>6.7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321" calcext:value-type="float">
            <text:p>5.7321</text:p>
          </table:table-cell>
          <table:table-cell office:value-type="float" office:value="6.793" calcext:value-type="float">
            <text:p>6.7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321" calcext:value-type="float">
            <text:p>5.7321</text:p>
          </table:table-cell>
          <table:table-cell office:value-type="float" office:value="6.793" calcext:value-type="float">
            <text:p>6.7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982175" calcext:value-type="float">
            <text:p>4.982175</text:p>
          </table:table-cell>
          <table:table-cell office:value-type="float" office:value="9.34" calcext:value-type="float">
            <text:p>9.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68225" calcext:value-type="float">
            <text:p>5.868225</text:p>
          </table:table-cell>
          <table:table-cell office:value-type="float" office:value="9.37" calcext:value-type="float">
            <text:p>9.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68225" calcext:value-type="float">
            <text:p>5.868225</text:p>
          </table:table-cell>
          <table:table-cell office:value-type="float" office:value="5.32" calcext:value-type="float">
            <text:p>5.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644" calcext:value-type="float">
            <text:p>6.1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11" calcext:value-type="float">
            <text:p>5.511</text:p>
          </table:table-cell>
          <table:table-cell office:value-type="float" office:value="6.85" calcext:value-type="float">
            <text:p>6.8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3.303" calcext:value-type="float">
            <text:p>13.30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425925" calcext:value-type="float">
            <text:p>6.425925</text:p>
          </table:table-cell>
          <table:table-cell office:value-type="float" office:value="7.59" calcext:value-type="float">
            <text:p>7.5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25925" calcext:value-type="float">
            <text:p>6.425925</text:p>
          </table:table-cell>
          <table:table-cell office:value-type="float" office:value="6.97" calcext:value-type="float">
            <text:p>6.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39875" calcext:value-type="float">
            <text:p>5.539875</text:p>
          </table:table-cell>
          <table:table-cell office:value-type="float" office:value="4.08" calcext:value-type="float">
            <text:p>4.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644" calcext:value-type="float">
            <text:p>6.1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59675" calcext:value-type="float">
            <text:p>5.559675</text:p>
          </table:table-cell>
          <table:table-cell office:value-type="float" office:value="7.437" calcext:value-type="float">
            <text:p>7.4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59675" calcext:value-type="float">
            <text:p>5.559675</text:p>
          </table:table-cell>
          <table:table-cell office:value-type="float" office:value="7.437" calcext:value-type="float">
            <text:p>7.4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5203" calcext:value-type="float">
            <text:p>11.52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.1613" calcext:value-type="float">
            <text:p>4.1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1613" calcext:value-type="float">
            <text:p>4.1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676" calcext:value-type="float">
            <text:p>1.67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37" calcext:value-type="float">
            <text:p>0.53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28" calcext:value-type="float">
            <text:p>0.52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858025" calcext:value-type="float">
            <text:p>8.858025</text:p>
          </table:table-cell>
          <table:table-cell office:value-type="float" office:value="8.815" calcext:value-type="float">
            <text:p>8.8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44" calcext:value-type="float">
            <text:p>0.5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44" calcext:value-type="float">
            <text:p>0.544</text:p>
          </table:table-cell>
          <table:table-cell office:value-type="float" office:value="0.545" calcext:value-type="float">
            <text:p>0.5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858025" calcext:value-type="float">
            <text:p>8.858025</text:p>
          </table:table-cell>
          <table:table-cell office:value-type="float" office:value="8.815" calcext:value-type="float">
            <text:p>8.8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676" calcext:value-type="float">
            <text:p>1.67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37" calcext:value-type="float">
            <text:p>0.53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28" calcext:value-type="float">
            <text:p>0.52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858025" calcext:value-type="float">
            <text:p>8.858025</text:p>
          </table:table-cell>
          <table:table-cell office:value-type="float" office:value="8.815" calcext:value-type="float">
            <text:p>8.8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44" calcext:value-type="float">
            <text:p>0.5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44" calcext:value-type="float">
            <text:p>0.544</text:p>
          </table:table-cell>
          <table:table-cell office:value-type="float" office:value="0.545" calcext:value-type="float">
            <text:p>0.5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858025" calcext:value-type="float">
            <text:p>8.858025</text:p>
          </table:table-cell>
          <table:table-cell office:value-type="float" office:value="8.815" calcext:value-type="float">
            <text:p>8.8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5645" calcext:value-type="float">
            <text:p>6.45645</text:p>
          </table:table-cell>
          <table:table-cell office:value-type="float" office:value="3.26" calcext:value-type="float">
            <text:p>3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5645" calcext:value-type="float">
            <text:p>6.45645</text:p>
          </table:table-cell>
          <table:table-cell office:value-type="float" office:value="10.22" calcext:value-type="float">
            <text:p>10.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2555" calcext:value-type="float">
            <text:p>5.22555</text:p>
          </table:table-cell>
          <table:table-cell office:value-type="float" office:value="10.21" calcext:value-type="float">
            <text:p>10.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2555" calcext:value-type="float">
            <text:p>5.22555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7.975" calcext:value-type="float">
            <text:p>7.97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8.177" calcext:value-type="float">
            <text:p>18.17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78635" calcext:value-type="float">
            <text:p>7.7863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78635" calcext:value-type="float">
            <text:p>7.78635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8.177" calcext:value-type="float">
            <text:p>18.17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78635" calcext:value-type="float">
            <text:p>7.78635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78635" calcext:value-type="float">
            <text:p>7.7863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5545" calcext:value-type="float">
            <text:p>6.5554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5545" calcext:value-type="float">
            <text:p>6.55545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5545" calcext:value-type="float">
            <text:p>6.55545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5545" calcext:value-type="float">
            <text:p>6.5554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79" calcext:value-type="float">
            <text:p>1.7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.796" calcext:value-type="float">
            <text:p>11.796</text:p>
          </table:table-cell>
          <table:table-cell office:value-type="float" office:value="10.594" calcext:value-type="float">
            <text:p>10.59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097475" calcext:value-type="float">
            <text:p>7.097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796" calcext:value-type="float">
            <text:p>11.796</text:p>
          </table:table-cell>
          <table:table-cell office:value-type="float" office:value="10.596" calcext:value-type="float">
            <text:p>10.59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097475" calcext:value-type="float">
            <text:p>7.097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97475" calcext:value-type="float">
            <text:p>7.097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97475" calcext:value-type="float">
            <text:p>7.097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5645" calcext:value-type="float">
            <text:p>6.45645</text:p>
          </table:table-cell>
          <table:table-cell office:value-type="float" office:value="3.26" calcext:value-type="float">
            <text:p>3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5645" calcext:value-type="float">
            <text:p>6.45645</text:p>
          </table:table-cell>
          <table:table-cell office:value-type="float" office:value="10.22" calcext:value-type="float">
            <text:p>10.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2555" calcext:value-type="float">
            <text:p>5.22555</text:p>
          </table:table-cell>
          <table:table-cell office:value-type="float" office:value="10.21" calcext:value-type="float">
            <text:p>10.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2555" calcext:value-type="float">
            <text:p>5.22555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7.975" calcext:value-type="float">
            <text:p>7.97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8.177" calcext:value-type="float">
            <text:p>18.17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78635" calcext:value-type="float">
            <text:p>7.7863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78635" calcext:value-type="float">
            <text:p>7.78635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8.177" calcext:value-type="float">
            <text:p>18.17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78635" calcext:value-type="float">
            <text:p>7.78635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78635" calcext:value-type="float">
            <text:p>7.7863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5545" calcext:value-type="float">
            <text:p>6.5554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5545" calcext:value-type="float">
            <text:p>6.55545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5545" calcext:value-type="float">
            <text:p>6.55545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5545" calcext:value-type="float">
            <text:p>6.5554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79" calcext:value-type="float">
            <text:p>1.7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.796" calcext:value-type="float">
            <text:p>11.796</text:p>
          </table:table-cell>
          <table:table-cell office:value-type="float" office:value="10.594" calcext:value-type="float">
            <text:p>10.59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097475" calcext:value-type="float">
            <text:p>7.097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796" calcext:value-type="float">
            <text:p>11.796</text:p>
          </table:table-cell>
          <table:table-cell office:value-type="float" office:value="10.596" calcext:value-type="float">
            <text:p>10.59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097475" calcext:value-type="float">
            <text:p>7.097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97475" calcext:value-type="float">
            <text:p>7.097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97475" calcext:value-type="float">
            <text:p>7.097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7" calcext:value-type="float">
            <text:p>0.537</text:p>
          </table:table-cell>
          <table:table-cell office:value-type="float" office:value="0.536" calcext:value-type="float">
            <text:p>0.53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74" calcext:value-type="float">
            <text:p>7.7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289" calcext:value-type="float">
            <text:p>1.28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289" calcext:value-type="float">
            <text:p>1.289</text:p>
          </table:table-cell>
          <table:table-cell office:value-type="float" office:value="1.291" calcext:value-type="float">
            <text:p>1.29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75" calcext:value-type="float">
            <text:p>7.77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61" calcext:value-type="float">
            <text:p>7.9761</text:p>
          </table:table-cell>
          <table:table-cell office:value-type="float" office:value="7.846" calcext:value-type="float">
            <text:p>7.8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6" calcext:value-type="float">
            <text:p>0.536</text:p>
          </table:table-cell>
          <table:table-cell office:value-type="float" office:value="0.541" calcext:value-type="float">
            <text:p>0.5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304" calcext:value-type="float">
            <text:p>8.3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32" calcext:value-type="float">
            <text:p>1.332</text:p>
          </table:table-cell>
          <table:table-cell office:value-type="float" office:value="1.421" calcext:value-type="float">
            <text:p>1.42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209" calcext:value-type="float">
            <text:p>1.209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013" calcext:value-type="float">
            <text:p>8.0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8005" calcext:value-type="float">
            <text:p>8.08005</text:p>
          </table:table-cell>
          <table:table-cell office:value-type="float" office:value="7.414" calcext:value-type="float">
            <text:p>7.4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7" calcext:value-type="float">
            <text:p>0.537</text:p>
          </table:table-cell>
          <table:table-cell office:value-type="float" office:value="0.536" calcext:value-type="float">
            <text:p>0.53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74" calcext:value-type="float">
            <text:p>7.7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289" calcext:value-type="float">
            <text:p>1.28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289" calcext:value-type="float">
            <text:p>1.289</text:p>
          </table:table-cell>
          <table:table-cell office:value-type="float" office:value="1.291" calcext:value-type="float">
            <text:p>1.29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75" calcext:value-type="float">
            <text:p>7.77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61" calcext:value-type="float">
            <text:p>7.9761</text:p>
          </table:table-cell>
          <table:table-cell office:value-type="float" office:value="7.846" calcext:value-type="float">
            <text:p>7.8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6" calcext:value-type="float">
            <text:p>0.536</text:p>
          </table:table-cell>
          <table:table-cell office:value-type="float" office:value="0.541" calcext:value-type="float">
            <text:p>0.5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304" calcext:value-type="float">
            <text:p>8.3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32" calcext:value-type="float">
            <text:p>1.332</text:p>
          </table:table-cell>
          <table:table-cell office:value-type="float" office:value="1.421" calcext:value-type="float">
            <text:p>1.42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209" calcext:value-type="float">
            <text:p>1.209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013" calcext:value-type="float">
            <text:p>8.0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8005" calcext:value-type="float">
            <text:p>8.08005</text:p>
          </table:table-cell>
          <table:table-cell office:value-type="float" office:value="7.414" calcext:value-type="float">
            <text:p>7.4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7" calcext:value-type="float">
            <text:p>0.4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29" calcext:value-type="float">
            <text:p>0.529</text:p>
          </table:table-cell>
          <table:table-cell office:value-type="float" office:value="0.471" calcext:value-type="float">
            <text:p>0.47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196" calcext:value-type="float">
            <text:p>8.1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86" calcext:value-type="float">
            <text:p>1.586</text:p>
          </table:table-cell>
          <table:table-cell office:value-type="float" office:value="1.888" calcext:value-type="float">
            <text:p>1.88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1.749" calcext:value-type="float">
            <text:p>1.74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591" calcext:value-type="float">
            <text:p>1.591</text:p>
          </table:table-cell>
          <table:table-cell office:value-type="float" office:value="1.573" calcext:value-type="float">
            <text:p>1.57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5" calcext:value-type="float">
            <text:p>7.7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62725" calcext:value-type="float">
            <text:p>8.062725</text:p>
          </table:table-cell>
          <table:table-cell office:value-type="float" office:value="7.355" calcext:value-type="float">
            <text:p>7.3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9475" calcext:value-type="float">
            <text:p>6.29475</text:p>
          </table:table-cell>
          <table:table-cell office:value-type="float" office:value="5.857" calcext:value-type="float">
            <text:p>5.8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10.24" calcext:value-type="float">
            <text:p>10.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3.11" calcext:value-type="float">
            <text:p>3.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3.11" calcext:value-type="float">
            <text:p>3.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10.24" calcext:value-type="float">
            <text:p>10.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69" calcext:value-type="float">
            <text:p>6.246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858025" calcext:value-type="float">
            <text:p>8.858025</text:p>
          </table:table-cell>
          <table:table-cell office:value-type="float" office:value="8.818" calcext:value-type="float">
            <text:p>8.8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4" calcext:value-type="float">
            <text:p>0.544</text:p>
          </table:table-cell>
          <table:table-cell office:value-type="float" office:value="0.547" calcext:value-type="float">
            <text:p>0.5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44" calcext:value-type="float">
            <text:p>0.544</text:p>
          </table:table-cell>
          <table:table-cell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858025" calcext:value-type="float">
            <text:p>8.858025</text:p>
          </table:table-cell>
          <table:table-cell office:value-type="float" office:value="8.818" calcext:value-type="float">
            <text:p>8.8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9475" calcext:value-type="float">
            <text:p>6.29475</text:p>
          </table:table-cell>
          <table:table-cell office:value-type="float" office:value="5.371" calcext:value-type="float">
            <text:p>5.37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592" calcext:value-type="float">
            <text:p>1.59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15" calcext:value-type="float">
            <text:p>0.515</text:p>
          </table:table-cell>
          <table:table-cell office:value-type="float" office:value="0.535" calcext:value-type="float">
            <text:p>0.53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921" calcext:value-type="float">
            <text:p>1.921</text:p>
          </table:table-cell>
          <table:table-cell office:value-type="float" office:value="1.908" calcext:value-type="float">
            <text:p>1.90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5265" calcext:value-type="float">
            <text:p>8.15265</text:p>
          </table:table-cell>
          <table:table-cell office:value-type="float" office:value="7.496" calcext:value-type="float">
            <text:p>7.4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74" calcext:value-type="float">
            <text:p>1.874</text:p>
          </table:table-cell>
          <table:table-cell office:value-type="float" office:value="1.876" calcext:value-type="float">
            <text:p>1.87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.0423" calcext:value-type="float">
            <text:p>6.0423</text:p>
          </table:table-cell>
          <table:table-cell office:value-type="float" office:value="5.09" calcext:value-type="float">
            <text:p>5.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47" calcext:value-type="float">
            <text:p>0.5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058" calcext:value-type="float">
            <text:p>8.05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602" calcext:value-type="float">
            <text:p>1.60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405" calcext:value-type="float">
            <text:p>1.405</text:p>
          </table:table-cell>
          <table:table-cell office:value-type="float" office:value="1.406" calcext:value-type="float">
            <text:p>1.40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009" calcext:value-type="float">
            <text:p>8.0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8005" calcext:value-type="float">
            <text:p>8.08005</text:p>
          </table:table-cell>
          <table:table-cell office:value-type="float" office:value="7.687" calcext:value-type="float">
            <text:p>7.6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98975" calcext:value-type="float">
            <text:p>8.598975</text:p>
          </table:table-cell>
          <table:table-cell office:value-type="float" office:value="8.9" calcext:value-type="float">
            <text:p>8.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4" calcext:value-type="float">
            <text:p>0.4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65" calcext:value-type="float">
            <text:p>0.465</text:p>
          </table:table-cell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85" calcext:value-type="float">
            <text:p>0.485</text:p>
          </table:table-cell>
          <table:table-cell office:value-type="float" office:value="0.442" calcext:value-type="float">
            <text:p>0.44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565" calcext:value-type="float">
            <text:p>8.5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641" calcext:value-type="float">
            <text:p>1.641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566" calcext:value-type="float">
            <text:p>1.566</text:p>
          </table:table-cell>
          <table:table-cell office:value-type="float" office:value="1.447" calcext:value-type="float">
            <text:p>1.44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43" calcext:value-type="float">
            <text:p>0.443</text:p>
          </table:table-cell>
          <table:table-cell office:value-type="float" office:value="0.444" calcext:value-type="float">
            <text:p>0.4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699" calcext:value-type="float">
            <text:p>1.699</text:p>
          </table:table-cell>
          <table:table-cell office:value-type="float" office:value="1.615" calcext:value-type="float">
            <text:p>1.61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761" calcext:value-type="float">
            <text:p>7.7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6.978" calcext:value-type="float">
            <text:p>6.9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4021" calcext:value-type="float">
            <text:p>5.4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621875" calcext:value-type="float">
            <text:p>10.62187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621875" calcext:value-type="float">
            <text:p>10.62187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8185" calcext:value-type="float">
            <text:p>6.5818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8185" calcext:value-type="float">
            <text:p>6.5818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903" calcext:value-type="float">
            <text:p>11.903</text:p>
          </table:table-cell>
          <table:table-cell office:value-type="float" office:value="13.547" calcext:value-type="float">
            <text:p>13.54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.28115" calcext:value-type="float">
            <text:p>10.2811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28115" calcext:value-type="float">
            <text:p>10.2811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903" calcext:value-type="float">
            <text:p>11.903</text:p>
          </table:table-cell>
          <table:table-cell office:value-type="float" office:value="13.547" calcext:value-type="float">
            <text:p>13.54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.28115" calcext:value-type="float">
            <text:p>10.2811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28115" calcext:value-type="float">
            <text:p>10.2811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1125" calcext:value-type="float">
            <text:p>6.24112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1125" calcext:value-type="float">
            <text:p>6.24112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1125" calcext:value-type="float">
            <text:p>6.24112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1125" calcext:value-type="float">
            <text:p>6.24112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816" calcext:value-type="float">
            <text:p>11.816</text:p>
          </table:table-cell>
          <table:table-cell office:value-type="float" office:value="12.884" calcext:value-type="float">
            <text:p>12.88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816" calcext:value-type="float">
            <text:p>11.816</text:p>
          </table:table-cell>
          <table:table-cell office:value-type="float" office:value="12.884" calcext:value-type="float">
            <text:p>12.88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683" calcext:value-type="float">
            <text:p>11.683</text:p>
          </table:table-cell>
          <table:table-cell office:value-type="float" office:value="12.233" calcext:value-type="float">
            <text:p>12.23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float" office:value="0.547" calcext:value-type="float">
            <text:p>0.5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058" calcext:value-type="float">
            <text:p>8.05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602" calcext:value-type="float">
            <text:p>1.60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405" calcext:value-type="float">
            <text:p>1.405</text:p>
          </table:table-cell>
          <table:table-cell office:value-type="float" office:value="1.406" calcext:value-type="float">
            <text:p>1.40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009" calcext:value-type="float">
            <text:p>8.0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8005" calcext:value-type="float">
            <text:p>8.08005</text:p>
          </table:table-cell>
          <table:table-cell office:value-type="float" office:value="7.687" calcext:value-type="float">
            <text:p>7.6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98975" calcext:value-type="float">
            <text:p>8.598975</text:p>
          </table:table-cell>
          <table:table-cell office:value-type="float" office:value="8.9" calcext:value-type="float">
            <text:p>8.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4" calcext:value-type="float">
            <text:p>0.4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65" calcext:value-type="float">
            <text:p>0.465</text:p>
          </table:table-cell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85" calcext:value-type="float">
            <text:p>0.485</text:p>
          </table:table-cell>
          <table:table-cell office:value-type="float" office:value="0.442" calcext:value-type="float">
            <text:p>0.44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565" calcext:value-type="float">
            <text:p>8.5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641" calcext:value-type="float">
            <text:p>1.641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566" calcext:value-type="float">
            <text:p>1.566</text:p>
          </table:table-cell>
          <table:table-cell office:value-type="float" office:value="1.447" calcext:value-type="float">
            <text:p>1.44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43" calcext:value-type="float">
            <text:p>0.443</text:p>
          </table:table-cell>
          <table:table-cell office:value-type="float" office:value="0.444" calcext:value-type="float">
            <text:p>0.4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699" calcext:value-type="float">
            <text:p>1.699</text:p>
          </table:table-cell>
          <table:table-cell office:value-type="float" office:value="1.615" calcext:value-type="float">
            <text:p>1.61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761" calcext:value-type="float">
            <text:p>7.7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6.978" calcext:value-type="float">
            <text:p>6.9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4021" calcext:value-type="float">
            <text:p>5.4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621875" calcext:value-type="float">
            <text:p>10.62187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621875" calcext:value-type="float">
            <text:p>10.62187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8185" calcext:value-type="float">
            <text:p>6.5818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8185" calcext:value-type="float">
            <text:p>6.5818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903" calcext:value-type="float">
            <text:p>11.903</text:p>
          </table:table-cell>
          <table:table-cell office:value-type="float" office:value="13.547" calcext:value-type="float">
            <text:p>13.54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.28115" calcext:value-type="float">
            <text:p>10.2811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28115" calcext:value-type="float">
            <text:p>10.2811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903" calcext:value-type="float">
            <text:p>11.903</text:p>
          </table:table-cell>
          <table:table-cell office:value-type="float" office:value="13.547" calcext:value-type="float">
            <text:p>13.54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.28115" calcext:value-type="float">
            <text:p>10.2811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28115" calcext:value-type="float">
            <text:p>10.2811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1125" calcext:value-type="float">
            <text:p>6.24112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1125" calcext:value-type="float">
            <text:p>6.24112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1125" calcext:value-type="float">
            <text:p>6.24112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41125" calcext:value-type="float">
            <text:p>6.241125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816" calcext:value-type="float">
            <text:p>11.816</text:p>
          </table:table-cell>
          <table:table-cell office:value-type="float" office:value="12.884" calcext:value-type="float">
            <text:p>12.88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816" calcext:value-type="float">
            <text:p>11.816</text:p>
          </table:table-cell>
          <table:table-cell office:value-type="float" office:value="12.884" calcext:value-type="float">
            <text:p>12.88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26" calcext:value-type="float">
            <text:p>6.3426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683" calcext:value-type="float">
            <text:p>11.683</text:p>
          </table:table-cell>
          <table:table-cell office:value-type="float" office:value="12.233" calcext:value-type="float">
            <text:p>12.23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358075" calcext:value-type="float">
            <text:p>8.358075</text:p>
          </table:table-cell>
          <table:table-cell office:value-type="float" office:value="10.241" calcext:value-type="float">
            <text:p>10.2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9" calcext:value-type="float">
            <text:p>0.4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858025" calcext:value-type="float">
            <text:p>8.858025</text:p>
          </table:table-cell>
          <table:table-cell office:value-type="float" office:value="8.468" calcext:value-type="float">
            <text:p>8.4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2" calcext:value-type="float">
            <text:p>0.44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.4319" calcext:value-type="float">
            <text:p>4.4319</text:p>
          </table:table-cell>
          <table:table-cell office:value-type="float" office:value="5.555" calcext:value-type="float">
            <text:p>5.5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771" calcext:value-type="float">
            <text:p>1.771</text:p>
          </table:table-cell>
          <table:table-cell office:value-type="float" office:value="1.769" calcext:value-type="float">
            <text:p>1.76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425" calcext:value-type="float">
            <text:p>7.425</text:p>
          </table:table-cell>
          <table:table-cell office:value-type="float" office:value="7.367" calcext:value-type="float">
            <text:p>7.3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5" calcext:value-type="float">
            <text:p>7.425</text:p>
          </table:table-cell>
          <table:table-cell office:value-type="float" office:value="7.367" calcext:value-type="float">
            <text:p>7.3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5" calcext:value-type="float">
            <text:p>7.425</text:p>
          </table:table-cell>
          <table:table-cell office:value-type="float" office:value="7.367" calcext:value-type="float">
            <text:p>7.3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5" calcext:value-type="float">
            <text:p>7.425</text:p>
          </table:table-cell>
          <table:table-cell office:value-type="float" office:value="7.367" calcext:value-type="float">
            <text:p>7.3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39425" calcext:value-type="float">
            <text:p>6.739425</text:p>
          </table:table-cell>
          <table:table-cell office:value-type="float" office:value="7.667" calcext:value-type="float">
            <text:p>7.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39425" calcext:value-type="float">
            <text:p>6.739425</text:p>
          </table:table-cell>
          <table:table-cell office:value-type="float" office:value="7.667" calcext:value-type="float">
            <text:p>7.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39425" calcext:value-type="float">
            <text:p>6.739425</text:p>
          </table:table-cell>
          <table:table-cell office:value-type="float" office:value="7.667" calcext:value-type="float">
            <text:p>7.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39425" calcext:value-type="float">
            <text:p>6.739425</text:p>
          </table:table-cell>
          <table:table-cell office:value-type="float" office:value="7.667" calcext:value-type="float">
            <text:p>7.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6.866" calcext:value-type="float">
            <text:p>6.8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6.866" calcext:value-type="float">
            <text:p>6.8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6.866" calcext:value-type="float">
            <text:p>6.8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6.866" calcext:value-type="float">
            <text:p>6.8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27795" calcext:value-type="float">
            <text:p>9.277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27795" calcext:value-type="float">
            <text:p>9.277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27795" calcext:value-type="float">
            <text:p>9.277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27795" calcext:value-type="float">
            <text:p>9.277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108" calcext:value-type="float">
            <text:p>9.1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108" calcext:value-type="float">
            <text:p>9.1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108" calcext:value-type="float">
            <text:p>9.1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108" calcext:value-type="float">
            <text:p>9.1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358075" calcext:value-type="float">
            <text:p>8.358075</text:p>
          </table:table-cell>
          <table:table-cell office:value-type="float" office:value="10.241" calcext:value-type="float">
            <text:p>10.2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9" calcext:value-type="float">
            <text:p>0.4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858025" calcext:value-type="float">
            <text:p>8.858025</text:p>
          </table:table-cell>
          <table:table-cell office:value-type="float" office:value="8.468" calcext:value-type="float">
            <text:p>8.4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2" calcext:value-type="float">
            <text:p>0.44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.4319" calcext:value-type="float">
            <text:p>4.4319</text:p>
          </table:table-cell>
          <table:table-cell office:value-type="float" office:value="5.555" calcext:value-type="float">
            <text:p>5.5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771" calcext:value-type="float">
            <text:p>1.771</text:p>
          </table:table-cell>
          <table:table-cell office:value-type="float" office:value="1.769" calcext:value-type="float">
            <text:p>1.76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425" calcext:value-type="float">
            <text:p>7.425</text:p>
          </table:table-cell>
          <table:table-cell office:value-type="float" office:value="7.367" calcext:value-type="float">
            <text:p>7.3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5" calcext:value-type="float">
            <text:p>7.425</text:p>
          </table:table-cell>
          <table:table-cell office:value-type="float" office:value="7.367" calcext:value-type="float">
            <text:p>7.3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5" calcext:value-type="float">
            <text:p>7.425</text:p>
          </table:table-cell>
          <table:table-cell office:value-type="float" office:value="7.367" calcext:value-type="float">
            <text:p>7.3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5" calcext:value-type="float">
            <text:p>7.425</text:p>
          </table:table-cell>
          <table:table-cell office:value-type="float" office:value="7.367" calcext:value-type="float">
            <text:p>7.3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39425" calcext:value-type="float">
            <text:p>6.739425</text:p>
          </table:table-cell>
          <table:table-cell office:value-type="float" office:value="7.667" calcext:value-type="float">
            <text:p>7.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39425" calcext:value-type="float">
            <text:p>6.739425</text:p>
          </table:table-cell>
          <table:table-cell office:value-type="float" office:value="7.667" calcext:value-type="float">
            <text:p>7.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39425" calcext:value-type="float">
            <text:p>6.739425</text:p>
          </table:table-cell>
          <table:table-cell office:value-type="float" office:value="7.667" calcext:value-type="float">
            <text:p>7.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39425" calcext:value-type="float">
            <text:p>6.739425</text:p>
          </table:table-cell>
          <table:table-cell office:value-type="float" office:value="7.667" calcext:value-type="float">
            <text:p>7.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6.866" calcext:value-type="float">
            <text:p>6.8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6.866" calcext:value-type="float">
            <text:p>6.8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6.866" calcext:value-type="float">
            <text:p>6.8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6.866" calcext:value-type="float">
            <text:p>6.8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2245" calcext:value-type="float">
            <text:p>6.52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27795" calcext:value-type="float">
            <text:p>9.277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27795" calcext:value-type="float">
            <text:p>9.277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27795" calcext:value-type="float">
            <text:p>9.277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27795" calcext:value-type="float">
            <text:p>9.277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108" calcext:value-type="float">
            <text:p>9.1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108" calcext:value-type="float">
            <text:p>9.1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108" calcext:value-type="float">
            <text:p>9.1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108" calcext:value-type="float">
            <text:p>9.1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5" calcext:value-type="float">
            <text:p>0.55</text:p>
          </table:table-cell>
          <table:table-cell office:value-type="float" office:value="0.549" calcext:value-type="float">
            <text:p>0.5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63325" calcext:value-type="float">
            <text:p>8.663325</text:p>
          </table:table-cell>
          <table:table-cell office:value-type="float" office:value="8.351" calcext:value-type="float">
            <text:p>8.3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18" calcext:value-type="float">
            <text:p>1.218</text:p>
          </table:table-cell>
          <table:table-cell office:value-type="float" office:value="1.166" calcext:value-type="float">
            <text:p>1.16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487" calcext:value-type="float">
            <text:p>1.487</text:p>
          </table:table-cell>
          <table:table-cell office:value-type="float" office:value="1.478" calcext:value-type="float">
            <text:p>1.47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32" calcext:value-type="float">
            <text:p>7.8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62725" calcext:value-type="float">
            <text:p>8.062725</text:p>
          </table:table-cell>
          <table:table-cell office:value-type="float" office:value="7.321" calcext:value-type="float">
            <text:p>7.3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776" calcext:value-type="float">
            <text:p>6.1776</text:p>
          </table:table-cell>
          <table:table-cell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776" calcext:value-type="float">
            <text:p>6.1776</text:p>
          </table:table-cell>
          <table:table-cell office:value-type="float" office:value="10.19" calcext:value-type="float">
            <text:p>10.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525" calcext:value-type="float">
            <text:p>6.3525</text:p>
          </table:table-cell>
          <table:table-cell office:value-type="float" office:value="10.15" calcext:value-type="float">
            <text:p>10.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525" calcext:value-type="float">
            <text:p>6.3525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705" calcext:value-type="float">
            <text:p>11.705</text:p>
          </table:table-cell>
          <table:table-cell office:value-type="float" office:value="13.383" calcext:value-type="float">
            <text:p>13.38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1776" calcext:value-type="float">
            <text:p>6.1776</text:p>
          </table:table-cell>
          <table:table-cell office:value-type="float" office:value="2.34" calcext:value-type="float">
            <text:p>2.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776" calcext:value-type="float">
            <text:p>6.1776</text:p>
          </table:table-cell>
          <table:table-cell office:value-type="float" office:value="10.19" calcext:value-type="float">
            <text:p>10.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762" calcext:value-type="float">
            <text:p>11.762</text:p>
          </table:table-cell>
          <table:table-cell office:value-type="float" office:value="14.292" calcext:value-type="float">
            <text:p>14.29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10655" calcext:value-type="float">
            <text:p>7.10655</text:p>
          </table:table-cell>
          <table:table-cell office:value-type="float" office:value="3.32" calcext:value-type="float">
            <text:p>3.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655" calcext:value-type="float">
            <text:p>7.10655</text:p>
          </table:table-cell>
          <table:table-cell office:value-type="float" office:value="10.21" calcext:value-type="float">
            <text:p>10.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655" calcext:value-type="float">
            <text:p>7.10655</text:p>
          </table:table-cell>
          <table:table-cell office:value-type="float" office:value="2.47" calcext:value-type="float">
            <text:p>2.4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655" calcext:value-type="float">
            <text:p>7.10655</text:p>
          </table:table-cell>
          <table:table-cell office:value-type="float" office:value="3.09" calcext:value-type="float">
            <text:p>3.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832" calcext:value-type="float">
            <text:p>11.832</text:p>
          </table:table-cell>
          <table:table-cell office:value-type="float" office:value="13.22" calcext:value-type="float">
            <text:p>13.2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.724" calcext:value-type="float">
            <text:p>11.724</text:p>
          </table:table-cell>
          <table:table-cell office:value-type="float" office:value="13.271" calcext:value-type="float">
            <text:p>13.27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24515" calcext:value-type="float">
            <text:p>7.24515</text:p>
          </table:table-cell>
          <table:table-cell office:value-type="float" office:value="3.17" calcext:value-type="float">
            <text:p>3.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4515" calcext:value-type="float">
            <text:p>7.24515</text:p>
          </table:table-cell>
          <table:table-cell office:value-type="float" office:value="10.19" calcext:value-type="float">
            <text:p>10.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4515" calcext:value-type="float">
            <text:p>7.24515</text:p>
          </table:table-cell>
          <table:table-cell office:value-type="float" office:value="2.58" calcext:value-type="float">
            <text:p>2.5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4515" calcext:value-type="float">
            <text:p>7.24515</text:p>
          </table:table-cell>
          <table:table-cell office:value-type="float" office:value="3.18" calcext:value-type="float">
            <text:p>3.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832" calcext:value-type="float">
            <text:p>11.832</text:p>
          </table:table-cell>
          <table:table-cell office:value-type="float" office:value="13.152" calcext:value-type="float">
            <text:p>13.15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016625" calcext:value-type="float">
            <text:p>7.016625</text:p>
          </table:table-cell>
          <table:table-cell office:value-type="float" office:value="2.83" calcext:value-type="float">
            <text:p>2.8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16625" calcext:value-type="float">
            <text:p>7.016625</text:p>
          </table:table-cell>
          <table:table-cell office:value-type="float" office:value="2.91" calcext:value-type="float">
            <text:p>2.9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16625" calcext:value-type="float">
            <text:p>7.016625</text:p>
          </table:table-cell>
          <table:table-cell office:value-type="float" office:value="2.77" calcext:value-type="float">
            <text:p>2.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16625" calcext:value-type="float">
            <text:p>7.01662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816" calcext:value-type="float">
            <text:p>11.816</text:p>
          </table:table-cell>
          <table:table-cell office:value-type="float" office:value="12.995" calcext:value-type="float">
            <text:p>12.99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858025" calcext:value-type="float">
            <text:p>8.858025</text:p>
          </table:table-cell>
          <table:table-cell office:value-type="float" office:value="8.824" calcext:value-type="float">
            <text:p>8.8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63125" calcext:value-type="float">
            <text:p>7.363125</text:p>
          </table:table-cell>
          <table:table-cell office:value-type="float" office:value="1.803" calcext:value-type="float">
            <text:p>1.8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63125" calcext:value-type="float">
            <text:p>7.363125</text:p>
          </table:table-cell>
          <table:table-cell office:value-type="float" office:value="1.618" calcext:value-type="float">
            <text:p>1.6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8675" calcext:value-type="float">
            <text:p>7.08675</text:p>
          </table:table-cell>
          <table:table-cell office:value-type="float" office:value="10.033" calcext:value-type="float">
            <text:p>10.0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17" calcext:value-type="float">
            <text:p>8.1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02" calcext:value-type="float">
            <text:p>0.502</text:p>
          </table:table-cell>
          <table:table-cell office:value-type="float" office:value="0.546" calcext:value-type="float">
            <text:p>0.5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51" calcext:value-type="float">
            <text:p>1.251</text:p>
          </table:table-cell>
          <table:table-cell office:value-type="float" office:value="1.188" calcext:value-type="float">
            <text:p>1.18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02" calcext:value-type="float">
            <text:p>0.502</text:p>
          </table:table-cell>
          <table:table-cell office:value-type="float" office:value="0.537" calcext:value-type="float">
            <text:p>0.53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13" calcext:value-type="float">
            <text:p>8.1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51" calcext:value-type="float">
            <text:p>1.251</text:p>
          </table:table-cell>
          <table:table-cell office:value-type="float" office:value="1.299" calcext:value-type="float">
            <text:p>1.29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582" calcext:value-type="float">
            <text:p>7.5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582" calcext:value-type="float">
            <text:p>7.5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914" calcext:value-type="float">
            <text:p>1.914</text:p>
          </table:table-cell>
          <table:table-cell office:value-type="float" office:value="1.913" calcext:value-type="float">
            <text:p>1.91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44" calcext:value-type="float">
            <text:p>0.444</text:p>
          </table:table-cell>
          <table:table-cell office:value-type="float" office:value="0.445" calcext:value-type="float">
            <text:p>0.4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905" calcext:value-type="float">
            <text:p>1.90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858025" calcext:value-type="float">
            <text:p>8.858025</text:p>
          </table:table-cell>
          <table:table-cell office:value-type="float" office:value="8.408" calcext:value-type="float">
            <text:p>8.4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18" calcext:value-type="float">
            <text:p>0.518</text:p>
          </table:table-cell>
          <table:table-cell office:value-type="float" office:value="0.516" calcext:value-type="float">
            <text:p>0.51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858025" calcext:value-type="float">
            <text:p>8.858025</text:p>
          </table:table-cell>
          <table:table-cell office:value-type="float" office:value="8.824" calcext:value-type="float">
            <text:p>8.8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63125" calcext:value-type="float">
            <text:p>7.363125</text:p>
          </table:table-cell>
          <table:table-cell office:value-type="float" office:value="1.803" calcext:value-type="float">
            <text:p>1.8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63125" calcext:value-type="float">
            <text:p>7.363125</text:p>
          </table:table-cell>
          <table:table-cell office:value-type="float" office:value="1.618" calcext:value-type="float">
            <text:p>1.6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8675" calcext:value-type="float">
            <text:p>7.08675</text:p>
          </table:table-cell>
          <table:table-cell office:value-type="float" office:value="10.033" calcext:value-type="float">
            <text:p>10.0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17" calcext:value-type="float">
            <text:p>8.1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02" calcext:value-type="float">
            <text:p>0.502</text:p>
          </table:table-cell>
          <table:table-cell office:value-type="float" office:value="0.546" calcext:value-type="float">
            <text:p>0.5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51" calcext:value-type="float">
            <text:p>1.251</text:p>
          </table:table-cell>
          <table:table-cell office:value-type="float" office:value="1.188" calcext:value-type="float">
            <text:p>1.18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02" calcext:value-type="float">
            <text:p>0.502</text:p>
          </table:table-cell>
          <table:table-cell office:value-type="float" office:value="0.537" calcext:value-type="float">
            <text:p>0.53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13" calcext:value-type="float">
            <text:p>8.1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51" calcext:value-type="float">
            <text:p>1.251</text:p>
          </table:table-cell>
          <table:table-cell office:value-type="float" office:value="1.299" calcext:value-type="float">
            <text:p>1.29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582" calcext:value-type="float">
            <text:p>7.5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582" calcext:value-type="float">
            <text:p>7.5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914" calcext:value-type="float">
            <text:p>1.914</text:p>
          </table:table-cell>
          <table:table-cell office:value-type="float" office:value="1.913" calcext:value-type="float">
            <text:p>1.91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44" calcext:value-type="float">
            <text:p>0.444</text:p>
          </table:table-cell>
          <table:table-cell office:value-type="float" office:value="0.445" calcext:value-type="float">
            <text:p>0.4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905" calcext:value-type="float">
            <text:p>1.90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858025" calcext:value-type="float">
            <text:p>8.858025</text:p>
          </table:table-cell>
          <table:table-cell office:value-type="float" office:value="8.408" calcext:value-type="float">
            <text:p>8.4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18" calcext:value-type="float">
            <text:p>0.518</text:p>
          </table:table-cell>
          <table:table-cell office:value-type="float" office:value="0.516" calcext:value-type="float">
            <text:p>0.51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804" calcext:value-type="float">
            <text:p>8.8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69" calcext:value-type="float">
            <text:p>0.469</text:p>
          </table:table-cell>
          <table:table-cell office:value-type="float" office:value="0.467" calcext:value-type="float">
            <text:p>0.46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469" calcext:value-type="float">
            <text:p>0.46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802" calcext:value-type="float">
            <text:p>8.8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12" calcext:value-type="float">
            <text:p>7.9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58" calcext:value-type="float">
            <text:p>0.458</text:p>
          </table:table-cell>
          <table:table-cell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551" calcext:value-type="float">
            <text:p>1.551</text:p>
          </table:table-cell>
          <table:table-cell office:value-type="float" office:value="1.47" calcext:value-type="float">
            <text:p>1.4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58" calcext:value-type="float">
            <text:p>0.458</text:p>
          </table:table-cell>
          <table:table-cell office:value-type="float" office:value="0.467" calcext:value-type="float">
            <text:p>0.46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6" calcext:value-type="float">
            <text:p>7.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51" calcext:value-type="float">
            <text:p>1.551</text:p>
          </table:table-cell>
          <table:table-cell office:value-type="float" office:value="1.416" calcext:value-type="float">
            <text:p>1.41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45" calcext:value-type="float">
            <text:p>7.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45" calcext:value-type="float">
            <text:p>7.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804" calcext:value-type="float">
            <text:p>8.8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69" calcext:value-type="float">
            <text:p>0.469</text:p>
          </table:table-cell>
          <table:table-cell office:value-type="float" office:value="0.467" calcext:value-type="float">
            <text:p>0.46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469" calcext:value-type="float">
            <text:p>0.46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802" calcext:value-type="float">
            <text:p>8.8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12" calcext:value-type="float">
            <text:p>7.9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58" calcext:value-type="float">
            <text:p>0.458</text:p>
          </table:table-cell>
          <table:table-cell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551" calcext:value-type="float">
            <text:p>1.551</text:p>
          </table:table-cell>
          <table:table-cell office:value-type="float" office:value="1.47" calcext:value-type="float">
            <text:p>1.4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58" calcext:value-type="float">
            <text:p>0.458</text:p>
          </table:table-cell>
          <table:table-cell office:value-type="float" office:value="0.467" calcext:value-type="float">
            <text:p>0.46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6" calcext:value-type="float">
            <text:p>7.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51" calcext:value-type="float">
            <text:p>1.551</text:p>
          </table:table-cell>
          <table:table-cell office:value-type="float" office:value="1.416" calcext:value-type="float">
            <text:p>1.41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45" calcext:value-type="float">
            <text:p>7.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45" calcext:value-type="float">
            <text:p>7.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4" calcext:value-type="float">
            <text:p>0.534</text:p>
          </table:table-cell>
          <table:table-cell office:value-type="float" office:value="0.538" calcext:value-type="float">
            <text:p>0.53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361" calcext:value-type="float">
            <text:p>8.3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32" calcext:value-type="float">
            <text:p>1.332</text:p>
          </table:table-cell>
          <table:table-cell office:value-type="float" office:value="1.892" calcext:value-type="float">
            <text:p>1.89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.671975" calcext:value-type="float">
            <text:p>4.671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671975" calcext:value-type="float">
            <text:p>4.671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138" calcext:value-type="float">
            <text:p>1.138</text:p>
          </table:table-cell>
          <table:table-cell office:value-type="float" office:value="1.216" calcext:value-type="float">
            <text:p>1.21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073" calcext:value-type="float">
            <text:p>8.0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8005" calcext:value-type="float">
            <text:p>8.08005</text:p>
          </table:table-cell>
          <table:table-cell office:value-type="float" office:value="7.662" calcext:value-type="float">
            <text:p>7.6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74775" calcext:value-type="float">
            <text:p>6.374775</text:p>
          </table:table-cell>
          <table:table-cell office:value-type="float" office:value="6.932" calcext:value-type="float">
            <text:p>6.9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74775" calcext:value-type="float">
            <text:p>6.374775</text:p>
          </table:table-cell>
          <table:table-cell office:value-type="float" office:value="6.932" calcext:value-type="float">
            <text:p>6.9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74775" calcext:value-type="float">
            <text:p>6.374775</text:p>
          </table:table-cell>
          <table:table-cell office:value-type="float" office:value="6.932" calcext:value-type="float">
            <text:p>6.9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74775" calcext:value-type="float">
            <text:p>6.374775</text:p>
          </table:table-cell>
          <table:table-cell office:value-type="float" office:value="6.932" calcext:value-type="float">
            <text:p>6.9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74775" calcext:value-type="float">
            <text:p>6.374775</text:p>
          </table:table-cell>
          <table:table-cell office:value-type="float" office:value="6.932" calcext:value-type="float">
            <text:p>6.9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74775" calcext:value-type="float">
            <text:p>6.374775</text:p>
          </table:table-cell>
          <table:table-cell office:value-type="float" office:value="6.932" calcext:value-type="float">
            <text:p>6.9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304" calcext:value-type="float">
            <text:p>8.3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49" calcext:value-type="float">
            <text:p>0.5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49" calcext:value-type="float">
            <text:p>0.5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304" calcext:value-type="float">
            <text:p>8.3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0735" calcext:value-type="float">
            <text:p>5.70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0735" calcext:value-type="float">
            <text:p>5.70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675" calcext:value-type="float">
            <text:p>1.675</text:p>
          </table:table-cell>
          <table:table-cell office:value-type="float" office:value="1.662" calcext:value-type="float">
            <text:p>1.66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45" calcext:value-type="float">
            <text:p>0.445</text:p>
          </table:table-cell>
          <table:table-cell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408" calcext:value-type="float">
            <text:p>8.4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432" calcext:value-type="float">
            <text:p>7.4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6" calcext:value-type="float">
            <text:p>0.536</text:p>
          </table:table-cell>
          <table:table-cell office:value-type="float" office:value="0.531" calcext:value-type="float">
            <text:p>0.53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505" calcext:value-type="float">
            <text:p>1.505</text:p>
          </table:table-cell>
          <table:table-cell office:value-type="float" office:value="1.574" calcext:value-type="float">
            <text:p>1.57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36" calcext:value-type="float">
            <text:p>0.536</text:p>
          </table:table-cell>
          <table:table-cell office:value-type="float" office:value="0.531" calcext:value-type="float">
            <text:p>0.53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431" calcext:value-type="float">
            <text:p>7.4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05" calcext:value-type="float">
            <text:p>1.505</text:p>
          </table:table-cell>
          <table:table-cell office:value-type="float" office:value="1.574" calcext:value-type="float">
            <text:p>1.57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08" calcext:value-type="float">
            <text:p>7.7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08" calcext:value-type="float">
            <text:p>7.7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4711" calcext:value-type="float">
            <text:p>8.4711</text:p>
          </table:table-cell>
          <table:table-cell office:value-type="float" office:value="8.315" calcext:value-type="float">
            <text:p>8.3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9" calcext:value-type="float">
            <text:p>0.539</text:p>
          </table:table-cell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39" calcext:value-type="float">
            <text:p>0.539</text:p>
          </table:table-cell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4711" calcext:value-type="float">
            <text:p>8.4711</text:p>
          </table:table-cell>
          <table:table-cell office:value-type="float" office:value="8.315" calcext:value-type="float">
            <text:p>8.3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7.767" calcext:value-type="float">
            <text:p>7.7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49" calcext:value-type="float">
            <text:p>0.449</text:p>
          </table:table-cell>
          <table:table-cell office:value-type="float" office:value="0.443" calcext:value-type="float">
            <text:p>0.44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49" calcext:value-type="float">
            <text:p>0.449</text:p>
          </table:table-cell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459" calcext:value-type="float">
            <text:p>8.45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1" calcext:value-type="float">
            <text:p>0.5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.233275" calcext:value-type="float">
            <text:p>2.2332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54" calcext:value-type="float">
            <text:p>0.454</text:p>
          </table:table-cell>
          <table:table-cell office:value-type="float" office:value="0.453" calcext:value-type="float">
            <text:p>0.45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67" calcext:value-type="float">
            <text:p>0.467</text:p>
          </table:table-cell>
          <table:table-cell office:value-type="float" office:value="0.463" calcext:value-type="float">
            <text:p>0.46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6.48" calcext:value-type="float">
            <text:p>6.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48" calcext:value-type="float">
            <text:p>1.448</text:p>
          </table:table-cell>
          <table:table-cell office:value-type="float" office:value="1.884" calcext:value-type="float">
            <text:p>1.88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177" calcext:value-type="float">
            <text:p>1.177</text:p>
          </table:table-cell>
          <table:table-cell office:value-type="float" office:value="1.78" calcext:value-type="float">
            <text:p>1.7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7.381" calcext:value-type="float">
            <text:p>7.3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93425" calcext:value-type="float">
            <text:p>7.993425</text:p>
          </table:table-cell>
          <table:table-cell office:value-type="float" office:value="6.494" calcext:value-type="float">
            <text:p>6.49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9935" calcext:value-type="float">
            <text:p>6.499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49935" calcext:value-type="float">
            <text:p>6.499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471" calcext:value-type="float">
            <text:p>7.5471</text:p>
          </table:table-cell>
          <table:table-cell office:value-type="float" office:value="7.23" calcext:value-type="float">
            <text:p>7.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471" calcext:value-type="float">
            <text:p>7.5471</text:p>
          </table:table-cell>
          <table:table-cell office:value-type="float" office:value="7.23" calcext:value-type="float">
            <text:p>7.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471" calcext:value-type="float">
            <text:p>7.5471</text:p>
          </table:table-cell>
          <table:table-cell office:value-type="float" office:value="7.23" calcext:value-type="float">
            <text:p>7.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471" calcext:value-type="float">
            <text:p>7.5471</text:p>
          </table:table-cell>
          <table:table-cell office:value-type="float" office:value="7.23" calcext:value-type="float">
            <text:p>7.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682" calcext:value-type="float">
            <text:p>1.68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39" calcext:value-type="float">
            <text:p>0.53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11225" calcext:value-type="float">
            <text:p>8.211225</text:p>
          </table:table-cell>
          <table:table-cell office:value-type="float" office:value="8.148" calcext:value-type="float">
            <text:p>8.1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4945" calcext:value-type="float">
            <text:p>7.14945</text:p>
          </table:table-cell>
          <table:table-cell office:value-type="float" office:value="7.323" calcext:value-type="float">
            <text:p>7.3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4945" calcext:value-type="float">
            <text:p>7.14945</text:p>
          </table:table-cell>
          <table:table-cell office:value-type="float" office:value="7.323" calcext:value-type="float">
            <text:p>7.3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4945" calcext:value-type="float">
            <text:p>7.14945</text:p>
          </table:table-cell>
          <table:table-cell office:value-type="float" office:value="7.323" calcext:value-type="float">
            <text:p>7.3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4945" calcext:value-type="float">
            <text:p>7.14945</text:p>
          </table:table-cell>
          <table:table-cell office:value-type="float" office:value="7.323" calcext:value-type="float">
            <text:p>7.3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564" calcext:value-type="float">
            <text:p>6.9564</text:p>
          </table:table-cell>
          <table:table-cell office:value-type="float" office:value="7.667" calcext:value-type="float">
            <text:p>7.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564" calcext:value-type="float">
            <text:p>6.9564</text:p>
          </table:table-cell>
          <table:table-cell office:value-type="float" office:value="7.667" calcext:value-type="float">
            <text:p>7.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564" calcext:value-type="float">
            <text:p>6.9564</text:p>
          </table:table-cell>
          <table:table-cell office:value-type="float" office:value="7.667" calcext:value-type="float">
            <text:p>7.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564" calcext:value-type="float">
            <text:p>6.9564</text:p>
          </table:table-cell>
          <table:table-cell office:value-type="float" office:value="7.667" calcext:value-type="float">
            <text:p>7.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5" calcext:value-type="float">
            <text:p>7.425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5" calcext:value-type="float">
            <text:p>7.425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5" calcext:value-type="float">
            <text:p>7.425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25" calcext:value-type="float">
            <text:p>7.425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16635" calcext:value-type="float">
            <text:p>3.16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16635" calcext:value-type="float">
            <text:p>3.16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43975" calcext:value-type="float">
            <text:p>8.43975</text:p>
          </table:table-cell>
          <table:table-cell office:value-type="float" office:value="7.873" calcext:value-type="float">
            <text:p>7.8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3" calcext:value-type="float">
            <text:p>1.43</text:p>
          </table:table-cell>
          <table:table-cell office:value-type="float" office:value="1.287" calcext:value-type="float">
            <text:p>1.28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43975" calcext:value-type="float">
            <text:p>8.43975</text:p>
          </table:table-cell>
          <table:table-cell office:value-type="float" office:value="7.88" calcext:value-type="float">
            <text:p>7.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43" calcext:value-type="float">
            <text:p>1.4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871" calcext:value-type="float">
            <text:p>7.87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557" calcext:value-type="float">
            <text:p>7.5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80075" calcext:value-type="float">
            <text:p>6.180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80075" calcext:value-type="float">
            <text:p>6.180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4705" calcext:value-type="float">
            <text:p>8.04705</text:p>
          </table:table-cell>
          <table:table-cell office:value-type="float" office:value="6.546" calcext:value-type="float">
            <text:p>6.5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4705" calcext:value-type="float">
            <text:p>8.04705</text:p>
          </table:table-cell>
          <table:table-cell office:value-type="float" office:value="6.546" calcext:value-type="float">
            <text:p>6.5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4705" calcext:value-type="float">
            <text:p>8.04705</text:p>
          </table:table-cell>
          <table:table-cell office:value-type="float" office:value="6.546" calcext:value-type="float">
            <text:p>6.5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4705" calcext:value-type="float">
            <text:p>8.04705</text:p>
          </table:table-cell>
          <table:table-cell office:value-type="float" office:value="6.546" calcext:value-type="float">
            <text:p>6.5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98125" calcext:value-type="float">
            <text:p>7.198125</text:p>
          </table:table-cell>
          <table:table-cell office:value-type="float" office:value="6.425" calcext:value-type="float">
            <text:p>6.4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98125" calcext:value-type="float">
            <text:p>7.198125</text:p>
          </table:table-cell>
          <table:table-cell office:value-type="float" office:value="6.425" calcext:value-type="float">
            <text:p>6.4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98125" calcext:value-type="float">
            <text:p>7.198125</text:p>
          </table:table-cell>
          <table:table-cell office:value-type="float" office:value="6.425" calcext:value-type="float">
            <text:p>6.4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98125" calcext:value-type="float">
            <text:p>7.198125</text:p>
          </table:table-cell>
          <table:table-cell office:value-type="float" office:value="6.425" calcext:value-type="float">
            <text:p>6.4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150875" calcext:value-type="float">
            <text:p>1.150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695" calcext:value-type="float">
            <text:p>1.69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764" calcext:value-type="float">
            <text:p>1.764</text:p>
          </table:table-cell>
          <table:table-cell office:value-type="float" office:value="1.76" calcext:value-type="float">
            <text:p>1.7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725175" calcext:value-type="float">
            <text:p>0.7251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39975" calcext:value-type="float">
            <text:p>1.239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11" calcext:value-type="float">
            <text:p>5.511</text:p>
          </table:table-cell>
          <table:table-cell office:value-type="float" office:value="9.31" calcext:value-type="float">
            <text:p>9.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11" calcext:value-type="float">
            <text:p>5.511</text:p>
          </table:table-cell>
          <table:table-cell office:value-type="float" office:value="4.41" calcext:value-type="float">
            <text:p>4.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40375" calcext:value-type="float">
            <text:p>5.40375</text:p>
          </table:table-cell>
          <table:table-cell office:value-type="float" office:value="4.544" calcext:value-type="float">
            <text:p>4.5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316725" calcext:value-type="float">
            <text:p>9.316725</text:p>
          </table:table-cell>
          <table:table-cell office:value-type="float" office:value="4.544" calcext:value-type="float">
            <text:p>4.5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11" calcext:value-type="float">
            <text:p>5.511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644" calcext:value-type="float">
            <text:p>6.1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644" calcext:value-type="float">
            <text:p>6.1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.1733" calcext:value-type="float">
            <text:p>16.1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.734575" calcext:value-type="float">
            <text:p>5.734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64755" calcext:value-type="float">
            <text:p>9.64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675" calcext:value-type="float">
            <text:p>1.675</text:p>
          </table:table-cell>
          <table:table-cell office:value-type="float" office:value="1.458" calcext:value-type="float">
            <text:p>1.45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09" calcext:value-type="float">
            <text:p>0.509</text:p>
          </table:table-cell>
          <table:table-cell office:value-type="float" office:value="0.508" calcext:value-type="float">
            <text:p>0.50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.058" calcext:value-type="float">
            <text:p>2.058</text:p>
          </table:table-cell>
          <table:table-cell office:value-type="float" office:value="1.447" calcext:value-type="float">
            <text:p>1.44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43975" calcext:value-type="float">
            <text:p>8.43975</text:p>
          </table:table-cell>
          <table:table-cell office:value-type="float" office:value="8.209" calcext:value-type="float">
            <text:p>8.2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647" calcext:value-type="float">
            <text:p>1.647</text:p>
          </table:table-cell>
          <table:table-cell office:value-type="float" office:value="1.538" calcext:value-type="float">
            <text:p>1.53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126" calcext:value-type="float">
            <text:p>8.1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88" calcext:value-type="float">
            <text:p>1.888</text:p>
          </table:table-cell>
          <table:table-cell office:value-type="float" office:value="1.657" calcext:value-type="float">
            <text:p>1.6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310925" calcext:value-type="float">
            <text:p>1.310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10925" calcext:value-type="float">
            <text:p>1.310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442" calcext:value-type="float">
            <text:p>1.44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04" calcext:value-type="float">
            <text:p>0.50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466" calcext:value-type="float">
            <text:p>1.46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7.766" calcext:value-type="float">
            <text:p>7.7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681" calcext:value-type="float">
            <text:p>1.68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7.644" calcext:value-type="float">
            <text:p>7.6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88" calcext:value-type="float">
            <text:p>1.888</text:p>
          </table:table-cell>
          <table:table-cell office:value-type="float" office:value="1.657" calcext:value-type="float">
            <text:p>1.6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310925" calcext:value-type="float">
            <text:p>1.310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10925" calcext:value-type="float">
            <text:p>1.310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442" calcext:value-type="float">
            <text:p>1.44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04" calcext:value-type="float">
            <text:p>0.50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466" calcext:value-type="float">
            <text:p>1.46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7.766" calcext:value-type="float">
            <text:p>7.7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681" calcext:value-type="float">
            <text:p>1.68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7.644" calcext:value-type="float">
            <text:p>7.6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765" calcext:value-type="float">
            <text:p>1.765</text:p>
          </table:table-cell>
          <table:table-cell office:value-type="float" office:value="1.769" calcext:value-type="float">
            <text:p>1.76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428" calcext:value-type="float">
            <text:p>8.4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53675" calcext:value-type="float">
            <text:p>6.153675</text:p>
          </table:table-cell>
          <table:table-cell office:value-type="float" office:value="7.579" calcext:value-type="float">
            <text:p>7.5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53675" calcext:value-type="float">
            <text:p>6.153675</text:p>
          </table:table-cell>
          <table:table-cell office:value-type="float" office:value="7.579" calcext:value-type="float">
            <text:p>7.5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53675" calcext:value-type="float">
            <text:p>6.153675</text:p>
          </table:table-cell>
          <table:table-cell office:value-type="float" office:value="7.579" calcext:value-type="float">
            <text:p>7.5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53675" calcext:value-type="float">
            <text:p>6.153675</text:p>
          </table:table-cell>
          <table:table-cell office:value-type="float" office:value="7.579" calcext:value-type="float">
            <text:p>7.5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765" calcext:value-type="float">
            <text:p>1.765</text:p>
          </table:table-cell>
          <table:table-cell office:value-type="float" office:value="1.769" calcext:value-type="float">
            <text:p>1.76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428" calcext:value-type="float">
            <text:p>8.4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53675" calcext:value-type="float">
            <text:p>6.153675</text:p>
          </table:table-cell>
          <table:table-cell office:value-type="float" office:value="7.579" calcext:value-type="float">
            <text:p>7.5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53675" calcext:value-type="float">
            <text:p>6.153675</text:p>
          </table:table-cell>
          <table:table-cell office:value-type="float" office:value="7.579" calcext:value-type="float">
            <text:p>7.5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53675" calcext:value-type="float">
            <text:p>6.153675</text:p>
          </table:table-cell>
          <table:table-cell office:value-type="float" office:value="7.579" calcext:value-type="float">
            <text:p>7.5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53675" calcext:value-type="float">
            <text:p>6.153675</text:p>
          </table:table-cell>
          <table:table-cell office:value-type="float" office:value="7.579" calcext:value-type="float">
            <text:p>7.5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034" calcext:value-type="float">
            <text:p>8.0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5" calcext:value-type="float">
            <text:p>0.45</text:p>
          </table:table-cell>
          <table:table-cell office:value-type="float" office:value="0.449" calcext:value-type="float">
            <text:p>0.4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469" calcext:value-type="float">
            <text:p>1.469</text:p>
          </table:table-cell>
          <table:table-cell office:value-type="float" office:value="1.47" calcext:value-type="float">
            <text:p>1.4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5" calcext:value-type="float">
            <text:p>0.45</text:p>
          </table:table-cell>
          <table:table-cell office:value-type="float" office:value="0.449" calcext:value-type="float">
            <text:p>0.4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034" calcext:value-type="float">
            <text:p>8.0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69" calcext:value-type="float">
            <text:p>1.469</text:p>
          </table:table-cell>
          <table:table-cell office:value-type="float" office:value="1.471" calcext:value-type="float">
            <text:p>1.47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.21555" calcext:value-type="float">
            <text:p>6.21555</text:p>
          </table:table-cell>
          <table:table-cell office:value-type="float" office:value="9.794" calcext:value-type="float">
            <text:p>9.79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21555" calcext:value-type="float">
            <text:p>6.21555</text:p>
          </table:table-cell>
          <table:table-cell office:value-type="float" office:value="10.408" calcext:value-type="float">
            <text:p>10.4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28" calcext:value-type="float">
            <text:p>7.9728</text:p>
          </table:table-cell>
          <table:table-cell office:value-type="float" office:value="7.538" calcext:value-type="float">
            <text:p>7.5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28" calcext:value-type="float">
            <text:p>7.9728</text:p>
          </table:table-cell>
          <table:table-cell office:value-type="float" office:value="7.538" calcext:value-type="float">
            <text:p>7.5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76" calcext:value-type="float">
            <text:p>0.47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171" calcext:value-type="float">
            <text:p>7.17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326" calcext:value-type="float">
            <text:p>1.32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2.446" calcext:value-type="float">
            <text:p>2.44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33" calcext:value-type="float">
            <text:p>8.0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61" calcext:value-type="float">
            <text:p>7.9761</text:p>
          </table:table-cell>
          <table:table-cell office:value-type="float" office:value="7.789" calcext:value-type="float">
            <text:p>7.78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45335" calcext:value-type="float">
            <text:p>4.45335</text:p>
          </table:table-cell>
          <table:table-cell office:value-type="float" office:value="4.738" calcext:value-type="float">
            <text:p>4.7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48" calcext:value-type="float">
            <text:p>0.448</text:p>
          </table:table-cell>
          <table:table-cell office:value-type="float" office:value="0.447" calcext:value-type="float">
            <text:p>0.4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48" calcext:value-type="float">
            <text:p>0.448</text:p>
          </table:table-cell>
          <table:table-cell office:value-type="float" office:value="0.447" calcext:value-type="float">
            <text:p>0.4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.45335" calcext:value-type="float">
            <text:p>4.45335</text:p>
          </table:table-cell>
          <table:table-cell office:value-type="float" office:value="4.738" calcext:value-type="float">
            <text:p>4.7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73" calcext:value-type="float">
            <text:p>0.473</text:p>
          </table:table-cell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73" calcext:value-type="float">
            <text:p>0.473</text:p>
          </table:table-cell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3.954" calcext:value-type="float">
            <text:p>13.95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5604" calcext:value-type="float">
            <text:p>6.5604</text:p>
          </table:table-cell>
          <table:table-cell office:value-type="float" office:value="10.14" calcext:value-type="float">
            <text:p>10.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604" calcext:value-type="float">
            <text:p>6.5604</text:p>
          </table:table-cell>
          <table:table-cell office:value-type="float" office:value="2.08" calcext:value-type="float">
            <text:p>2.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54025" calcext:value-type="float">
            <text:p>5.954025</text:p>
          </table:table-cell>
          <table:table-cell office:value-type="float" office:value="6.564" calcext:value-type="float">
            <text:p>6.5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54025" calcext:value-type="float">
            <text:p>5.954025</text:p>
          </table:table-cell>
          <table:table-cell office:value-type="float" office:value="6.564" calcext:value-type="float">
            <text:p>6.5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54025" calcext:value-type="float">
            <text:p>5.954025</text:p>
          </table:table-cell>
          <table:table-cell office:value-type="float" office:value="6.564" calcext:value-type="float">
            <text:p>6.5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45" calcext:value-type="float">
            <text:p>0.445</text:p>
          </table:table-cell>
          <table:table-cell office:value-type="float" office:value="0.539" calcext:value-type="float">
            <text:p>0.53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268" calcext:value-type="float">
            <text:p>8.2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46" calcext:value-type="float">
            <text:p>1.446</text:p>
          </table:table-cell>
          <table:table-cell office:value-type="float" office:value="1.585" calcext:value-type="float">
            <text:p>1.58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209" calcext:value-type="float">
            <text:p>1.209</text:p>
          </table:table-cell>
          <table:table-cell office:value-type="float" office:value="1.206" calcext:value-type="float">
            <text:p>1.20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013" calcext:value-type="float">
            <text:p>8.0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1075" calcext:value-type="float">
            <text:p>8.01075</text:p>
          </table:table-cell>
          <table:table-cell office:value-type="float" office:value="7.625" calcext:value-type="float">
            <text:p>7.6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49" calcext:value-type="float">
            <text:p>8.1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21" calcext:value-type="float">
            <text:p>0.521</text:p>
          </table:table-cell>
          <table:table-cell office:value-type="float" office:value="0.536" calcext:value-type="float">
            <text:p>0.53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01" calcext:value-type="float">
            <text:p>1.201</text:p>
          </table:table-cell>
          <table:table-cell office:value-type="float" office:value="1.245" calcext:value-type="float">
            <text:p>1.24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21" calcext:value-type="float">
            <text:p>0.521</text:p>
          </table:table-cell>
          <table:table-cell office:value-type="float" office:value="0.536" calcext:value-type="float">
            <text:p>0.53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48" calcext:value-type="float">
            <text:p>8.1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01" calcext:value-type="float">
            <text:p>1.201</text:p>
          </table:table-cell>
          <table:table-cell office:value-type="float" office:value="1.245" calcext:value-type="float">
            <text:p>1.24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755" calcext:value-type="float">
            <text:p>7.7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755" calcext:value-type="float">
            <text:p>7.7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3.954" calcext:value-type="float">
            <text:p>13.95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5604" calcext:value-type="float">
            <text:p>6.5604</text:p>
          </table:table-cell>
          <table:table-cell office:value-type="float" office:value="10.14" calcext:value-type="float">
            <text:p>10.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604" calcext:value-type="float">
            <text:p>6.5604</text:p>
          </table:table-cell>
          <table:table-cell office:value-type="float" office:value="2.08" calcext:value-type="float">
            <text:p>2.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54025" calcext:value-type="float">
            <text:p>5.954025</text:p>
          </table:table-cell>
          <table:table-cell office:value-type="float" office:value="6.564" calcext:value-type="float">
            <text:p>6.5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54025" calcext:value-type="float">
            <text:p>5.954025</text:p>
          </table:table-cell>
          <table:table-cell office:value-type="float" office:value="6.564" calcext:value-type="float">
            <text:p>6.5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54025" calcext:value-type="float">
            <text:p>5.954025</text:p>
          </table:table-cell>
          <table:table-cell office:value-type="float" office:value="6.564" calcext:value-type="float">
            <text:p>6.5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45" calcext:value-type="float">
            <text:p>0.445</text:p>
          </table:table-cell>
          <table:table-cell office:value-type="float" office:value="0.539" calcext:value-type="float">
            <text:p>0.53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268" calcext:value-type="float">
            <text:p>8.2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46" calcext:value-type="float">
            <text:p>1.446</text:p>
          </table:table-cell>
          <table:table-cell office:value-type="float" office:value="1.585" calcext:value-type="float">
            <text:p>1.58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209" calcext:value-type="float">
            <text:p>1.209</text:p>
          </table:table-cell>
          <table:table-cell office:value-type="float" office:value="1.206" calcext:value-type="float">
            <text:p>1.20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013" calcext:value-type="float">
            <text:p>8.0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1075" calcext:value-type="float">
            <text:p>8.01075</text:p>
          </table:table-cell>
          <table:table-cell office:value-type="float" office:value="7.625" calcext:value-type="float">
            <text:p>7.6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49" calcext:value-type="float">
            <text:p>8.1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21" calcext:value-type="float">
            <text:p>0.521</text:p>
          </table:table-cell>
          <table:table-cell office:value-type="float" office:value="0.536" calcext:value-type="float">
            <text:p>0.53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01" calcext:value-type="float">
            <text:p>1.201</text:p>
          </table:table-cell>
          <table:table-cell office:value-type="float" office:value="1.245" calcext:value-type="float">
            <text:p>1.24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21" calcext:value-type="float">
            <text:p>0.521</text:p>
          </table:table-cell>
          <table:table-cell office:value-type="float" office:value="0.536" calcext:value-type="float">
            <text:p>0.53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48" calcext:value-type="float">
            <text:p>8.1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01" calcext:value-type="float">
            <text:p>1.201</text:p>
          </table:table-cell>
          <table:table-cell office:value-type="float" office:value="1.245" calcext:value-type="float">
            <text:p>1.24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755" calcext:value-type="float">
            <text:p>7.7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755" calcext:value-type="float">
            <text:p>7.7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68225" calcext:value-type="float">
            <text:p>5.868225</text:p>
          </table:table-cell>
          <table:table-cell office:value-type="float" office:value="4.27" calcext:value-type="float">
            <text:p>4.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68225" calcext:value-type="float">
            <text:p>5.868225</text:p>
          </table:table-cell>
          <table:table-cell office:value-type="float" office:value="8.06" calcext:value-type="float">
            <text:p>8.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4.596" calcext:value-type="float">
            <text:p>14.59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.158" calcext:value-type="float">
            <text:p>1.158</text:p>
          </table:table-cell>
          <table:table-cell office:value-type="float" office:value="1.168" calcext:value-type="float">
            <text:p>1.16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985875" calcext:value-type="float">
            <text:p>0.985875</text:p>
          </table:table-cell>
          <table:table-cell office:value-type="float" office:value="3.406" calcext:value-type="float">
            <text:p>3.4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34" calcext:value-type="float">
            <text:p>8.1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05" calcext:value-type="float">
            <text:p>0.505</text:p>
          </table:table-cell>
          <table:table-cell office:value-type="float" office:value="0.503" calcext:value-type="float">
            <text:p>0.50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88" calcext:value-type="float">
            <text:p>1.288</text:p>
          </table:table-cell>
          <table:table-cell office:value-type="float" office:value="1.238" calcext:value-type="float">
            <text:p>1.23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05" calcext:value-type="float">
            <text:p>0.505</text:p>
          </table:table-cell>
          <table:table-cell office:value-type="float" office:value="0.503" calcext:value-type="float">
            <text:p>0.50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22" calcext:value-type="float">
            <text:p>8.1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88" calcext:value-type="float">
            <text:p>1.288</text:p>
          </table:table-cell>
          <table:table-cell office:value-type="float" office:value="1.298" calcext:value-type="float">
            <text:p>1.29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826" calcext:value-type="float">
            <text:p>0.82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985875" calcext:value-type="float">
            <text:p>0.985875</text:p>
          </table:table-cell>
          <table:table-cell office:value-type="float" office:value="3.44" calcext:value-type="float">
            <text:p>3.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1023" calcext:value-type="float">
            <text:p>0.1023</text:p>
          </table:table-cell>
          <table:table-cell office:value-type="float" office:value="1.753" calcext:value-type="float">
            <text:p>1.7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949" calcext:value-type="float">
            <text:p>7.9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953" calcext:value-type="float">
            <text:p>7.9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1023" calcext:value-type="float">
            <text:p>0.1023</text:p>
          </table:table-cell>
          <table:table-cell office:value-type="float" office:value="1.753" calcext:value-type="float">
            <text:p>1.7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06" calcext:value-type="float">
            <text:p>8.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71415" calcext:value-type="float">
            <text:p>3.714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71415" calcext:value-type="float">
            <text:p>3.714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3" calcext:value-type="float">
            <text:p>8.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1" calcext:value-type="float">
            <text:p>0.531</text:p>
          </table:table-cell>
          <table:table-cell office:value-type="float" office:value="0.542" calcext:value-type="float">
            <text:p>0.54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43" calcext:value-type="float">
            <text:p>1.243</text:p>
          </table:table-cell>
          <table:table-cell office:value-type="float" office:value="1.277" calcext:value-type="float">
            <text:p>1.27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31" calcext:value-type="float">
            <text:p>0.531</text:p>
          </table:table-cell>
          <table:table-cell office:value-type="float" office:value="0.542" calcext:value-type="float">
            <text:p>0.54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3" calcext:value-type="float">
            <text:p>8.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43" calcext:value-type="float">
            <text:p>1.243</text:p>
          </table:table-cell>
          <table:table-cell office:value-type="float" office:value="1.277" calcext:value-type="float">
            <text:p>1.27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759" calcext:value-type="float">
            <text:p>7.75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76" calcext:value-type="float">
            <text:p>7.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49" calcext:value-type="float">
            <text:p>0.449</text:p>
          </table:table-cell>
          <table:table-cell office:value-type="float" office:value="0.512" calcext:value-type="float">
            <text:p>0.51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047" calcext:value-type="float">
            <text:p>8.04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  <table:table-cell office:value-type="float" office:value="1.314" calcext:value-type="float">
            <text:p>1.31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228" calcext:value-type="float">
            <text:p>1.228</text:p>
          </table:table-cell>
          <table:table-cell office:value-type="float" office:value="1.214" calcext:value-type="float">
            <text:p>1.21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097" calcext:value-type="float">
            <text:p>8.0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1075" calcext:value-type="float">
            <text:p>8.01075</text:p>
          </table:table-cell>
          <table:table-cell office:value-type="float" office:value="7.63" calcext:value-type="float">
            <text:p>7.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45335" calcext:value-type="float">
            <text:p>4.453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28505" calcext:value-type="float">
            <text:p>4.28505</text:p>
          </table:table-cell>
          <table:table-cell office:value-type="float" office:value="5.124" calcext:value-type="float">
            <text:p>5.1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5276" calcext:value-type="float">
            <text:p>4.5276</text:p>
          </table:table-cell>
          <table:table-cell office:value-type="float" office:value="5.124" calcext:value-type="float">
            <text:p>5.1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68225" calcext:value-type="float">
            <text:p>5.868225</text:p>
          </table:table-cell>
          <table:table-cell office:value-type="float" office:value="6.567" calcext:value-type="float">
            <text:p>6.5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68225" calcext:value-type="float">
            <text:p>5.868225</text:p>
          </table:table-cell>
          <table:table-cell office:value-type="float" office:value="6.567" calcext:value-type="float">
            <text:p>6.5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067" calcext:value-type="float">
            <text:p>8.0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067" calcext:value-type="float">
            <text:p>8.0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.626325" calcext:value-type="float">
            <text:p>15.6263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29" calcext:value-type="float">
            <text:p>7.8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6" calcext:value-type="float">
            <text:p>0.536</text:p>
          </table:table-cell>
          <table:table-cell office:value-type="float" office:value="0.526" calcext:value-type="float">
            <text:p>0.52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505" calcext:value-type="float">
            <text:p>1.505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36" calcext:value-type="float">
            <text:p>0.536</text:p>
          </table:table-cell>
          <table:table-cell office:value-type="float" office:value="0.525" calcext:value-type="float">
            <text:p>0.52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29" calcext:value-type="float">
            <text:p>7.8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05" calcext:value-type="float">
            <text:p>1.505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.969" calcext:value-type="float">
            <text:p>16.9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.607525" calcext:value-type="float">
            <text:p>5.607525</text:p>
          </table:table-cell>
          <table:table-cell office:value-type="float" office:value="7.01" calcext:value-type="float">
            <text:p>7.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607525" calcext:value-type="float">
            <text:p>5.607525</text:p>
          </table:table-cell>
          <table:table-cell office:value-type="float" office:value="7.01" calcext:value-type="float">
            <text:p>7.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607525" calcext:value-type="float">
            <text:p>5.607525</text:p>
          </table:table-cell>
          <table:table-cell office:value-type="float" office:value="7.01" calcext:value-type="float">
            <text:p>7.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607525" calcext:value-type="float">
            <text:p>5.607525</text:p>
          </table:table-cell>
          <table:table-cell office:value-type="float" office:value="7.01" calcext:value-type="float">
            <text:p>7.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607525" calcext:value-type="float">
            <text:p>5.607525</text:p>
          </table:table-cell>
          <table:table-cell office:value-type="float" office:value="7.01" calcext:value-type="float">
            <text:p>7.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607525" calcext:value-type="float">
            <text:p>5.607525</text:p>
          </table:table-cell>
          <table:table-cell office:value-type="float" office:value="7.01" calcext:value-type="float">
            <text:p>7.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25" calcext:value-type="float">
            <text:p>7.7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25" calcext:value-type="float">
            <text:p>7.7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73345" calcext:value-type="float">
            <text:p>8.73345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9" calcext:value-type="float">
            <text:p>0.549</text:p>
          </table:table-cell>
          <table:table-cell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49" calcext:value-type="float">
            <text:p>0.549</text:p>
          </table:table-cell>
          <table:table-cell office:value-type="float" office:value="0.546" calcext:value-type="float">
            <text:p>0.5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73345" calcext:value-type="float">
            <text:p>8.73345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4.904" calcext:value-type="float">
            <text:p>14.9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885" calcext:value-type="float">
            <text:p>1.88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408" calcext:value-type="float">
            <text:p>8.4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78" calcext:value-type="float">
            <text:p>0.478</text:p>
          </table:table-cell>
          <table:table-cell office:value-type="float" office:value="0.443" calcext:value-type="float">
            <text:p>0.44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78" calcext:value-type="float">
            <text:p>0.478</text:p>
          </table:table-cell>
          <table:table-cell office:value-type="float" office:value="0.443" calcext:value-type="float">
            <text:p>0.44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935" calcext:value-type="float">
            <text:p>8.9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.881" calcext:value-type="float">
            <text:p>14.881</text:p>
          </table:table-cell>
          <table:table-cell office:value-type="float" office:value="16.474" calcext:value-type="float">
            <text:p>16.47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683225" calcext:value-type="float">
            <text:p>7.683225</text:p>
          </table:table-cell>
          <table:table-cell office:value-type="float" office:value="3.17" calcext:value-type="float">
            <text:p>3.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683225" calcext:value-type="float">
            <text:p>7.683225</text:p>
          </table:table-cell>
          <table:table-cell office:value-type="float" office:value="10.24" calcext:value-type="float">
            <text:p>10.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683225" calcext:value-type="float">
            <text:p>7.683225</text:p>
          </table:table-cell>
          <table:table-cell office:value-type="float" office:value="2.42" calcext:value-type="float">
            <text:p>2.4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683225" calcext:value-type="float">
            <text:p>7.683225</text:p>
          </table:table-cell>
          <table:table-cell office:value-type="float" office:value="3.14" calcext:value-type="float">
            <text:p>3.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816" calcext:value-type="float">
            <text:p>11.816</text:p>
          </table:table-cell>
          <table:table-cell office:value-type="float" office:value="13.442" calcext:value-type="float">
            <text:p>13.44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2.92" calcext:value-type="float">
            <text:p>2.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10.25" calcext:value-type="float">
            <text:p>10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.709" calcext:value-type="float">
            <text:p>12.709</text:p>
          </table:table-cell>
          <table:table-cell office:value-type="float" office:value="13.347" calcext:value-type="float">
            <text:p>13.34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21" calcext:value-type="float">
            <text:p>7.9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46" calcext:value-type="float">
            <text:p>0.5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459" calcext:value-type="float">
            <text:p>1.459</text:p>
          </table:table-cell>
          <table:table-cell office:value-type="float" office:value="1.285" calcext:value-type="float">
            <text:p>1.28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46" calcext:value-type="float">
            <text:p>0.5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21" calcext:value-type="float">
            <text:p>7.9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59" calcext:value-type="float">
            <text:p>1.459</text:p>
          </table:table-cell>
          <table:table-cell office:value-type="float" office:value="1.285" calcext:value-type="float">
            <text:p>1.28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2" calcext:value-type="float">
            <text:p>7.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2" calcext:value-type="float">
            <text:p>7.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.881" calcext:value-type="float">
            <text:p>14.881</text:p>
          </table:table-cell>
          <table:table-cell office:value-type="float" office:value="16.474" calcext:value-type="float">
            <text:p>16.47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683225" calcext:value-type="float">
            <text:p>7.683225</text:p>
          </table:table-cell>
          <table:table-cell office:value-type="float" office:value="3.17" calcext:value-type="float">
            <text:p>3.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683225" calcext:value-type="float">
            <text:p>7.683225</text:p>
          </table:table-cell>
          <table:table-cell office:value-type="float" office:value="10.24" calcext:value-type="float">
            <text:p>10.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683225" calcext:value-type="float">
            <text:p>7.683225</text:p>
          </table:table-cell>
          <table:table-cell office:value-type="float" office:value="2.42" calcext:value-type="float">
            <text:p>2.4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683225" calcext:value-type="float">
            <text:p>7.683225</text:p>
          </table:table-cell>
          <table:table-cell office:value-type="float" office:value="3.14" calcext:value-type="float">
            <text:p>3.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816" calcext:value-type="float">
            <text:p>11.816</text:p>
          </table:table-cell>
          <table:table-cell office:value-type="float" office:value="13.442" calcext:value-type="float">
            <text:p>13.44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2.92" calcext:value-type="float">
            <text:p>2.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10.25" calcext:value-type="float">
            <text:p>10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.709" calcext:value-type="float">
            <text:p>12.709</text:p>
          </table:table-cell>
          <table:table-cell office:value-type="float" office:value="13.347" calcext:value-type="float">
            <text:p>13.34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21" calcext:value-type="float">
            <text:p>7.9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46" calcext:value-type="float">
            <text:p>0.5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459" calcext:value-type="float">
            <text:p>1.459</text:p>
          </table:table-cell>
          <table:table-cell office:value-type="float" office:value="1.285" calcext:value-type="float">
            <text:p>1.28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46" calcext:value-type="float">
            <text:p>0.5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21" calcext:value-type="float">
            <text:p>7.9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59" calcext:value-type="float">
            <text:p>1.459</text:p>
          </table:table-cell>
          <table:table-cell office:value-type="float" office:value="1.285" calcext:value-type="float">
            <text:p>1.28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2" calcext:value-type="float">
            <text:p>7.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2" calcext:value-type="float">
            <text:p>7.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762" calcext:value-type="float">
            <text:p>8.7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96" calcext:value-type="float">
            <text:p>0.49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828" calcext:value-type="float">
            <text:p>1.82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.09675" calcext:value-type="float">
            <text:p>6.09675</text:p>
          </table:table-cell>
          <table:table-cell office:value-type="float" office:value="4.685" calcext:value-type="float">
            <text:p>4.68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1405" calcext:value-type="float">
            <text:p>8.01405</text:p>
          </table:table-cell>
          <table:table-cell office:value-type="float" office:value="8.765" calcext:value-type="float">
            <text:p>8.7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7855" calcext:value-type="float">
            <text:p>6.5785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7855" calcext:value-type="float">
            <text:p>6.57855</text:p>
          </table:table-cell>
          <table:table-cell office:value-type="float" office:value="10.24" calcext:value-type="float">
            <text:p>10.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7855" calcext:value-type="float">
            <text:p>6.57855</text:p>
          </table:table-cell>
          <table:table-cell office:value-type="float" office:value="3.11" calcext:value-type="float">
            <text:p>3.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7855" calcext:value-type="float">
            <text:p>6.5785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7855" calcext:value-type="float">
            <text:p>6.5785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7855" calcext:value-type="float">
            <text:p>6.57855</text:p>
          </table:table-cell>
          <table:table-cell office:value-type="float" office:value="3.11" calcext:value-type="float">
            <text:p>3.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7855" calcext:value-type="float">
            <text:p>6.57855</text:p>
          </table:table-cell>
          <table:table-cell office:value-type="float" office:value="10.24" calcext:value-type="float">
            <text:p>10.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7855" calcext:value-type="float">
            <text:p>6.5785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6" calcext:value-type="float">
            <text:p>6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6" calcext:value-type="float">
            <text:p>6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6" calcext:value-type="float">
            <text:p>6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6" calcext:value-type="float">
            <text:p>6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59" calcext:value-type="float">
            <text:p>0.45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83" calcext:value-type="float">
            <text:p>8.08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48" calcext:value-type="float">
            <text:p>1.4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59" calcext:value-type="float">
            <text:p>0.45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83" calcext:value-type="float">
            <text:p>8.08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48" calcext:value-type="float">
            <text:p>1.4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1.554" calcext:value-type="float">
            <text:p>1.55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323" calcext:value-type="float">
            <text:p>8.3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554" calcext:value-type="float">
            <text:p>1.55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323" calcext:value-type="float">
            <text:p>8.3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62725" calcext:value-type="float">
            <text:p>8.062725</text:p>
          </table:table-cell>
          <table:table-cell office:value-type="float" office:value="7.494" calcext:value-type="float">
            <text:p>7.49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62725" calcext:value-type="float">
            <text:p>8.062725</text:p>
          </table:table-cell>
          <table:table-cell office:value-type="float" office:value="7.494" calcext:value-type="float">
            <text:p>7.49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052" calcext:value-type="float">
            <text:p>7.405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052" calcext:value-type="float">
            <text:p>7.405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052" calcext:value-type="float">
            <text:p>7.405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052" calcext:value-type="float">
            <text:p>7.405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202" calcext:value-type="float">
            <text:p>8.2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13" calcext:value-type="float">
            <text:p>0.513</text:p>
          </table:table-cell>
          <table:table-cell office:value-type="float" office:value="0.512" calcext:value-type="float">
            <text:p>0.51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17" calcext:value-type="float">
            <text:p>1.317</text:p>
          </table:table-cell>
          <table:table-cell office:value-type="float" office:value="1.31" calcext:value-type="float">
            <text:p>1.3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13" calcext:value-type="float">
            <text:p>0.513</text:p>
          </table:table-cell>
          <table:table-cell office:value-type="float" office:value="0.512" calcext:value-type="float">
            <text:p>0.51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202" calcext:value-type="float">
            <text:p>8.2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17" calcext:value-type="float">
            <text:p>1.317</text:p>
          </table:table-cell>
          <table:table-cell office:value-type="float" office:value="1.31" calcext:value-type="float">
            <text:p>1.3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249275" calcext:value-type="float">
            <text:p>7.249275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49275" calcext:value-type="float">
            <text:p>7.249275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49275" calcext:value-type="float">
            <text:p>7.249275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49275" calcext:value-type="float">
            <text:p>7.249275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28" calcext:value-type="float">
            <text:p>7.9728</text:p>
          </table:table-cell>
          <table:table-cell office:value-type="float" office:value="7.875" calcext:value-type="float">
            <text:p>7.87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28" calcext:value-type="float">
            <text:p>7.9728</text:p>
          </table:table-cell>
          <table:table-cell office:value-type="float" office:value="7.875" calcext:value-type="float">
            <text:p>7.87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6.854" calcext:value-type="float">
            <text:p>6.8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6.854" calcext:value-type="float">
            <text:p>6.8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6.854" calcext:value-type="float">
            <text:p>6.8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6.854" calcext:value-type="float">
            <text:p>6.8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807" calcext:value-type="float">
            <text:p>0.80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95" calcext:value-type="float">
            <text:p>0.95</text:p>
          </table:table-cell>
          <table:table-cell office:value-type="float" office:value="0.949" calcext:value-type="float">
            <text:p>0.94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3002" calcext:value-type="float">
            <text:p>1.3002</text:p>
          </table:table-cell>
          <table:table-cell office:value-type="float" office:value="1.754" calcext:value-type="float">
            <text:p>1.7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720975" calcext:value-type="float">
            <text:p>9.720975</text:p>
          </table:table-cell>
          <table:table-cell office:value-type="float" office:value="7.116" calcext:value-type="float">
            <text:p>7.1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720975" calcext:value-type="float">
            <text:p>9.720975</text:p>
          </table:table-cell>
          <table:table-cell office:value-type="float" office:value="7.116" calcext:value-type="float">
            <text:p>7.1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720975" calcext:value-type="float">
            <text:p>9.720975</text:p>
          </table:table-cell>
          <table:table-cell office:value-type="float" office:value="7.116" calcext:value-type="float">
            <text:p>7.1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720975" calcext:value-type="float">
            <text:p>9.720975</text:p>
          </table:table-cell>
          <table:table-cell office:value-type="float" office:value="7.116" calcext:value-type="float">
            <text:p>7.1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772225" calcext:value-type="float">
            <text:p>8.772225</text:p>
          </table:table-cell>
          <table:table-cell office:value-type="float" office:value="7.224" calcext:value-type="float">
            <text:p>7.2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772225" calcext:value-type="float">
            <text:p>8.772225</text:p>
          </table:table-cell>
          <table:table-cell office:value-type="float" office:value="7.224" calcext:value-type="float">
            <text:p>7.2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772225" calcext:value-type="float">
            <text:p>8.772225</text:p>
          </table:table-cell>
          <table:table-cell office:value-type="float" office:value="7.224" calcext:value-type="float">
            <text:p>7.2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772225" calcext:value-type="float">
            <text:p>8.772225</text:p>
          </table:table-cell>
          <table:table-cell office:value-type="float" office:value="7.224" calcext:value-type="float">
            <text:p>7.2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772225" calcext:value-type="float">
            <text:p>8.772225</text:p>
          </table:table-cell>
          <table:table-cell office:value-type="float" office:value="7.224" calcext:value-type="float">
            <text:p>7.2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772225" calcext:value-type="float">
            <text:p>8.772225</text:p>
          </table:table-cell>
          <table:table-cell office:value-type="float" office:value="7.224" calcext:value-type="float">
            <text:p>7.2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6.262" calcext:value-type="float">
            <text:p>16.2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48295" calcext:value-type="float">
            <text:p>5.48295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582875" calcext:value-type="float">
            <text:p>4.582875</text:p>
          </table:table-cell>
          <table:table-cell office:value-type="float" office:value="8.03" calcext:value-type="float">
            <text:p>8.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076" calcext:value-type="float">
            <text:p>11.076</text:p>
          </table:table-cell>
          <table:table-cell office:value-type="float" office:value="16.298" calcext:value-type="float">
            <text:p>16.29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.511825" calcext:value-type="float">
            <text:p>5.511825</text:p>
          </table:table-cell>
          <table:table-cell office:value-type="float" office:value="5.25" calcext:value-type="float">
            <text:p>5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61175" calcext:value-type="float">
            <text:p>4.61175</text:p>
          </table:table-cell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01395" calcext:value-type="float">
            <text:p>9.01395</text:p>
          </table:table-cell>
          <table:table-cell office:value-type="float" office:value="7.96" calcext:value-type="float">
            <text:p>7.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301" calcext:value-type="float">
            <text:p>5.9301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291" calcext:value-type="float">
            <text:p>6.0291</text:p>
          </table:table-cell>
          <table:table-cell office:value-type="float" office:value="9.62" calcext:value-type="float">
            <text:p>9.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8025" calcext:value-type="float">
            <text:p>6.08025</text:p>
          </table:table-cell>
          <table:table-cell office:value-type="float" office:value="6.803" calcext:value-type="float">
            <text:p>6.8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8025" calcext:value-type="float">
            <text:p>6.08025</text:p>
          </table:table-cell>
          <table:table-cell office:value-type="float" office:value="6.803" calcext:value-type="float">
            <text:p>6.8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8025" calcext:value-type="float">
            <text:p>6.08025</text:p>
          </table:table-cell>
          <table:table-cell office:value-type="float" office:value="6.803" calcext:value-type="float">
            <text:p>6.8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8025" calcext:value-type="float">
            <text:p>6.08025</text:p>
          </table:table-cell>
          <table:table-cell office:value-type="float" office:value="6.803" calcext:value-type="float">
            <text:p>6.8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8025" calcext:value-type="float">
            <text:p>6.08025</text:p>
          </table:table-cell>
          <table:table-cell office:value-type="float" office:value="6.803" calcext:value-type="float">
            <text:p>6.8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8025" calcext:value-type="float">
            <text:p>6.08025</text:p>
          </table:table-cell>
          <table:table-cell office:value-type="float" office:value="6.803" calcext:value-type="float">
            <text:p>6.8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288" calcext:value-type="float">
            <text:p>5.7288</text:p>
          </table:table-cell>
          <table:table-cell office:value-type="float" office:value="7.282" calcext:value-type="float">
            <text:p>7.28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.74035" calcext:value-type="float">
            <text:p>5.74035</text:p>
          </table:table-cell>
          <table:table-cell office:value-type="float" office:value="6.934" calcext:value-type="float">
            <text:p>6.9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4035" calcext:value-type="float">
            <text:p>5.74035</text:p>
          </table:table-cell>
          <table:table-cell office:value-type="float" office:value="6.934" calcext:value-type="float">
            <text:p>6.9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4035" calcext:value-type="float">
            <text:p>5.74035</text:p>
          </table:table-cell>
          <table:table-cell office:value-type="float" office:value="6.934" calcext:value-type="float">
            <text:p>6.9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57" calcext:value-type="float">
            <text:p>7.9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66" calcext:value-type="float">
            <text:p>0.466</text:p>
          </table:table-cell>
          <table:table-cell office:value-type="float" office:value="0.451" calcext:value-type="float">
            <text:p>0.45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467" calcext:value-type="float">
            <text:p>1.467</text:p>
          </table:table-cell>
          <table:table-cell office:value-type="float" office:value="1.498" calcext:value-type="float">
            <text:p>1.49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66" calcext:value-type="float">
            <text:p>0.466</text:p>
          </table:table-cell>
          <table:table-cell office:value-type="float" office:value="0.451" calcext:value-type="float">
            <text:p>0.45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57" calcext:value-type="float">
            <text:p>7.9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67" calcext:value-type="float">
            <text:p>1.467</text:p>
          </table:table-cell>
          <table:table-cell office:value-type="float" office:value="1.497" calcext:value-type="float">
            <text:p>1.49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317" calcext:value-type="float">
            <text:p>7.3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317" calcext:value-type="float">
            <text:p>7.3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6.262" calcext:value-type="float">
            <text:p>16.2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48295" calcext:value-type="float">
            <text:p>5.48295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582875" calcext:value-type="float">
            <text:p>4.582875</text:p>
          </table:table-cell>
          <table:table-cell office:value-type="float" office:value="8.03" calcext:value-type="float">
            <text:p>8.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076" calcext:value-type="float">
            <text:p>11.076</text:p>
          </table:table-cell>
          <table:table-cell office:value-type="float" office:value="16.298" calcext:value-type="float">
            <text:p>16.29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.511825" calcext:value-type="float">
            <text:p>5.511825</text:p>
          </table:table-cell>
          <table:table-cell office:value-type="float" office:value="5.25" calcext:value-type="float">
            <text:p>5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61175" calcext:value-type="float">
            <text:p>4.61175</text:p>
          </table:table-cell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01395" calcext:value-type="float">
            <text:p>9.01395</text:p>
          </table:table-cell>
          <table:table-cell office:value-type="float" office:value="7.96" calcext:value-type="float">
            <text:p>7.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301" calcext:value-type="float">
            <text:p>5.9301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291" calcext:value-type="float">
            <text:p>6.0291</text:p>
          </table:table-cell>
          <table:table-cell office:value-type="float" office:value="9.62" calcext:value-type="float">
            <text:p>9.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8025" calcext:value-type="float">
            <text:p>6.08025</text:p>
          </table:table-cell>
          <table:table-cell office:value-type="float" office:value="6.803" calcext:value-type="float">
            <text:p>6.8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8025" calcext:value-type="float">
            <text:p>6.08025</text:p>
          </table:table-cell>
          <table:table-cell office:value-type="float" office:value="6.803" calcext:value-type="float">
            <text:p>6.8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8025" calcext:value-type="float">
            <text:p>6.08025</text:p>
          </table:table-cell>
          <table:table-cell office:value-type="float" office:value="6.803" calcext:value-type="float">
            <text:p>6.8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8025" calcext:value-type="float">
            <text:p>6.08025</text:p>
          </table:table-cell>
          <table:table-cell office:value-type="float" office:value="6.803" calcext:value-type="float">
            <text:p>6.8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8025" calcext:value-type="float">
            <text:p>6.08025</text:p>
          </table:table-cell>
          <table:table-cell office:value-type="float" office:value="6.803" calcext:value-type="float">
            <text:p>6.8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08025" calcext:value-type="float">
            <text:p>6.08025</text:p>
          </table:table-cell>
          <table:table-cell office:value-type="float" office:value="6.803" calcext:value-type="float">
            <text:p>6.8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288" calcext:value-type="float">
            <text:p>5.7288</text:p>
          </table:table-cell>
          <table:table-cell office:value-type="float" office:value="7.282" calcext:value-type="float">
            <text:p>7.28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.74035" calcext:value-type="float">
            <text:p>5.74035</text:p>
          </table:table-cell>
          <table:table-cell office:value-type="float" office:value="6.934" calcext:value-type="float">
            <text:p>6.9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4035" calcext:value-type="float">
            <text:p>5.74035</text:p>
          </table:table-cell>
          <table:table-cell office:value-type="float" office:value="6.934" calcext:value-type="float">
            <text:p>6.9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4035" calcext:value-type="float">
            <text:p>5.74035</text:p>
          </table:table-cell>
          <table:table-cell office:value-type="float" office:value="6.934" calcext:value-type="float">
            <text:p>6.9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57" calcext:value-type="float">
            <text:p>7.9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66" calcext:value-type="float">
            <text:p>0.466</text:p>
          </table:table-cell>
          <table:table-cell office:value-type="float" office:value="0.451" calcext:value-type="float">
            <text:p>0.45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467" calcext:value-type="float">
            <text:p>1.467</text:p>
          </table:table-cell>
          <table:table-cell office:value-type="float" office:value="1.498" calcext:value-type="float">
            <text:p>1.49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66" calcext:value-type="float">
            <text:p>0.466</text:p>
          </table:table-cell>
          <table:table-cell office:value-type="float" office:value="0.451" calcext:value-type="float">
            <text:p>0.45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57" calcext:value-type="float">
            <text:p>7.9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67" calcext:value-type="float">
            <text:p>1.467</text:p>
          </table:table-cell>
          <table:table-cell office:value-type="float" office:value="1.497" calcext:value-type="float">
            <text:p>1.49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317" calcext:value-type="float">
            <text:p>7.3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317" calcext:value-type="float">
            <text:p>7.3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351" calcext:value-type="float">
            <text:p>10.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5275" calcext:value-type="float">
            <text:p>0.55275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6.217" calcext:value-type="float">
            <text:p>16.21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3.88" calcext:value-type="float">
            <text:p>3.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10.04" calcext:value-type="float">
            <text:p>10.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1.98" calcext:value-type="float">
            <text:p>1.9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3.415" calcext:value-type="float">
            <text:p>13.41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10.07" calcext:value-type="float">
            <text:p>10.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2.03" calcext:value-type="float">
            <text:p>2.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3.67" calcext:value-type="float">
            <text:p>3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816" calcext:value-type="float">
            <text:p>11.816</text:p>
          </table:table-cell>
          <table:table-cell office:value-type="float" office:value="14.03" calcext:value-type="float">
            <text:p>14.0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9564" calcext:value-type="float">
            <text:p>6.9564</text:p>
          </table:table-cell>
          <table:table-cell office:value-type="float" office:value="3.83" calcext:value-type="float">
            <text:p>3.8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564" calcext:value-type="float">
            <text:p>6.9564</text:p>
          </table:table-cell>
          <table:table-cell office:value-type="float" office:value="1.95" calcext:value-type="float">
            <text:p>1.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564" calcext:value-type="float">
            <text:p>6.9564</text:p>
          </table:table-cell>
          <table:table-cell office:value-type="float" office:value="1.94" calcext:value-type="float">
            <text:p>1.9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564" calcext:value-type="float">
            <text:p>6.95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816" calcext:value-type="float">
            <text:p>11.816</text:p>
          </table:table-cell>
          <table:table-cell office:value-type="float" office:value="12.853" calcext:value-type="float">
            <text:p>12.85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.351" calcext:value-type="float">
            <text:p>10.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9" calcext:value-type="float">
            <text:p>7.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5275" calcext:value-type="float">
            <text:p>0.55275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6.217" calcext:value-type="float">
            <text:p>16.21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3.88" calcext:value-type="float">
            <text:p>3.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10.04" calcext:value-type="float">
            <text:p>10.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1.98" calcext:value-type="float">
            <text:p>1.9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3.415" calcext:value-type="float">
            <text:p>13.41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10.07" calcext:value-type="float">
            <text:p>10.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2.03" calcext:value-type="float">
            <text:p>2.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1975" calcext:value-type="float">
            <text:p>7.11975</text:p>
          </table:table-cell>
          <table:table-cell office:value-type="float" office:value="3.67" calcext:value-type="float">
            <text:p>3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816" calcext:value-type="float">
            <text:p>11.816</text:p>
          </table:table-cell>
          <table:table-cell office:value-type="float" office:value="14.03" calcext:value-type="float">
            <text:p>14.0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9564" calcext:value-type="float">
            <text:p>6.9564</text:p>
          </table:table-cell>
          <table:table-cell office:value-type="float" office:value="3.83" calcext:value-type="float">
            <text:p>3.8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564" calcext:value-type="float">
            <text:p>6.9564</text:p>
          </table:table-cell>
          <table:table-cell office:value-type="float" office:value="1.95" calcext:value-type="float">
            <text:p>1.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564" calcext:value-type="float">
            <text:p>6.9564</text:p>
          </table:table-cell>
          <table:table-cell office:value-type="float" office:value="1.94" calcext:value-type="float">
            <text:p>1.9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564" calcext:value-type="float">
            <text:p>6.95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816" calcext:value-type="float">
            <text:p>11.816</text:p>
          </table:table-cell>
          <table:table-cell office:value-type="float" office:value="12.853" calcext:value-type="float">
            <text:p>12.85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08" calcext:value-type="float">
            <text:p>0.50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08" calcext:value-type="float">
            <text:p>0.50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501" calcext:value-type="float">
            <text:p>8.5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435" calcext:value-type="float">
            <text:p>1.43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21" calcext:value-type="float">
            <text:p>0.52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201" calcext:value-type="float">
            <text:p>8.2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902" calcext:value-type="float">
            <text:p>5.5902</text:p>
          </table:table-cell>
          <table:table-cell office:value-type="float" office:value="6.968" calcext:value-type="float">
            <text:p>6.9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902" calcext:value-type="float">
            <text:p>5.5902</text:p>
          </table:table-cell>
          <table:table-cell office:value-type="float" office:value="6.968" calcext:value-type="float">
            <text:p>6.9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902" calcext:value-type="float">
            <text:p>5.5902</text:p>
          </table:table-cell>
          <table:table-cell office:value-type="float" office:value="6.968" calcext:value-type="float">
            <text:p>6.9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902" calcext:value-type="float">
            <text:p>5.5902</text:p>
          </table:table-cell>
          <table:table-cell office:value-type="float" office:value="6.968" calcext:value-type="float">
            <text:p>6.9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902" calcext:value-type="float">
            <text:p>5.5902</text:p>
          </table:table-cell>
          <table:table-cell office:value-type="float" office:value="6.968" calcext:value-type="float">
            <text:p>6.9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902" calcext:value-type="float">
            <text:p>5.5902</text:p>
          </table:table-cell>
          <table:table-cell office:value-type="float" office:value="6.968" calcext:value-type="float">
            <text:p>6.9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73015" calcext:value-type="float">
            <text:p>8.73015</text:p>
          </table:table-cell>
          <table:table-cell office:value-type="float" office:value="8.69" calcext:value-type="float">
            <text:p>8.6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52" calcext:value-type="float">
            <text:p>0.452</text:p>
          </table:table-cell>
          <table:table-cell office:value-type="float" office:value="0.457" calcext:value-type="float">
            <text:p>0.45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52" calcext:value-type="float">
            <text:p>0.452</text:p>
          </table:table-cell>
          <table:table-cell office:value-type="float" office:value="0.461" calcext:value-type="float">
            <text:p>0.46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73015" calcext:value-type="float">
            <text:p>8.73015</text:p>
          </table:table-cell>
          <table:table-cell office:value-type="float" office:value="8.683" calcext:value-type="float">
            <text:p>8.68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65" calcext:value-type="float">
            <text:p>0.465</text:p>
          </table:table-cell>
          <table:table-cell office:value-type="float" office:value="0.451" calcext:value-type="float">
            <text:p>0.45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965" calcext:value-type="float">
            <text:p>1.965</text:p>
          </table:table-cell>
          <table:table-cell office:value-type="float" office:value="1.704" calcext:value-type="float">
            <text:p>1.70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73015" calcext:value-type="float">
            <text:p>8.73015</text:p>
          </table:table-cell>
          <table:table-cell office:value-type="float" office:value="9.423" calcext:value-type="float">
            <text:p>9.4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754" calcext:value-type="float">
            <text:p>1.754</text:p>
          </table:table-cell>
          <table:table-cell office:value-type="float" office:value="1.67" calcext:value-type="float">
            <text:p>1.6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07" calcext:value-type="float">
            <text:p>0.507</text:p>
          </table:table-cell>
          <table:table-cell office:value-type="float" office:value="0.512" calcext:value-type="float">
            <text:p>0.51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471" calcext:value-type="float">
            <text:p>1.471</text:p>
          </table:table-cell>
          <table:table-cell office:value-type="float" office:value="1.354" calcext:value-type="float">
            <text:p>1.35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8.111" calcext:value-type="float">
            <text:p>8.1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.306" calcext:value-type="float">
            <text:p>2.306</text:p>
          </table:table-cell>
          <table:table-cell office:value-type="float" office:value="1.353" calcext:value-type="float">
            <text:p>1.35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43975" calcext:value-type="float">
            <text:p>8.43975</text:p>
          </table:table-cell>
          <table:table-cell office:value-type="float" office:value="8.188" calcext:value-type="float">
            <text:p>8.1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474" calcext:value-type="float">
            <text:p>1.47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35" calcext:value-type="float">
            <text:p>0.53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209" calcext:value-type="float">
            <text:p>1.20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072" calcext:value-type="float">
            <text:p>8.0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431" calcext:value-type="float">
            <text:p>1.43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8.008" calcext:value-type="float">
            <text:p>8.0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644" calcext:value-type="float">
            <text:p>6.1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9705" calcext:value-type="float">
            <text:p>6.39705</text:p>
          </table:table-cell>
          <table:table-cell office:value-type="float" office:value="7.098" calcext:value-type="float">
            <text:p>7.09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9705" calcext:value-type="float">
            <text:p>6.39705</text:p>
          </table:table-cell>
          <table:table-cell office:value-type="float" office:value="7.098" calcext:value-type="float">
            <text:p>7.09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float" office:value="0.53" calcext:value-type="float">
            <text:p>0.5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474" calcext:value-type="float">
            <text:p>1.47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35" calcext:value-type="float">
            <text:p>0.53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209" calcext:value-type="float">
            <text:p>1.20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072" calcext:value-type="float">
            <text:p>8.0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431" calcext:value-type="float">
            <text:p>1.43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8.008" calcext:value-type="float">
            <text:p>8.0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644" calcext:value-type="float">
            <text:p>6.1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9705" calcext:value-type="float">
            <text:p>6.39705</text:p>
          </table:table-cell>
          <table:table-cell office:value-type="float" office:value="7.098" calcext:value-type="float">
            <text:p>7.09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9705" calcext:value-type="float">
            <text:p>6.39705</text:p>
          </table:table-cell>
          <table:table-cell office:value-type="float" office:value="7.098" calcext:value-type="float">
            <text:p>7.09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float" office:value="0.53" calcext:value-type="float">
            <text:p>0.5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1.41" calcext:value-type="float">
            <text:p>11.41</text:p>
          </table:table-cell>
          <table:table-cell office:value-type="float" office:value="14.783" calcext:value-type="float">
            <text:p>14.78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371375" calcext:value-type="float">
            <text:p>7.371375</text:p>
          </table:table-cell>
          <table:table-cell office:value-type="float" office:value="3.65" calcext:value-type="float">
            <text:p>3.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71375" calcext:value-type="float">
            <text:p>7.371375</text:p>
          </table:table-cell>
          <table:table-cell office:value-type="float" office:value="10.1" calcext:value-type="float">
            <text:p>10.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71375" calcext:value-type="float">
            <text:p>7.371375</text:p>
          </table:table-cell>
          <table:table-cell office:value-type="float" office:value="2.05" calcext:value-type="float">
            <text:p>2.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371375" calcext:value-type="float">
            <text:p>7.371375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49" calcext:value-type="float">
            <text:p>0.5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42" calcext:value-type="float">
            <text:p>7.94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52" calcext:value-type="float">
            <text:p>1.452</text:p>
          </table:table-cell>
          <table:table-cell office:value-type="float" office:value="1.22" calcext:value-type="float">
            <text:p>1.2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.098" calcext:value-type="float">
            <text:p>2.098</text:p>
          </table:table-cell>
          <table:table-cell office:value-type="float" office:value="2.023" calcext:value-type="float">
            <text:p>2.02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17" calcext:value-type="float">
            <text:p>0.517</text:p>
          </table:table-cell>
          <table:table-cell office:value-type="float" office:value="0.511" calcext:value-type="float">
            <text:p>0.51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5" calcext:value-type="float">
            <text:p>1.25</text:p>
          </table:table-cell>
          <table:table-cell office:value-type="float" office:value="1.239" calcext:value-type="float">
            <text:p>1.23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43975" calcext:value-type="float">
            <text:p>8.43975</text:p>
          </table:table-cell>
          <table:table-cell office:value-type="float" office:value="8.223" calcext:value-type="float">
            <text:p>8.2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.063" calcext:value-type="float">
            <text:p>2.063</text:p>
          </table:table-cell>
          <table:table-cell office:value-type="float" office:value="2.007" calcext:value-type="float">
            <text:p>2.00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3.438" calcext:value-type="float">
            <text:p>13.43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.464" calcext:value-type="float">
            <text:p>1.464</text:p>
          </table:table-cell>
          <table:table-cell office:value-type="float" office:value="1.405" calcext:value-type="float">
            <text:p>1.40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09" calcext:value-type="float">
            <text:p>8.0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61" calcext:value-type="float">
            <text:p>7.9761</text:p>
          </table:table-cell>
          <table:table-cell office:value-type="float" office:value="7.81" calcext:value-type="float">
            <text:p>7.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8.089" calcext:value-type="float">
            <text:p>8.08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16635" calcext:value-type="float">
            <text:p>3.16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16635" calcext:value-type="float">
            <text:p>3.16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6228" calcext:value-type="float">
            <text:p>9.62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6228" calcext:value-type="float">
            <text:p>9.62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6228" calcext:value-type="float">
            <text:p>9.62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6228" calcext:value-type="float">
            <text:p>9.62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161625" calcext:value-type="float">
            <text:p>9.1616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161625" calcext:value-type="float">
            <text:p>9.1616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161625" calcext:value-type="float">
            <text:p>9.1616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161625" calcext:value-type="float">
            <text:p>9.1616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22" calcext:value-type="float">
            <text:p>0.522</text:p>
          </table:table-cell>
          <table:table-cell office:value-type="float" office:value="0.505" calcext:value-type="float">
            <text:p>0.50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897" calcext:value-type="float">
            <text:p>1.897</text:p>
          </table:table-cell>
          <table:table-cell office:value-type="float" office:value="1.885" calcext:value-type="float">
            <text:p>1.88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154" calcext:value-type="float">
            <text:p>8.1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91825" calcext:value-type="float">
            <text:p>7.491825</text:p>
          </table:table-cell>
          <table:table-cell office:value-type="float" office:value="3.64" calcext:value-type="float">
            <text:p>3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91825" calcext:value-type="float">
            <text:p>7.491825</text:p>
          </table:table-cell>
          <table:table-cell office:value-type="float" office:value="10.12" calcext:value-type="float">
            <text:p>10.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91825" calcext:value-type="float">
            <text:p>7.491825</text:p>
          </table:table-cell>
          <table:table-cell office:value-type="float" office:value="2.08" calcext:value-type="float">
            <text:p>2.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91825" calcext:value-type="float">
            <text:p>7.491825</text:p>
          </table:table-cell>
          <table:table-cell office:value-type="float" office:value="3.63" calcext:value-type="float">
            <text:p>3.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22" calcext:value-type="float">
            <text:p>0.522</text:p>
          </table:table-cell>
          <table:table-cell office:value-type="float" office:value="0.505" calcext:value-type="float">
            <text:p>0.50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897" calcext:value-type="float">
            <text:p>1.897</text:p>
          </table:table-cell>
          <table:table-cell office:value-type="float" office:value="1.885" calcext:value-type="float">
            <text:p>1.88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154" calcext:value-type="float">
            <text:p>8.1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91825" calcext:value-type="float">
            <text:p>7.491825</text:p>
          </table:table-cell>
          <table:table-cell office:value-type="float" office:value="3.64" calcext:value-type="float">
            <text:p>3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91825" calcext:value-type="float">
            <text:p>7.491825</text:p>
          </table:table-cell>
          <table:table-cell office:value-type="float" office:value="10.12" calcext:value-type="float">
            <text:p>10.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91825" calcext:value-type="float">
            <text:p>7.491825</text:p>
          </table:table-cell>
          <table:table-cell office:value-type="float" office:value="2.08" calcext:value-type="float">
            <text:p>2.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491825" calcext:value-type="float">
            <text:p>7.491825</text:p>
          </table:table-cell>
          <table:table-cell office:value-type="float" office:value="3.63" calcext:value-type="float">
            <text:p>3.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91" calcext:value-type="float">
            <text:p>0.491</text:p>
          </table:table-cell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35" calcext:value-type="float">
            <text:p>8.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612" calcext:value-type="float">
            <text:p>1.612</text:p>
          </table:table-cell>
          <table:table-cell office:value-type="float" office:value="1.363" calcext:value-type="float">
            <text:p>1.36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381" calcext:value-type="float">
            <text:p>1.381</text:p>
          </table:table-cell>
          <table:table-cell office:value-type="float" office:value="1.384" calcext:value-type="float">
            <text:p>1.38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42" calcext:value-type="float">
            <text:p>8.04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62725" calcext:value-type="float">
            <text:p>8.062725</text:p>
          </table:table-cell>
          <table:table-cell office:value-type="float" office:value="7.504" calcext:value-type="float">
            <text:p>7.5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45335" calcext:value-type="float">
            <text:p>4.45335</text:p>
          </table:table-cell>
          <table:table-cell office:value-type="float" office:value="3.66" calcext:value-type="float">
            <text:p>3.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262" calcext:value-type="float">
            <text:p>8.2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29" calcext:value-type="float">
            <text:p>0.52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295" calcext:value-type="float">
            <text:p>1.29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29" calcext:value-type="float">
            <text:p>0.52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262" calcext:value-type="float">
            <text:p>8.2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295" calcext:value-type="float">
            <text:p>1.29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463" calcext:value-type="float">
            <text:p>0.46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747" calcext:value-type="float">
            <text:p>7.74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535" calcext:value-type="float">
            <text:p>7.5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91" calcext:value-type="float">
            <text:p>0.491</text:p>
          </table:table-cell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35" calcext:value-type="float">
            <text:p>8.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612" calcext:value-type="float">
            <text:p>1.612</text:p>
          </table:table-cell>
          <table:table-cell office:value-type="float" office:value="1.363" calcext:value-type="float">
            <text:p>1.36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381" calcext:value-type="float">
            <text:p>1.381</text:p>
          </table:table-cell>
          <table:table-cell office:value-type="float" office:value="1.384" calcext:value-type="float">
            <text:p>1.38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42" calcext:value-type="float">
            <text:p>8.04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62725" calcext:value-type="float">
            <text:p>8.062725</text:p>
          </table:table-cell>
          <table:table-cell office:value-type="float" office:value="7.504" calcext:value-type="float">
            <text:p>7.5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45335" calcext:value-type="float">
            <text:p>4.45335</text:p>
          </table:table-cell>
          <table:table-cell office:value-type="float" office:value="3.66" calcext:value-type="float">
            <text:p>3.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262" calcext:value-type="float">
            <text:p>8.2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29" calcext:value-type="float">
            <text:p>0.52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295" calcext:value-type="float">
            <text:p>1.29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29" calcext:value-type="float">
            <text:p>0.52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262" calcext:value-type="float">
            <text:p>8.2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295" calcext:value-type="float">
            <text:p>1.29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463" calcext:value-type="float">
            <text:p>0.46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747" calcext:value-type="float">
            <text:p>7.74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535" calcext:value-type="float">
            <text:p>7.5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828" calcext:value-type="float">
            <text:p>1.82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1.005" calcext:value-type="float">
            <text:p>1.00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32" calcext:value-type="float">
            <text:p>8.0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09" calcext:value-type="float">
            <text:p>1.409</text:p>
          </table:table-cell>
          <table:table-cell office:value-type="float" office:value="1.416" calcext:value-type="float">
            <text:p>1.41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264" calcext:value-type="float">
            <text:p>1.264</text:p>
          </table:table-cell>
          <table:table-cell office:value-type="float" office:value="1.291" calcext:value-type="float">
            <text:p>1.29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309" calcext:value-type="float">
            <text:p>8.3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62725" calcext:value-type="float">
            <text:p>8.062725</text:p>
          </table:table-cell>
          <table:table-cell office:value-type="float" office:value="7.361" calcext:value-type="float">
            <text:p>7.3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39875" calcext:value-type="float">
            <text:p>5.539875</text:p>
          </table:table-cell>
          <table:table-cell office:value-type="float" office:value="5.422" calcext:value-type="float">
            <text:p>5.4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73715" calcext:value-type="float">
            <text:p>4.73715</text:p>
          </table:table-cell>
          <table:table-cell office:value-type="float" office:value="7.023" calcext:value-type="float">
            <text:p>7.0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73715" calcext:value-type="float">
            <text:p>4.73715</text:p>
          </table:table-cell>
          <table:table-cell office:value-type="float" office:value="7.023" calcext:value-type="float">
            <text:p>7.0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351" calcext:value-type="float">
            <text:p>10.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74675" calcext:value-type="float">
            <text:p>7.74675</text:p>
          </table:table-cell>
          <table:table-cell office:value-type="float" office:value="7.31" calcext:value-type="float">
            <text:p>7.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871425" calcext:value-type="float">
            <text:p>6.871425</text:p>
          </table:table-cell>
          <table:table-cell office:value-type="float" office:value="7.22" calcext:value-type="float">
            <text:p>7.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.958" calcext:value-type="float">
            <text:p>15.9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.727475" calcext:value-type="float">
            <text:p>13.727475</text:p>
          </table:table-cell>
          <table:table-cell office:value-type="float" office:value="13.033" calcext:value-type="float">
            <text:p>13.03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.94775" calcext:value-type="float">
            <text:p>10.94775</text:p>
          </table:table-cell>
          <table:table-cell office:value-type="float" office:value="5.84" calcext:value-type="float">
            <text:p>5.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943" calcext:value-type="float">
            <text:p>8.943</text:p>
          </table:table-cell>
          <table:table-cell office:value-type="float" office:value="9.09" calcext:value-type="float">
            <text:p>9.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072425" calcext:value-type="float">
            <text:p>10.072425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67675" calcext:value-type="float">
            <text:p>8.067675</text:p>
          </table:table-cell>
          <table:table-cell office:value-type="float" office:value="5.77" calcext:value-type="float">
            <text:p>5.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509575" calcext:value-type="float">
            <text:p>11.509575</text:p>
          </table:table-cell>
          <table:table-cell office:value-type="float" office:value="6.822" calcext:value-type="float">
            <text:p>6.82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.372625" calcext:value-type="float">
            <text:p>11.372625</text:p>
          </table:table-cell>
          <table:table-cell office:value-type="float" office:value="1.36" calcext:value-type="float">
            <text:p>1.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367875" calcext:value-type="float">
            <text:p>9.367875</text:p>
          </table:table-cell>
          <table:table-cell office:value-type="float" office:value="5.42" calcext:value-type="float">
            <text:p>5.4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372625" calcext:value-type="float">
            <text:p>11.372625</text:p>
          </table:table-cell>
          <table:table-cell office:value-type="float" office:value="5.65" calcext:value-type="float">
            <text:p>5.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367875" calcext:value-type="float">
            <text:p>9.367875</text:p>
          </table:table-cell>
          <table:table-cell office:value-type="float" office:value="9.25" calcext:value-type="float">
            <text:p>9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.6429" calcext:value-type="float">
            <text:p>13.6429</text:p>
          </table:table-cell>
          <table:table-cell office:value-type="float" office:value="10.737" calcext:value-type="float">
            <text:p>10.73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.351" calcext:value-type="float">
            <text:p>10.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39875" calcext:value-type="float">
            <text:p>5.539875</text:p>
          </table:table-cell>
          <table:table-cell office:value-type="float" office:value="5.422" calcext:value-type="float">
            <text:p>5.4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73715" calcext:value-type="float">
            <text:p>4.73715</text:p>
          </table:table-cell>
          <table:table-cell office:value-type="float" office:value="7.023" calcext:value-type="float">
            <text:p>7.0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73715" calcext:value-type="float">
            <text:p>4.73715</text:p>
          </table:table-cell>
          <table:table-cell office:value-type="float" office:value="7.023" calcext:value-type="float">
            <text:p>7.0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351" calcext:value-type="float">
            <text:p>10.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74675" calcext:value-type="float">
            <text:p>7.74675</text:p>
          </table:table-cell>
          <table:table-cell office:value-type="float" office:value="7.31" calcext:value-type="float">
            <text:p>7.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871425" calcext:value-type="float">
            <text:p>6.871425</text:p>
          </table:table-cell>
          <table:table-cell office:value-type="float" office:value="7.22" calcext:value-type="float">
            <text:p>7.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.958" calcext:value-type="float">
            <text:p>15.9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3.727475" calcext:value-type="float">
            <text:p>13.727475</text:p>
          </table:table-cell>
          <table:table-cell office:value-type="float" office:value="13.033" calcext:value-type="float">
            <text:p>13.03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.94775" calcext:value-type="float">
            <text:p>10.94775</text:p>
          </table:table-cell>
          <table:table-cell office:value-type="float" office:value="5.84" calcext:value-type="float">
            <text:p>5.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943" calcext:value-type="float">
            <text:p>8.943</text:p>
          </table:table-cell>
          <table:table-cell office:value-type="float" office:value="9.09" calcext:value-type="float">
            <text:p>9.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072425" calcext:value-type="float">
            <text:p>10.072425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67675" calcext:value-type="float">
            <text:p>8.067675</text:p>
          </table:table-cell>
          <table:table-cell office:value-type="float" office:value="5.77" calcext:value-type="float">
            <text:p>5.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509575" calcext:value-type="float">
            <text:p>11.509575</text:p>
          </table:table-cell>
          <table:table-cell office:value-type="float" office:value="6.822" calcext:value-type="float">
            <text:p>6.82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.372625" calcext:value-type="float">
            <text:p>11.372625</text:p>
          </table:table-cell>
          <table:table-cell office:value-type="float" office:value="1.36" calcext:value-type="float">
            <text:p>1.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367875" calcext:value-type="float">
            <text:p>9.367875</text:p>
          </table:table-cell>
          <table:table-cell office:value-type="float" office:value="5.42" calcext:value-type="float">
            <text:p>5.4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372625" calcext:value-type="float">
            <text:p>11.372625</text:p>
          </table:table-cell>
          <table:table-cell office:value-type="float" office:value="5.65" calcext:value-type="float">
            <text:p>5.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367875" calcext:value-type="float">
            <text:p>9.367875</text:p>
          </table:table-cell>
          <table:table-cell office:value-type="float" office:value="9.25" calcext:value-type="float">
            <text:p>9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.6429" calcext:value-type="float">
            <text:p>13.6429</text:p>
          </table:table-cell>
          <table:table-cell office:value-type="float" office:value="10.737" calcext:value-type="float">
            <text:p>10.73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.351" calcext:value-type="float">
            <text:p>10.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5175" calcext:value-type="float">
            <text:p>6.995175</text:p>
          </table:table-cell>
          <table:table-cell office:value-type="float" office:value="7.115" calcext:value-type="float">
            <text:p>7.1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188" calcext:value-type="float">
            <text:p>8.1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445" calcext:value-type="float">
            <text:p>0.4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4" calcext:value-type="float">
            <text:p>1.34</text:p>
          </table:table-cell>
          <table:table-cell office:value-type="float" office:value="1.513" calcext:value-type="float">
            <text:p>1.51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446" calcext:value-type="float">
            <text:p>0.4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188" calcext:value-type="float">
            <text:p>8.1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4" calcext:value-type="float">
            <text:p>1.34</text:p>
          </table:table-cell>
          <table:table-cell office:value-type="float" office:value="1.511" calcext:value-type="float">
            <text:p>1.51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87" calcext:value-type="float">
            <text:p>6.7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87" calcext:value-type="float">
            <text:p>6.7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87" calcext:value-type="float">
            <text:p>6.7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87" calcext:value-type="float">
            <text:p>6.7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87" calcext:value-type="float">
            <text:p>6.7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87" calcext:value-type="float">
            <text:p>6.7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161" calcext:value-type="float">
            <text:p>7.1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16" calcext:value-type="float">
            <text:p>7.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67" calcext:value-type="float">
            <text:p>6.7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67" calcext:value-type="float">
            <text:p>6.7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67" calcext:value-type="float">
            <text:p>6.7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67" calcext:value-type="float">
            <text:p>6.7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67" calcext:value-type="float">
            <text:p>6.7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67" calcext:value-type="float">
            <text:p>6.7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188" calcext:value-type="float">
            <text:p>8.1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445" calcext:value-type="float">
            <text:p>0.4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4" calcext:value-type="float">
            <text:p>1.34</text:p>
          </table:table-cell>
          <table:table-cell office:value-type="float" office:value="1.513" calcext:value-type="float">
            <text:p>1.51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446" calcext:value-type="float">
            <text:p>0.4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188" calcext:value-type="float">
            <text:p>8.1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4" calcext:value-type="float">
            <text:p>1.34</text:p>
          </table:table-cell>
          <table:table-cell office:value-type="float" office:value="1.511" calcext:value-type="float">
            <text:p>1.51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87" calcext:value-type="float">
            <text:p>6.7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87" calcext:value-type="float">
            <text:p>6.7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87" calcext:value-type="float">
            <text:p>6.7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87" calcext:value-type="float">
            <text:p>6.7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87" calcext:value-type="float">
            <text:p>6.7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87" calcext:value-type="float">
            <text:p>6.7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161" calcext:value-type="float">
            <text:p>7.16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16" calcext:value-type="float">
            <text:p>7.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67" calcext:value-type="float">
            <text:p>6.7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67" calcext:value-type="float">
            <text:p>6.7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67" calcext:value-type="float">
            <text:p>6.7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67" calcext:value-type="float">
            <text:p>6.7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67" calcext:value-type="float">
            <text:p>6.7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6845" calcext:value-type="float">
            <text:p>5.26845</text:p>
          </table:table-cell>
          <table:table-cell office:value-type="float" office:value="6.767" calcext:value-type="float">
            <text:p>6.7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.807" calcext:value-type="float">
            <text:p>15.8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.254425" calcext:value-type="float">
            <text:p>5.254425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54425" calcext:value-type="float">
            <text:p>5.254425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348" calcext:value-type="float">
            <text:p>8.3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5" calcext:value-type="float">
            <text:p>0.55</text:p>
          </table:table-cell>
          <table:table-cell office:value-type="float" office:value="0.509" calcext:value-type="float">
            <text:p>0.50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59" calcext:value-type="float">
            <text:p>1.259</text:p>
          </table:table-cell>
          <table:table-cell office:value-type="float" office:value="1.176" calcext:value-type="float">
            <text:p>1.17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5" calcext:value-type="float">
            <text:p>0.55</text:p>
          </table:table-cell>
          <table:table-cell office:value-type="float" office:value="0.509" calcext:value-type="float">
            <text:p>0.50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348" calcext:value-type="float">
            <text:p>8.3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59" calcext:value-type="float">
            <text:p>1.259</text:p>
          </table:table-cell>
          <table:table-cell office:value-type="float" office:value="1.172" calcext:value-type="float">
            <text:p>1.17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7.333" calcext:value-type="float">
            <text:p>17.3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0.641" calcext:value-type="float">
            <text:p>10.6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357" calcext:value-type="float">
            <text:p>7.3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357" calcext:value-type="float">
            <text:p>7.3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.419" calcext:value-type="float">
            <text:p>2.41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.16635" calcext:value-type="float">
            <text:p>3.16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16635" calcext:value-type="float">
            <text:p>3.16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6228" calcext:value-type="float">
            <text:p>9.62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6228" calcext:value-type="float">
            <text:p>9.62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6228" calcext:value-type="float">
            <text:p>9.62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6228" calcext:value-type="float">
            <text:p>9.62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161625" calcext:value-type="float">
            <text:p>9.1616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161625" calcext:value-type="float">
            <text:p>9.1616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161625" calcext:value-type="float">
            <text:p>9.1616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161625" calcext:value-type="float">
            <text:p>9.1616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2845" calcext:value-type="float">
            <text:p>5.92845</text:p>
          </table:table-cell>
          <table:table-cell office:value-type="float" office:value="6.633" calcext:value-type="float">
            <text:p>6.6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.807" calcext:value-type="float">
            <text:p>15.8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.254425" calcext:value-type="float">
            <text:p>5.254425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254425" calcext:value-type="float">
            <text:p>5.254425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348" calcext:value-type="float">
            <text:p>8.3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5" calcext:value-type="float">
            <text:p>0.55</text:p>
          </table:table-cell>
          <table:table-cell office:value-type="float" office:value="0.509" calcext:value-type="float">
            <text:p>0.50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59" calcext:value-type="float">
            <text:p>1.259</text:p>
          </table:table-cell>
          <table:table-cell office:value-type="float" office:value="1.176" calcext:value-type="float">
            <text:p>1.17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5" calcext:value-type="float">
            <text:p>0.55</text:p>
          </table:table-cell>
          <table:table-cell office:value-type="float" office:value="0.509" calcext:value-type="float">
            <text:p>0.50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348" calcext:value-type="float">
            <text:p>8.3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59" calcext:value-type="float">
            <text:p>1.259</text:p>
          </table:table-cell>
          <table:table-cell office:value-type="float" office:value="1.172" calcext:value-type="float">
            <text:p>1.17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7.333" calcext:value-type="float">
            <text:p>17.3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0.641" calcext:value-type="float">
            <text:p>10.64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357" calcext:value-type="float">
            <text:p>7.3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357" calcext:value-type="float">
            <text:p>7.3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.419" calcext:value-type="float">
            <text:p>2.41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float" office:value="0.543" calcext:value-type="float">
            <text:p>0.54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083" calcext:value-type="float">
            <text:p>8.08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641" calcext:value-type="float">
            <text:p>1.641</text:p>
          </table:table-cell>
          <table:table-cell office:value-type="float" office:value="1.583" calcext:value-type="float">
            <text:p>1.58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132" calcext:value-type="float">
            <text:p>1.132</text:p>
          </table:table-cell>
          <table:table-cell office:value-type="float" office:value="1.131" calcext:value-type="float">
            <text:p>1.13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7.922" calcext:value-type="float">
            <text:p>7.9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8005" calcext:value-type="float">
            <text:p>8.08005</text:p>
          </table:table-cell>
          <table:table-cell office:value-type="float" office:value="7.674" calcext:value-type="float">
            <text:p>7.6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96" calcext:value-type="float">
            <text:p>0.496</text:p>
          </table:table-cell>
          <table:table-cell office:value-type="float" office:value="0.536" calcext:value-type="float">
            <text:p>0.53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7.824" calcext:value-type="float">
            <text:p>7.8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" calcext:value-type="float">
            <text:p>1.5</text:p>
          </table:table-cell>
          <table:table-cell office:value-type="float" office:value="1.31" calcext:value-type="float">
            <text:p>1.3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1.264" calcext:value-type="float">
            <text:p>1.26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7.937" calcext:value-type="float">
            <text:p>7.9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1075" calcext:value-type="float">
            <text:p>8.01075</text:p>
          </table:table-cell>
          <table:table-cell office:value-type="float" office:value="7.616" calcext:value-type="float">
            <text:p>7.6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63" calcext:value-type="float">
            <text:p>0.463</text:p>
          </table:table-cell>
          <table:table-cell office:value-type="float" office:value="0.464" calcext:value-type="float">
            <text:p>0.46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463" calcext:value-type="float">
            <text:p>8.4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56" calcext:value-type="float">
            <text:p>0.456</text:p>
          </table:table-cell>
          <table:table-cell office:value-type="float" office:value="0.494" calcext:value-type="float">
            <text:p>0.49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56" calcext:value-type="float">
            <text:p>0.456</text:p>
          </table:table-cell>
          <table:table-cell office:value-type="float" office:value="0.493" calcext:value-type="float">
            <text:p>0.49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463" calcext:value-type="float">
            <text:p>8.46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46" calcext:value-type="float">
            <text:p>0.446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306" calcext:value-type="float">
            <text:p>8.3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781" calcext:value-type="float">
            <text:p>1.781</text:p>
          </table:table-cell>
          <table:table-cell office:value-type="float" office:value="1.774" calcext:value-type="float">
            <text:p>1.77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781" calcext:value-type="float">
            <text:p>1.781</text:p>
          </table:table-cell>
          <table:table-cell office:value-type="float" office:value="1.842" calcext:value-type="float">
            <text:p>1.84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257" calcext:value-type="float">
            <text:p>8.2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7.488" calcext:value-type="float">
            <text:p>7.4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73345" calcext:value-type="float">
            <text:p>8.73345</text:p>
          </table:table-cell>
          <table:table-cell office:value-type="float" office:value="8.45" calcext:value-type="float">
            <text:p>8.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49" calcext:value-type="float">
            <text:p>0.5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49" calcext:value-type="float">
            <text:p>0.5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73345" calcext:value-type="float">
            <text:p>8.73345</text:p>
          </table:table-cell>
          <table:table-cell office:value-type="float" office:value="8.451" calcext:value-type="float">
            <text:p>8.4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384275" calcext:value-type="float">
            <text:p>10.384275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384275" calcext:value-type="float">
            <text:p>10.384275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384275" calcext:value-type="float">
            <text:p>10.384275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384275" calcext:value-type="float">
            <text:p>10.384275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42" calcext:value-type="float">
            <text:p>0.442</text:p>
          </table:table-cell>
          <table:table-cell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002" calcext:value-type="float">
            <text:p>8.0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09975" calcext:value-type="float">
            <text:p>9.09975</text:p>
          </table:table-cell>
          <table:table-cell office:value-type="float" office:value="6.497" calcext:value-type="float">
            <text:p>6.4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09975" calcext:value-type="float">
            <text:p>9.09975</text:p>
          </table:table-cell>
          <table:table-cell office:value-type="float" office:value="6.497" calcext:value-type="float">
            <text:p>6.4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09975" calcext:value-type="float">
            <text:p>9.09975</text:p>
          </table:table-cell>
          <table:table-cell office:value-type="float" office:value="6.497" calcext:value-type="float">
            <text:p>6.4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09975" calcext:value-type="float">
            <text:p>9.09975</text:p>
          </table:table-cell>
          <table:table-cell office:value-type="float" office:value="6.497" calcext:value-type="float">
            <text:p>6.4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09975" calcext:value-type="float">
            <text:p>9.09975</text:p>
          </table:table-cell>
          <table:table-cell office:value-type="float" office:value="6.497" calcext:value-type="float">
            <text:p>6.4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09975" calcext:value-type="float">
            <text:p>9.09975</text:p>
          </table:table-cell>
          <table:table-cell office:value-type="float" office:value="6.497" calcext:value-type="float">
            <text:p>6.4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21" calcext:value-type="float">
            <text:p>1.521</text:p>
          </table:table-cell>
          <table:table-cell office:value-type="float" office:value="1.442" calcext:value-type="float">
            <text:p>1.44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8.726" calcext:value-type="float">
            <text:p>8.7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14" calcext:value-type="float">
            <text:p>8.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41" calcext:value-type="float">
            <text:p>0.441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432" calcext:value-type="float">
            <text:p>1.43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199" calcext:value-type="float">
            <text:p>1.19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064" calcext:value-type="float">
            <text:p>8.0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442" calcext:value-type="float">
            <text:p>1.44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7.996" calcext:value-type="float">
            <text:p>7.9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7.906" calcext:value-type="float">
            <text:p>7.9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1" calcext:value-type="float">
            <text:p>0.531</text:p>
          </table:table-cell>
          <table:table-cell office:value-type="float" office:value="0.451" calcext:value-type="float">
            <text:p>0.45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43" calcext:value-type="float">
            <text:p>1.243</text:p>
          </table:table-cell>
          <table:table-cell office:value-type="float" office:value="1.197" calcext:value-type="float">
            <text:p>1.19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31" calcext:value-type="float">
            <text:p>0.531</text:p>
          </table:table-cell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26" calcext:value-type="float">
            <text:p>8.1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43" calcext:value-type="float">
            <text:p>1.243</text:p>
          </table:table-cell>
          <table:table-cell office:value-type="float" office:value="1.284" calcext:value-type="float">
            <text:p>1.28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615" calcext:value-type="float">
            <text:p>7.6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614" calcext:value-type="float">
            <text:p>7.6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2425" calcext:value-type="float">
            <text:p>7.102425</text:p>
          </table:table-cell>
          <table:table-cell office:value-type="float" office:value="7.367" calcext:value-type="float">
            <text:p>7.3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2425" calcext:value-type="float">
            <text:p>7.102425</text:p>
          </table:table-cell>
          <table:table-cell office:value-type="float" office:value="7.367" calcext:value-type="float">
            <text:p>7.3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2425" calcext:value-type="float">
            <text:p>7.102425</text:p>
          </table:table-cell>
          <table:table-cell office:value-type="float" office:value="7.367" calcext:value-type="float">
            <text:p>7.3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2425" calcext:value-type="float">
            <text:p>7.102425</text:p>
          </table:table-cell>
          <table:table-cell office:value-type="float" office:value="7.367" calcext:value-type="float">
            <text:p>7.3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2425" calcext:value-type="float">
            <text:p>7.102425</text:p>
          </table:table-cell>
          <table:table-cell office:value-type="float" office:value="7.367" calcext:value-type="float">
            <text:p>7.3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2425" calcext:value-type="float">
            <text:p>7.102425</text:p>
          </table:table-cell>
          <table:table-cell office:value-type="float" office:value="7.367" calcext:value-type="float">
            <text:p>7.3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2425" calcext:value-type="float">
            <text:p>7.102425</text:p>
          </table:table-cell>
          <table:table-cell office:value-type="float" office:value="7.367" calcext:value-type="float">
            <text:p>7.3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2425" calcext:value-type="float">
            <text:p>7.102425</text:p>
          </table:table-cell>
          <table:table-cell office:value-type="float" office:value="7.367" calcext:value-type="float">
            <text:p>7.3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299" calcext:value-type="float">
            <text:p>7.2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299" calcext:value-type="float">
            <text:p>7.2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299" calcext:value-type="float">
            <text:p>7.2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299" calcext:value-type="float">
            <text:p>7.2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299" calcext:value-type="float">
            <text:p>7.2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299" calcext:value-type="float">
            <text:p>7.2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299" calcext:value-type="float">
            <text:p>7.2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31" calcext:value-type="float">
            <text:p>7.2831</text:p>
          </table:table-cell>
          <table:table-cell office:value-type="float" office:value="7.299" calcext:value-type="float">
            <text:p>7.2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73015" calcext:value-type="float">
            <text:p>8.73015</text:p>
          </table:table-cell>
          <table:table-cell office:value-type="float" office:value="8.654" calcext:value-type="float">
            <text:p>8.6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52" calcext:value-type="float">
            <text:p>0.452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52" calcext:value-type="float">
            <text:p>0.452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73015" calcext:value-type="float">
            <text:p>8.73015</text:p>
          </table:table-cell>
          <table:table-cell office:value-type="float" office:value="8.654" calcext:value-type="float">
            <text:p>8.6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44" calcext:value-type="float">
            <text:p>7.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21" calcext:value-type="float">
            <text:p>1.521</text:p>
          </table:table-cell>
          <table:table-cell office:value-type="float" office:value="1.48" calcext:value-type="float">
            <text:p>1.4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4021" calcext:value-type="float">
            <text:p>5.4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7.88" calcext:value-type="float">
            <text:p>7.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487" calcext:value-type="float">
            <text:p>8.0487</text:p>
          </table:table-cell>
          <table:table-cell office:value-type="float" office:value="3.26" calcext:value-type="float">
            <text:p>3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487" calcext:value-type="float">
            <text:p>8.0487</text:p>
          </table:table-cell>
          <table:table-cell office:value-type="float" office:value="10.22" calcext:value-type="float">
            <text:p>10.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8178" calcext:value-type="float">
            <text:p>6.8178</text:p>
          </table:table-cell>
          <table:table-cell office:value-type="float" office:value="10.21" calcext:value-type="float">
            <text:p>10.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8178" calcext:value-type="float">
            <text:p>6.8178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3.219" calcext:value-type="float">
            <text:p>13.21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9596" calcext:value-type="float">
            <text:p>7.9596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596" calcext:value-type="float">
            <text:p>7.9596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3.217" calcext:value-type="float">
            <text:p>13.21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9596" calcext:value-type="float">
            <text:p>7.9596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596" calcext:value-type="float">
            <text:p>7.9596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287" calcext:value-type="float">
            <text:p>6.7287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287" calcext:value-type="float">
            <text:p>6.7287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287" calcext:value-type="float">
            <text:p>6.7287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287" calcext:value-type="float">
            <text:p>6.7287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1" calcext:value-type="float">
            <text:p>11.41</text:p>
          </table:table-cell>
          <table:table-cell office:value-type="float" office:value="7.94" calcext:value-type="float">
            <text:p>7.9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.41" calcext:value-type="float">
            <text:p>11.41</text:p>
          </table:table-cell>
          <table:table-cell office:value-type="float" office:value="7.94" calcext:value-type="float">
            <text:p>7.9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68" calcext:value-type="float">
            <text:p>7.7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35" calcext:value-type="float">
            <text:p>0.53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57" calcext:value-type="float">
            <text:p>1.357</text:p>
          </table:table-cell>
          <table:table-cell office:value-type="float" office:value="1.363" calcext:value-type="float">
            <text:p>1.36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35" calcext:value-type="float">
            <text:p>0.53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68" calcext:value-type="float">
            <text:p>7.7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57" calcext:value-type="float">
            <text:p>1.357</text:p>
          </table:table-cell>
          <table:table-cell office:value-type="float" office:value="1.363" calcext:value-type="float">
            <text:p>1.36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14" calcext:value-type="float">
            <text:p>7.7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14" calcext:value-type="float">
            <text:p>7.7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02795" calcext:value-type="float">
            <text:p>1.02795</text:p>
          </table:table-cell>
          <table:table-cell office:value-type="float" office:value="8.132" calcext:value-type="float">
            <text:p>8.1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667025" calcext:value-type="float">
            <text:p>4.667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667025" calcext:value-type="float">
            <text:p>4.667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24" calcext:value-type="float">
            <text:p>7.7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4" calcext:value-type="float">
            <text:p>0.5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57" calcext:value-type="float">
            <text:p>1.357</text:p>
          </table:table-cell>
          <table:table-cell office:value-type="float" office:value="1.286" calcext:value-type="float">
            <text:p>1.28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4" calcext:value-type="float">
            <text:p>0.5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24" calcext:value-type="float">
            <text:p>7.7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57" calcext:value-type="float">
            <text:p>1.357</text:p>
          </table:table-cell>
          <table:table-cell office:value-type="float" office:value="1.285" calcext:value-type="float">
            <text:p>1.28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12" calcext:value-type="float">
            <text:p>7.7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12" calcext:value-type="float">
            <text:p>7.7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.60725" calcext:value-type="float">
            <text:p>16.607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.971" calcext:value-type="float">
            <text:p>15.9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float" office:value="0.466" calcext:value-type="float">
            <text:p>0.46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268" calcext:value-type="float">
            <text:p>8.2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12" calcext:value-type="float">
            <text:p>1.812</text:p>
          </table:table-cell>
          <table:table-cell office:value-type="float" office:value="1.792" calcext:value-type="float">
            <text:p>1.79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.60725" calcext:value-type="float">
            <text:p>16.60725</text:p>
          </table:table-cell>
          <table:table-cell office:value-type="float" office:value="13.996" calcext:value-type="float">
            <text:p>13.99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.310525" calcext:value-type="float">
            <text:p>5.31052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310525" calcext:value-type="float">
            <text:p>5.310525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1" calcext:value-type="float">
            <text:p>11.41</text:p>
          </table:table-cell>
          <table:table-cell office:value-type="float" office:value="15.962" calcext:value-type="float">
            <text:p>15.96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82275" calcext:value-type="float">
            <text:p>7.28227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874" calcext:value-type="float">
            <text:p>1.87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059" calcext:value-type="float">
            <text:p>8.05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7.616" calcext:value-type="float">
            <text:p>7.6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395925" calcext:value-type="float">
            <text:p>9.395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029625" calcext:value-type="float">
            <text:p>9.029625</text:p>
          </table:table-cell>
          <table:table-cell office:value-type="float" office:value="10.22" calcext:value-type="float">
            <text:p>10.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9896" calcext:value-type="float">
            <text:p>4.9896</text:p>
          </table:table-cell>
          <table:table-cell office:value-type="float" office:value="3.27" calcext:value-type="float">
            <text:p>3.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586" calcext:value-type="float">
            <text:p>11.586</text:p>
          </table:table-cell>
          <table:table-cell office:value-type="float" office:value="12.957" calcext:value-type="float">
            <text:p>12.95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.3554" calcext:value-type="float">
            <text:p>10.3554</text:p>
          </table:table-cell>
          <table:table-cell office:value-type="float" office:value="10.22" calcext:value-type="float">
            <text:p>10.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15375" calcext:value-type="float">
            <text:p>6.315375</text:p>
          </table:table-cell>
          <table:table-cell office:value-type="float" office:value="3.27" calcext:value-type="float">
            <text:p>3.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3554" calcext:value-type="float">
            <text:p>10.3554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15375" calcext:value-type="float">
            <text:p>6.315375</text:p>
          </table:table-cell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903" calcext:value-type="float">
            <text:p>11.903</text:p>
          </table:table-cell>
          <table:table-cell office:value-type="float" office:value="12.936" calcext:value-type="float">
            <text:p>12.93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.547" calcext:value-type="float">
            <text:p>0.547</text:p>
          </table:table-cell>
          <table:table-cell office:value-type="float" office:value="0.537" calcext:value-type="float">
            <text:p>0.53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16" calcext:value-type="float">
            <text:p>1.316</text:p>
          </table:table-cell>
          <table:table-cell office:value-type="float" office:value="1.309" calcext:value-type="float">
            <text:p>1.30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316" calcext:value-type="float">
            <text:p>1.316</text:p>
          </table:table-cell>
          <table:table-cell office:value-type="float" office:value="1.31" calcext:value-type="float">
            <text:p>1.3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02" calcext:value-type="float">
            <text:p>7.8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61" calcext:value-type="float">
            <text:p>7.9761</text:p>
          </table:table-cell>
          <table:table-cell office:value-type="float" office:value="7.719" calcext:value-type="float">
            <text:p>7.7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81965" calcext:value-type="float">
            <text:p>4.819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81965" calcext:value-type="float">
            <text:p>4.819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.062" calcext:value-type="float">
            <text:p>12.0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.34115" calcext:value-type="float">
            <text:p>4.34115</text:p>
          </table:table-cell>
          <table:table-cell office:value-type="float" office:value="6.089" calcext:value-type="float">
            <text:p>6.08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34115" calcext:value-type="float">
            <text:p>4.34115</text:p>
          </table:table-cell>
          <table:table-cell office:value-type="float" office:value="6.089" calcext:value-type="float">
            <text:p>6.08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34115" calcext:value-type="float">
            <text:p>4.34115</text:p>
          </table:table-cell>
          <table:table-cell office:value-type="float" office:value="6.089" calcext:value-type="float">
            <text:p>6.08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34115" calcext:value-type="float">
            <text:p>4.34115</text:p>
          </table:table-cell>
          <table:table-cell office:value-type="float" office:value="6.089" calcext:value-type="float">
            <text:p>6.08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7613" calcext:value-type="float">
            <text:p>10.76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.8577" calcext:value-type="float">
            <text:p>3.8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8577" calcext:value-type="float">
            <text:p>3.8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99" calcext:value-type="float">
            <text:p>0.49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31" calcext:value-type="float">
            <text:p>0.531</text:p>
          </table:table-cell>
          <table:table-cell office:value-type="float" office:value="0.525" calcext:value-type="float">
            <text:p>0.52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133" calcext:value-type="float">
            <text:p>8.1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69" calcext:value-type="float">
            <text:p>1.269</text:p>
          </table:table-cell>
          <table:table-cell office:value-type="float" office:value="1.268" calcext:value-type="float">
            <text:p>1.26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73015" calcext:value-type="float">
            <text:p>8.73015</text:p>
          </table:table-cell>
          <table:table-cell office:value-type="float" office:value="8.54" calcext:value-type="float">
            <text:p>8.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5" calcext:value-type="float">
            <text:p>0.535</text:p>
          </table:table-cell>
          <table:table-cell office:value-type="float" office:value="0.484" calcext:value-type="float">
            <text:p>0.48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35" calcext:value-type="float">
            <text:p>0.535</text:p>
          </table:table-cell>
          <table:table-cell office:value-type="float" office:value="0.482" calcext:value-type="float">
            <text:p>0.48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73015" calcext:value-type="float">
            <text:p>8.73015</text:p>
          </table:table-cell>
          <table:table-cell office:value-type="float" office:value="8.54" calcext:value-type="float">
            <text:p>8.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44" calcext:value-type="float">
            <text:p>1.544</text:p>
          </table:table-cell>
          <table:table-cell office:value-type="float" office:value="1.649" calcext:value-type="float">
            <text:p>1.64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639" calcext:value-type="float">
            <text:p>8.6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7.681" calcext:value-type="float">
            <text:p>7.6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7855" calcext:value-type="float">
            <text:p>6.5785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7855" calcext:value-type="float">
            <text:p>6.57855</text:p>
          </table:table-cell>
          <table:table-cell office:value-type="float" office:value="10.24" calcext:value-type="float">
            <text:p>10.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7855" calcext:value-type="float">
            <text:p>6.57855</text:p>
          </table:table-cell>
          <table:table-cell office:value-type="float" office:value="3.11" calcext:value-type="float">
            <text:p>3.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7855" calcext:value-type="float">
            <text:p>6.5785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7855" calcext:value-type="float">
            <text:p>6.5785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7855" calcext:value-type="float">
            <text:p>6.57855</text:p>
          </table:table-cell>
          <table:table-cell office:value-type="float" office:value="3.11" calcext:value-type="float">
            <text:p>3.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7855" calcext:value-type="float">
            <text:p>6.57855</text:p>
          </table:table-cell>
          <table:table-cell office:value-type="float" office:value="10.24" calcext:value-type="float">
            <text:p>10.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57855" calcext:value-type="float">
            <text:p>6.5785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6" calcext:value-type="float">
            <text:p>6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6" calcext:value-type="float">
            <text:p>6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6" calcext:value-type="float">
            <text:p>6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996" calcext:value-type="float">
            <text:p>6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8" calcext:value-type="float">
            <text:p>0.548</text:p>
          </table:table-cell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19" calcext:value-type="float">
            <text:p>7.9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25" calcext:value-type="float">
            <text:p>1.225</text:p>
          </table:table-cell>
          <table:table-cell office:value-type="float" office:value="1.239" calcext:value-type="float">
            <text:p>1.23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207" calcext:value-type="float">
            <text:p>1.207</text:p>
          </table:table-cell>
          <table:table-cell office:value-type="float" office:value="1.172" calcext:value-type="float">
            <text:p>1.17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567625" calcext:value-type="float">
            <text:p>8.567625</text:p>
          </table:table-cell>
          <table:table-cell office:value-type="float" office:value="8.297" calcext:value-type="float">
            <text:p>8.2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62725" calcext:value-type="float">
            <text:p>8.062725</text:p>
          </table:table-cell>
          <table:table-cell office:value-type="float" office:value="7.469" calcext:value-type="float">
            <text:p>7.46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49" calcext:value-type="float">
            <text:p>0.5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63325" calcext:value-type="float">
            <text:p>8.663325</text:p>
          </table:table-cell>
          <table:table-cell office:value-type="float" office:value="8.407" calcext:value-type="float">
            <text:p>8.4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18" calcext:value-type="float">
            <text:p>1.218</text:p>
          </table:table-cell>
          <table:table-cell office:value-type="float" office:value="1.519" calcext:value-type="float">
            <text:p>1.51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1.217" calcext:value-type="float">
            <text:p>1.21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64" calcext:value-type="float">
            <text:p>7.9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62725" calcext:value-type="float">
            <text:p>8.062725</text:p>
          </table:table-cell>
          <table:table-cell office:value-type="float" office:value="7.421" calcext:value-type="float">
            <text:p>7.4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98975" calcext:value-type="float">
            <text:p>8.598975</text:p>
          </table:table-cell>
          <table:table-cell office:value-type="float" office:value="8.9" calcext:value-type="float">
            <text:p>8.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42" calcext:value-type="float">
            <text:p>0.442</text:p>
          </table:table-cell>
          <table:table-cell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98975" calcext:value-type="float">
            <text:p>8.598975</text:p>
          </table:table-cell>
          <table:table-cell office:value-type="float" office:value="8.9" calcext:value-type="float">
            <text:p>8.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2" calcext:value-type="float">
            <text:p>0.44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31" calcext:value-type="float">
            <text:p>0.531</text:p>
          </table:table-cell>
          <table:table-cell office:value-type="float" office:value="0.529" calcext:value-type="float">
            <text:p>0.52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11" calcext:value-type="float">
            <text:p>0.511</text:p>
          </table:table-cell>
          <table:table-cell office:value-type="float" office:value="0.503" calcext:value-type="float">
            <text:p>0.50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483" calcext:value-type="float">
            <text:p>8.48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1" calcext:value-type="float">
            <text:p>0.531</text:p>
          </table:table-cell>
          <table:table-cell office:value-type="float" office:value="0.529" calcext:value-type="float">
            <text:p>0.52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11" calcext:value-type="float">
            <text:p>0.511</text:p>
          </table:table-cell>
          <table:table-cell office:value-type="float" office:value="0.503" calcext:value-type="float">
            <text:p>0.50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483" calcext:value-type="float">
            <text:p>8.48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37" calcext:value-type="float">
            <text:p>1.837</text:p>
          </table:table-cell>
          <table:table-cell office:value-type="float" office:value="1.836" calcext:value-type="float">
            <text:p>1.83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837" calcext:value-type="float">
            <text:p>1.837</text:p>
          </table:table-cell>
          <table:table-cell office:value-type="float" office:value="1.836" calcext:value-type="float">
            <text:p>1.83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964" calcext:value-type="float">
            <text:p>1.964</text:p>
          </table:table-cell>
          <table:table-cell office:value-type="float" office:value="1.858" calcext:value-type="float">
            <text:p>1.85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964" calcext:value-type="float">
            <text:p>1.964</text:p>
          </table:table-cell>
          <table:table-cell office:value-type="float" office:value="1.858" calcext:value-type="float">
            <text:p>1.85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815825" calcext:value-type="float">
            <text:p>1.815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15825" calcext:value-type="float">
            <text:p>1.815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15825" calcext:value-type="float">
            <text:p>1.815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15825" calcext:value-type="float">
            <text:p>1.815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15825" calcext:value-type="float">
            <text:p>1.815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15825" calcext:value-type="float">
            <text:p>1.815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726" calcext:value-type="float">
            <text:p>8.7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858025" calcext:value-type="float">
            <text:p>8.858025</text:p>
          </table:table-cell>
          <table:table-cell office:value-type="float" office:value="8.801" calcext:value-type="float">
            <text:p>8.8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4" calcext:value-type="float">
            <text:p>0.544</text:p>
          </table:table-cell>
          <table:table-cell office:value-type="float" office:value="0.541" calcext:value-type="float">
            <text:p>0.5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44" calcext:value-type="float">
            <text:p>0.544</text:p>
          </table:table-cell>
          <table:table-cell office:value-type="float" office:value="0.541" calcext:value-type="float">
            <text:p>0.5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858025" calcext:value-type="float">
            <text:p>8.858025</text:p>
          </table:table-cell>
          <table:table-cell office:value-type="float" office:value="8.801" calcext:value-type="float">
            <text:p>8.8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06" calcext:value-type="float">
            <text:p>0.506</text:p>
          </table:table-cell>
          <table:table-cell office:value-type="float" office:value="0.538" calcext:value-type="float">
            <text:p>0.53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.371" calcext:value-type="float">
            <text:p>2.371</text:p>
          </table:table-cell>
          <table:table-cell office:value-type="float" office:value="2.216" calcext:value-type="float">
            <text:p>2.21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83" calcext:value-type="float">
            <text:p>0.483</text:p>
          </table:table-cell>
          <table:table-cell office:value-type="float" office:value="0.493" calcext:value-type="float">
            <text:p>0.49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43" calcext:value-type="float">
            <text:p>0.443</text:p>
          </table:table-cell>
          <table:table-cell office:value-type="float" office:value="0.511" calcext:value-type="float">
            <text:p>0.51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243" calcext:value-type="float">
            <text:p>8.24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781" calcext:value-type="float">
            <text:p>1.781</text:p>
          </table:table-cell>
          <table:table-cell office:value-type="float" office:value="1.868" calcext:value-type="float">
            <text:p>1.86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699" calcext:value-type="float">
            <text:p>1.699</text:p>
          </table:table-cell>
          <table:table-cell office:value-type="float" office:value="1.234" calcext:value-type="float">
            <text:p>1.23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787" calcext:value-type="float">
            <text:p>7.78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6.959" calcext:value-type="float">
            <text:p>6.95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895" calcext:value-type="float">
            <text:p>5.9895</text:p>
          </table:table-cell>
          <table:table-cell office:value-type="float" office:value="6.349" calcext:value-type="float">
            <text:p>6.3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895" calcext:value-type="float">
            <text:p>5.9895</text:p>
          </table:table-cell>
          <table:table-cell office:value-type="float" office:value="6.349" calcext:value-type="float">
            <text:p>6.3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895" calcext:value-type="float">
            <text:p>5.9895</text:p>
          </table:table-cell>
          <table:table-cell office:value-type="float" office:value="6.349" calcext:value-type="float">
            <text:p>6.3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895" calcext:value-type="float">
            <text:p>5.9895</text:p>
          </table:table-cell>
          <table:table-cell office:value-type="float" office:value="6.349" calcext:value-type="float">
            <text:p>6.3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895" calcext:value-type="float">
            <text:p>5.9895</text:p>
          </table:table-cell>
          <table:table-cell office:value-type="float" office:value="6.349" calcext:value-type="float">
            <text:p>6.3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895" calcext:value-type="float">
            <text:p>5.9895</text:p>
          </table:table-cell>
          <table:table-cell office:value-type="float" office:value="6.349" calcext:value-type="float">
            <text:p>6.3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08" calcext:value-type="float">
            <text:p>8.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47" calcext:value-type="float">
            <text:p>0.5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47" calcext:value-type="float">
            <text:p>0.5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08" calcext:value-type="float">
            <text:p>8.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5.579" calcext:value-type="float">
            <text:p>15.5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189" calcext:value-type="float">
            <text:p>8.18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896" calcext:value-type="float">
            <text:p>8.2896</text:p>
          </table:table-cell>
          <table:table-cell office:value-type="float" office:value="8.188" calcext:value-type="float">
            <text:p>8.1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765" calcext:value-type="float">
            <text:p>1.76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74" calcext:value-type="float">
            <text:p>0.47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4711" calcext:value-type="float">
            <text:p>8.4711</text:p>
          </table:table-cell>
          <table:table-cell office:value-type="float" office:value="9.404" calcext:value-type="float">
            <text:p>9.4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27" calcext:value-type="float">
            <text:p>8.0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5" calcext:value-type="float">
            <text:p>0.55</text:p>
          </table:table-cell>
          <table:table-cell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59" calcext:value-type="float">
            <text:p>1.259</text:p>
          </table:table-cell>
          <table:table-cell office:value-type="float" office:value="1.261" calcext:value-type="float">
            <text:p>1.26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5" calcext:value-type="float">
            <text:p>0.55</text:p>
          </table:table-cell>
          <table:table-cell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27" calcext:value-type="float">
            <text:p>8.0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59" calcext:value-type="float">
            <text:p>1.259</text:p>
          </table:table-cell>
          <table:table-cell office:value-type="float" office:value="1.261" calcext:value-type="float">
            <text:p>1.26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27" calcext:value-type="float">
            <text:p>8.0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5" calcext:value-type="float">
            <text:p>0.55</text:p>
          </table:table-cell>
          <table:table-cell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59" calcext:value-type="float">
            <text:p>1.259</text:p>
          </table:table-cell>
          <table:table-cell office:value-type="float" office:value="1.261" calcext:value-type="float">
            <text:p>1.26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5" calcext:value-type="float">
            <text:p>0.55</text:p>
          </table:table-cell>
          <table:table-cell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27" calcext:value-type="float">
            <text:p>8.0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59" calcext:value-type="float">
            <text:p>1.259</text:p>
          </table:table-cell>
          <table:table-cell office:value-type="float" office:value="1.261" calcext:value-type="float">
            <text:p>1.26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412" calcext:value-type="float">
            <text:p>7.4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412" calcext:value-type="float">
            <text:p>7.4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412" calcext:value-type="float">
            <text:p>7.4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412" calcext:value-type="float">
            <text:p>7.4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59325" calcext:value-type="float">
            <text:p>5.759325</text:p>
          </table:table-cell>
          <table:table-cell office:value-type="float" office:value="6.769" calcext:value-type="float">
            <text:p>6.76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59325" calcext:value-type="float">
            <text:p>5.759325</text:p>
          </table:table-cell>
          <table:table-cell office:value-type="float" office:value="6.769" calcext:value-type="float">
            <text:p>6.76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59325" calcext:value-type="float">
            <text:p>5.759325</text:p>
          </table:table-cell>
          <table:table-cell office:value-type="float" office:value="6.769" calcext:value-type="float">
            <text:p>6.76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59325" calcext:value-type="float">
            <text:p>5.759325</text:p>
          </table:table-cell>
          <table:table-cell office:value-type="float" office:value="6.769" calcext:value-type="float">
            <text:p>6.76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59325" calcext:value-type="float">
            <text:p>5.759325</text:p>
          </table:table-cell>
          <table:table-cell office:value-type="float" office:value="6.769" calcext:value-type="float">
            <text:p>6.76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759325" calcext:value-type="float">
            <text:p>5.759325</text:p>
          </table:table-cell>
          <table:table-cell office:value-type="float" office:value="6.769" calcext:value-type="float">
            <text:p>6.76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5.871" calcext:value-type="float">
            <text:p>15.87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0.104" calcext:value-type="float">
            <text:p>10.1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7.904" calcext:value-type="float">
            <text:p>17.9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942" calcext:value-type="float">
            <text:p>1.942</text:p>
          </table:table-cell>
          <table:table-cell office:value-type="float" office:value="1.941" calcext:value-type="float">
            <text:p>1.94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54" calcext:value-type="float">
            <text:p>0.454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434" calcext:value-type="float">
            <text:p>8.4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9.466" calcext:value-type="float">
            <text:p>9.4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9.466" calcext:value-type="float">
            <text:p>9.4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9.395925" calcext:value-type="float">
            <text:p>9.395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156" calcext:value-type="float">
            <text:p>7.1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156" calcext:value-type="float">
            <text:p>7.1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156" calcext:value-type="float">
            <text:p>7.1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437" calcext:value-type="float">
            <text:p>8.4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94" calcext:value-type="float">
            <text:p>0.494</text:p>
          </table:table-cell>
          <table:table-cell office:value-type="float" office:value="0.489" calcext:value-type="float">
            <text:p>0.48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94" calcext:value-type="float">
            <text:p>0.494</text:p>
          </table:table-cell>
          <table:table-cell office:value-type="float" office:value="0.489" calcext:value-type="float">
            <text:p>0.48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437" calcext:value-type="float">
            <text:p>8.4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95" calcext:value-type="float">
            <text:p>0.49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85" calcext:value-type="float">
            <text:p>7.88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381" calcext:value-type="float">
            <text:p>1.38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1.366" calcext:value-type="float">
            <text:p>1.36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35" calcext:value-type="float">
            <text:p>8.1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93425" calcext:value-type="float">
            <text:p>7.993425</text:p>
          </table:table-cell>
          <table:table-cell office:value-type="float" office:value="7.523" calcext:value-type="float">
            <text:p>7.5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.60725" calcext:value-type="float">
            <text:p>16.607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501" calcext:value-type="float">
            <text:p>8.5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06" calcext:value-type="float">
            <text:p>0.506</text:p>
          </table:table-cell>
          <table:table-cell office:value-type="float" office:value="0.478" calcext:value-type="float">
            <text:p>0.47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06" calcext:value-type="float">
            <text:p>0.50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721" calcext:value-type="float">
            <text:p>8.7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11" calcext:value-type="float">
            <text:p>5.511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644" calcext:value-type="float">
            <text:p>6.1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11" calcext:value-type="float">
            <text:p>5.511</text:p>
          </table:table-cell>
          <table:table-cell office:value-type="float" office:value="10.17" calcext:value-type="float">
            <text:p>10.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11" calcext:value-type="float">
            <text:p>5.511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40375" calcext:value-type="float">
            <text:p>5.40375</text:p>
          </table:table-cell>
          <table:table-cell office:value-type="float" office:value="6.467" calcext:value-type="float">
            <text:p>6.4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316725" calcext:value-type="float">
            <text:p>9.316725</text:p>
          </table:table-cell>
          <table:table-cell office:value-type="float" office:value="6.467" calcext:value-type="float">
            <text:p>6.4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11" calcext:value-type="float">
            <text:p>5.511</text:p>
          </table:table-cell>
          <table:table-cell office:value-type="float" office:value="10.17" calcext:value-type="float">
            <text:p>10.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644" calcext:value-type="float">
            <text:p>6.1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644" calcext:value-type="float">
            <text:p>6.1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.1733" calcext:value-type="float">
            <text:p>16.1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.734575" calcext:value-type="float">
            <text:p>5.734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64755" calcext:value-type="float">
            <text:p>9.64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.395925" calcext:value-type="float">
            <text:p>9.395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156" calcext:value-type="float">
            <text:p>7.1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156" calcext:value-type="float">
            <text:p>7.1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70275" calcext:value-type="float">
            <text:p>5.170275</text:p>
          </table:table-cell>
          <table:table-cell office:value-type="float" office:value="7.156" calcext:value-type="float">
            <text:p>7.1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437" calcext:value-type="float">
            <text:p>8.4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94" calcext:value-type="float">
            <text:p>0.494</text:p>
          </table:table-cell>
          <table:table-cell office:value-type="float" office:value="0.489" calcext:value-type="float">
            <text:p>0.48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94" calcext:value-type="float">
            <text:p>0.494</text:p>
          </table:table-cell>
          <table:table-cell office:value-type="float" office:value="0.489" calcext:value-type="float">
            <text:p>0.48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509875" calcext:value-type="float">
            <text:p>8.509875</text:p>
          </table:table-cell>
          <table:table-cell office:value-type="float" office:value="8.437" calcext:value-type="float">
            <text:p>8.4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95" calcext:value-type="float">
            <text:p>0.49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85" calcext:value-type="float">
            <text:p>7.88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381" calcext:value-type="float">
            <text:p>1.38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1.366" calcext:value-type="float">
            <text:p>1.36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135" calcext:value-type="float">
            <text:p>8.1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93425" calcext:value-type="float">
            <text:p>7.993425</text:p>
          </table:table-cell>
          <table:table-cell office:value-type="float" office:value="7.523" calcext:value-type="float">
            <text:p>7.5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627" calcext:value-type="float">
            <text:p>8.62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626" calcext:value-type="float">
            <text:p>8.6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667025" calcext:value-type="float">
            <text:p>4.667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667025" calcext:value-type="float">
            <text:p>4.667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667025" calcext:value-type="float">
            <text:p>4.667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.667025" calcext:value-type="float">
            <text:p>4.667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7565" calcext:value-type="float">
            <text:p>5.87565</text:p>
          </table:table-cell>
          <table:table-cell office:value-type="float" office:value="6.538" calcext:value-type="float">
            <text:p>6.5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87565" calcext:value-type="float">
            <text:p>5.87565</text:p>
          </table:table-cell>
          <table:table-cell office:value-type="float" office:value="6.538" calcext:value-type="float">
            <text:p>6.5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7205" calcext:value-type="float">
            <text:p>5.57205</text:p>
          </table:table-cell>
          <table:table-cell office:value-type="float" office:value="6.838" calcext:value-type="float">
            <text:p>6.8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7205" calcext:value-type="float">
            <text:p>5.57205</text:p>
          </table:table-cell>
          <table:table-cell office:value-type="float" office:value="6.838" calcext:value-type="float">
            <text:p>6.8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7205" calcext:value-type="float">
            <text:p>5.57205</text:p>
          </table:table-cell>
          <table:table-cell office:value-type="float" office:value="6.838" calcext:value-type="float">
            <text:p>6.8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7205" calcext:value-type="float">
            <text:p>5.57205</text:p>
          </table:table-cell>
          <table:table-cell office:value-type="float" office:value="6.838" calcext:value-type="float">
            <text:p>6.8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7205" calcext:value-type="float">
            <text:p>5.57205</text:p>
          </table:table-cell>
          <table:table-cell office:value-type="float" office:value="6.838" calcext:value-type="float">
            <text:p>6.8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7205" calcext:value-type="float">
            <text:p>5.57205</text:p>
          </table:table-cell>
          <table:table-cell office:value-type="float" office:value="6.838" calcext:value-type="float">
            <text:p>6.8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24" calcext:value-type="float">
            <text:p>7.7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41" calcext:value-type="float">
            <text:p>0.5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57" calcext:value-type="float">
            <text:p>1.357</text:p>
          </table:table-cell>
          <table:table-cell office:value-type="float" office:value="1.286" calcext:value-type="float">
            <text:p>1.28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41" calcext:value-type="float">
            <text:p>0.541</text:p>
          </table:table-cell>
          <table:table-cell office:value-type="float" office:value="0.54" calcext:value-type="float">
            <text:p>0.5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24" calcext:value-type="float">
            <text:p>7.7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57" calcext:value-type="float">
            <text:p>1.357</text:p>
          </table:table-cell>
          <table:table-cell office:value-type="float" office:value="1.286" calcext:value-type="float">
            <text:p>1.28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12" calcext:value-type="float">
            <text:p>7.7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12" calcext:value-type="float">
            <text:p>7.7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405" calcext:value-type="float">
            <text:p>7.5405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405" calcext:value-type="float">
            <text:p>7.5405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405" calcext:value-type="float">
            <text:p>7.5405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5405" calcext:value-type="float">
            <text:p>7.5405</text:p>
          </table:table-cell>
          <table:table-cell office:value-type="float" office:value="7.433" calcext:value-type="float">
            <text:p>7.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9025" calcext:value-type="float">
            <text:p>7.109025</text:p>
          </table:table-cell>
          <table:table-cell office:value-type="float" office:value="7.167" calcext:value-type="float">
            <text:p>7.1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109025" calcext:value-type="float">
            <text:p>7.109025</text:p>
          </table:table-cell>
          <table:table-cell office:value-type="float" office:value="7.167" calcext:value-type="float">
            <text:p>7.1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673" calcext:value-type="float">
            <text:p>7.6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53" calcext:value-type="float">
            <text:p>0.5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4" calcext:value-type="float">
            <text:p>1.34</text:p>
          </table:table-cell>
          <table:table-cell office:value-type="float" office:value="1.317" calcext:value-type="float">
            <text:p>1.31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53" calcext:value-type="float">
            <text:p>0.5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674" calcext:value-type="float">
            <text:p>7.6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4" calcext:value-type="float">
            <text:p>1.34</text:p>
          </table:table-cell>
          <table:table-cell office:value-type="float" office:value="1.318" calcext:value-type="float">
            <text:p>1.31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673" calcext:value-type="float">
            <text:p>7.6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53" calcext:value-type="float">
            <text:p>0.5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4" calcext:value-type="float">
            <text:p>1.34</text:p>
          </table:table-cell>
          <table:table-cell office:value-type="float" office:value="1.317" calcext:value-type="float">
            <text:p>1.31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53" calcext:value-type="float">
            <text:p>0.5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674" calcext:value-type="float">
            <text:p>7.6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4" calcext:value-type="float">
            <text:p>1.34</text:p>
          </table:table-cell>
          <table:table-cell office:value-type="float" office:value="1.318" calcext:value-type="float">
            <text:p>1.31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48" calcext:value-type="float">
            <text:p>7.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48" calcext:value-type="float">
            <text:p>7.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48" calcext:value-type="float">
            <text:p>7.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48" calcext:value-type="float">
            <text:p>7.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56" calcext:value-type="float">
            <text:p>1.856</text:p>
          </table:table-cell>
          <table:table-cell office:value-type="float" office:value="1.857" calcext:value-type="float">
            <text:p>1.8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.16635" calcext:value-type="float">
            <text:p>3.16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16635" calcext:value-type="float">
            <text:p>3.16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891" calcext:value-type="float">
            <text:p>1.89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49" calcext:value-type="float">
            <text:p>0.5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764" calcext:value-type="float">
            <text:p>1.76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7.676" calcext:value-type="float">
            <text:p>7.6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846" calcext:value-type="float">
            <text:p>1.84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284" calcext:value-type="float">
            <text:p>8.2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451" calcext:value-type="float">
            <text:p>8.4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451" calcext:value-type="float">
            <text:p>8.4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856" calcext:value-type="float">
            <text:p>1.856</text:p>
          </table:table-cell>
          <table:table-cell office:value-type="float" office:value="1.857" calcext:value-type="float">
            <text:p>1.8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.16635" calcext:value-type="float">
            <text:p>3.16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.16635" calcext:value-type="float">
            <text:p>3.16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891" calcext:value-type="float">
            <text:p>1.89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49" calcext:value-type="float">
            <text:p>0.54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764" calcext:value-type="float">
            <text:p>1.76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7.676" calcext:value-type="float">
            <text:p>7.6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846" calcext:value-type="float">
            <text:p>1.84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8.284" calcext:value-type="float">
            <text:p>8.2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451" calcext:value-type="float">
            <text:p>8.4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63775" calcext:value-type="float">
            <text:p>8.63775</text:p>
          </table:table-cell>
          <table:table-cell office:value-type="float" office:value="8.451" calcext:value-type="float">
            <text:p>8.45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67" calcext:value-type="float">
            <text:p>7.7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9" calcext:value-type="float">
            <text:p>0.549</text:p>
          </table:table-cell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55" calcext:value-type="float">
            <text:p>1.255</text:p>
          </table:table-cell>
          <table:table-cell office:value-type="float" office:value="1.254" calcext:value-type="float">
            <text:p>1.25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49" calcext:value-type="float">
            <text:p>0.549</text:p>
          </table:table-cell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67" calcext:value-type="float">
            <text:p>7.7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55" calcext:value-type="float">
            <text:p>1.255</text:p>
          </table:table-cell>
          <table:table-cell office:value-type="float" office:value="1.254" calcext:value-type="float">
            <text:p>1.25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688" calcext:value-type="float">
            <text:p>7.6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688" calcext:value-type="float">
            <text:p>7.6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87" calcext:value-type="float">
            <text:p>0.487</text:p>
          </table:table-cell>
          <table:table-cell office:value-type="float" office:value="0.466" calcext:value-type="float">
            <text:p>0.46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47" calcext:value-type="float">
            <text:p>7.84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85" calcext:value-type="float">
            <text:p>1.385</text:p>
          </table:table-cell>
          <table:table-cell office:value-type="float" office:value="1.357" calcext:value-type="float">
            <text:p>1.3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31" calcext:value-type="float">
            <text:p>1.31</text:p>
          </table:table-cell>
          <table:table-cell office:value-type="float" office:value="1.446" calcext:value-type="float">
            <text:p>1.44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855" calcext:value-type="float">
            <text:p>7.8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761" calcext:value-type="float">
            <text:p>7.9761</text:p>
          </table:table-cell>
          <table:table-cell office:value-type="float" office:value="7.297" calcext:value-type="float">
            <text:p>7.29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179" calcext:value-type="float">
            <text:p>8.1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4" calcext:value-type="float">
            <text:p>1.34</text:p>
          </table:table-cell>
          <table:table-cell office:value-type="float" office:value="1.329" calcext:value-type="float">
            <text:p>1.32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07" calcext:value-type="float">
            <text:p>7.9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4" calcext:value-type="float">
            <text:p>1.34</text:p>
          </table:table-cell>
          <table:table-cell office:value-type="float" office:value="1.322" calcext:value-type="float">
            <text:p>1.32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64" calcext:value-type="float">
            <text:p>7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64" calcext:value-type="float">
            <text:p>7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207" calcext:value-type="float">
            <text:p>8.2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97" calcext:value-type="float">
            <text:p>0.497</text:p>
          </table:table-cell>
          <table:table-cell office:value-type="float" office:value="0.515" calcext:value-type="float">
            <text:p>0.51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497" calcext:value-type="float">
            <text:p>0.49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564" calcext:value-type="float">
            <text:p>8.5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.64705" calcext:value-type="float">
            <text:p>14.64705</text:p>
          </table:table-cell>
          <table:table-cell office:value-type="float" office:value="8.06" calcext:value-type="float">
            <text:p>8.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.64705" calcext:value-type="float">
            <text:p>14.64705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.64705" calcext:value-type="float">
            <text:p>14.64705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.64705" calcext:value-type="float">
            <text:p>14.64705</text:p>
          </table:table-cell>
          <table:table-cell office:value-type="float" office:value="8.06" calcext:value-type="float">
            <text:p>8.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775" calcext:value-type="float">
            <text:p>1.775</text:p>
          </table:table-cell>
          <table:table-cell office:value-type="float" office:value="1.773" calcext:value-type="float">
            <text:p>1.77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6.576" calcext:value-type="float">
            <text:p>6.5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8" calcext:value-type="float">
            <text:p>0.538</text:p>
          </table:table-cell>
          <table:table-cell office:value-type="float" office:value="0.447" calcext:value-type="float">
            <text:p>0.4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55" calcext:value-type="float">
            <text:p>1.355</text:p>
          </table:table-cell>
          <table:table-cell office:value-type="float" office:value="1.427" calcext:value-type="float">
            <text:p>1.42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38" calcext:value-type="float">
            <text:p>0.538</text:p>
          </table:table-cell>
          <table:table-cell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6.553" calcext:value-type="float">
            <text:p>6.5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55" calcext:value-type="float">
            <text:p>1.355</text:p>
          </table:table-cell>
          <table:table-cell office:value-type="float" office:value="1.649" calcext:value-type="float">
            <text:p>1.64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816" calcext:value-type="float">
            <text:p>0.816</text:p>
          </table:table-cell>
          <table:table-cell office:value-type="float" office:value="0.821" calcext:value-type="float">
            <text:p>0.82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985875" calcext:value-type="float">
            <text:p>0.985875</text:p>
          </table:table-cell>
          <table:table-cell office:value-type="float" office:value="3.043" calcext:value-type="float">
            <text:p>3.04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6.043" calcext:value-type="float">
            <text:p>6.04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6.017" calcext:value-type="float">
            <text:p>6.0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1023" calcext:value-type="float">
            <text:p>0.1023</text:p>
          </table:table-cell>
          <table:table-cell office:value-type="float" office:value="1.753" calcext:value-type="float">
            <text:p>1.7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207" calcext:value-type="float">
            <text:p>8.20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497" calcext:value-type="float">
            <text:p>0.497</text:p>
          </table:table-cell>
          <table:table-cell office:value-type="float" office:value="0.515" calcext:value-type="float">
            <text:p>0.51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497" calcext:value-type="float">
            <text:p>0.49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564" calcext:value-type="float">
            <text:p>8.5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.64705" calcext:value-type="float">
            <text:p>14.64705</text:p>
          </table:table-cell>
          <table:table-cell office:value-type="float" office:value="8.06" calcext:value-type="float">
            <text:p>8.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.64705" calcext:value-type="float">
            <text:p>14.64705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.64705" calcext:value-type="float">
            <text:p>14.64705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.64705" calcext:value-type="float">
            <text:p>14.64705</text:p>
          </table:table-cell>
          <table:table-cell office:value-type="float" office:value="8.06" calcext:value-type="float">
            <text:p>8.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775" calcext:value-type="float">
            <text:p>1.775</text:p>
          </table:table-cell>
          <table:table-cell office:value-type="float" office:value="1.773" calcext:value-type="float">
            <text:p>1.77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6.576" calcext:value-type="float">
            <text:p>6.5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8" calcext:value-type="float">
            <text:p>0.538</text:p>
          </table:table-cell>
          <table:table-cell office:value-type="float" office:value="0.447" calcext:value-type="float">
            <text:p>0.4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355" calcext:value-type="float">
            <text:p>1.355</text:p>
          </table:table-cell>
          <table:table-cell office:value-type="float" office:value="1.427" calcext:value-type="float">
            <text:p>1.42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38" calcext:value-type="float">
            <text:p>0.538</text:p>
          </table:table-cell>
          <table:table-cell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6.553" calcext:value-type="float">
            <text:p>6.5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55" calcext:value-type="float">
            <text:p>1.355</text:p>
          </table:table-cell>
          <table:table-cell office:value-type="float" office:value="1.649" calcext:value-type="float">
            <text:p>1.64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816" calcext:value-type="float">
            <text:p>0.816</text:p>
          </table:table-cell>
          <table:table-cell office:value-type="float" office:value="0.821" calcext:value-type="float">
            <text:p>0.82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985875" calcext:value-type="float">
            <text:p>0.985875</text:p>
          </table:table-cell>
          <table:table-cell office:value-type="float" office:value="3.043" calcext:value-type="float">
            <text:p>3.04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6.043" calcext:value-type="float">
            <text:p>6.04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6.017" calcext:value-type="float">
            <text:p>6.0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1023" calcext:value-type="float">
            <text:p>0.1023</text:p>
          </table:table-cell>
          <table:table-cell office:value-type="float" office:value="1.753" calcext:value-type="float">
            <text:p>1.7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2" office:value-type="float" office:value="0.54" calcext:value-type="float">
            <text:p>0.5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442" calcext:value-type="float">
            <text:p>8.44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64" calcext:value-type="float">
            <text:p>1.264</text:p>
          </table:table-cell>
          <table:table-cell office:value-type="float" office:value="1.295" calcext:value-type="float">
            <text:p>1.29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3.23795" calcext:value-type="float">
            <text:p>13.237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.366" calcext:value-type="float">
            <text:p>1.366</text:p>
          </table:table-cell>
          <table:table-cell office:value-type="float" office:value="1.368" calcext:value-type="float">
            <text:p>1.36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09" calcext:value-type="float">
            <text:p>7.9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93425" calcext:value-type="float">
            <text:p>7.993425</text:p>
          </table:table-cell>
          <table:table-cell office:value-type="float" office:value="7.49" calcext:value-type="float">
            <text:p>7.4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644" calcext:value-type="float">
            <text:p>7.6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36" calcext:value-type="float">
            <text:p>0.536</text:p>
          </table:table-cell>
          <table:table-cell office:value-type="float" office:value="0.546" calcext:value-type="float">
            <text:p>0.5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505" calcext:value-type="float">
            <text:p>1.505</text:p>
          </table:table-cell>
          <table:table-cell office:value-type="float" office:value="1.512" calcext:value-type="float">
            <text:p>1.51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36" calcext:value-type="float">
            <text:p>0.536</text:p>
          </table:table-cell>
          <table:table-cell office:value-type="float" office:value="0.546" calcext:value-type="float">
            <text:p>0.5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644" calcext:value-type="float">
            <text:p>7.6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505" calcext:value-type="float">
            <text:p>1.505</text:p>
          </table:table-cell>
          <table:table-cell office:value-type="float" office:value="1.512" calcext:value-type="float">
            <text:p>1.51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66" calcext:value-type="float">
            <text:p>7.7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49" calcext:value-type="float">
            <text:p>0.549</text:p>
          </table:table-cell>
          <table:table-cell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55" calcext:value-type="float">
            <text:p>1.255</text:p>
          </table:table-cell>
          <table:table-cell office:value-type="float" office:value="1.252" calcext:value-type="float">
            <text:p>1.25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49" calcext:value-type="float">
            <text:p>0.549</text:p>
          </table:table-cell>
          <table:table-cell office:value-type="float" office:value="0.548" calcext:value-type="float">
            <text:p>0.5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766" calcext:value-type="float">
            <text:p>7.76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55" calcext:value-type="float">
            <text:p>1.255</text:p>
          </table:table-cell>
          <table:table-cell office:value-type="float" office:value="1.253" calcext:value-type="float">
            <text:p>1.25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26" calcext:value-type="float">
            <text:p>7.7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26" calcext:value-type="float">
            <text:p>7.7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508" calcext:value-type="float">
            <text:p>7.5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508" calcext:value-type="float">
            <text:p>7.5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67" calcext:value-type="float">
            <text:p>1.467</text:p>
          </table:table-cell>
          <table:table-cell office:value-type="float" office:value="1.441" calcext:value-type="float">
            <text:p>1.44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13" calcext:value-type="float">
            <text:p>0.513</text:p>
          </table:table-cell>
          <table:table-cell office:value-type="float" office:value="0.509" calcext:value-type="float">
            <text:p>0.50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599" calcext:value-type="float">
            <text:p>8.5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5.536" calcext:value-type="float">
            <text:p>15.53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209675" calcext:value-type="float">
            <text:p>7.209675</text:p>
          </table:table-cell>
          <table:table-cell office:value-type="float" office:value="3.42" calcext:value-type="float">
            <text:p>3.4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09675" calcext:value-type="float">
            <text:p>7.209675</text:p>
          </table:table-cell>
          <table:table-cell office:value-type="float" office:value="10.17" calcext:value-type="float">
            <text:p>10.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09675" calcext:value-type="float">
            <text:p>7.209675</text:p>
          </table:table-cell>
          <table:table-cell office:value-type="float" office:value="2.32" calcext:value-type="float">
            <text:p>2.3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209675" calcext:value-type="float">
            <text:p>7.209675</text:p>
          </table:table-cell>
          <table:table-cell office:value-type="float" office:value="3.31" calcext:value-type="float">
            <text:p>3.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762" calcext:value-type="float">
            <text:p>11.762</text:p>
          </table:table-cell>
          <table:table-cell office:value-type="float" office:value="13.602" calcext:value-type="float">
            <text:p>13.60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3525" calcext:value-type="float">
            <text:p>6.3525</text:p>
          </table:table-cell>
          <table:table-cell office:value-type="float" office:value="2.37" calcext:value-type="float">
            <text:p>2.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525" calcext:value-type="float">
            <text:p>6.3525</text:p>
          </table:table-cell>
          <table:table-cell office:value-type="float" office:value="10.21" calcext:value-type="float">
            <text:p>10.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29675" calcext:value-type="float">
            <text:p>8.529675</text:p>
          </table:table-cell>
          <table:table-cell office:value-type="float" office:value="3.26" calcext:value-type="float">
            <text:p>3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29675" calcext:value-type="float">
            <text:p>8.529675</text:p>
          </table:table-cell>
          <table:table-cell office:value-type="float" office:value="10.21" calcext:value-type="float">
            <text:p>10.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29675" calcext:value-type="float">
            <text:p>8.529675</text:p>
          </table:table-cell>
          <table:table-cell office:value-type="float" office:value="10.22" calcext:value-type="float">
            <text:p>10.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529675" calcext:value-type="float">
            <text:p>8.529675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505" calcext:value-type="float">
            <text:p>11.505</text:p>
          </table:table-cell>
          <table:table-cell office:value-type="float" office:value="14.774" calcext:value-type="float">
            <text:p>14.77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00755" calcext:value-type="float">
            <text:p>7.0075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0755" calcext:value-type="float">
            <text:p>7.00755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0755" calcext:value-type="float">
            <text:p>7.0075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0755" calcext:value-type="float">
            <text:p>7.00755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505" calcext:value-type="float">
            <text:p>11.505</text:p>
          </table:table-cell>
          <table:table-cell office:value-type="float" office:value="14.773" calcext:value-type="float">
            <text:p>14.77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00755" calcext:value-type="float">
            <text:p>7.00755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0755" calcext:value-type="float">
            <text:p>7.00755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0755" calcext:value-type="float">
            <text:p>7.00755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0755" calcext:value-type="float">
            <text:p>7.0075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796" calcext:value-type="float">
            <text:p>11.796</text:p>
          </table:table-cell>
          <table:table-cell office:value-type="float" office:value="12.746" calcext:value-type="float">
            <text:p>12.7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747" calcext:value-type="float">
            <text:p>8.7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097475" calcext:value-type="float">
            <text:p>7.097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747" calcext:value-type="float">
            <text:p>8.7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097475" calcext:value-type="float">
            <text:p>7.097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.796" calcext:value-type="float">
            <text:p>11.796</text:p>
          </table:table-cell>
          <table:table-cell office:value-type="float" office:value="12.745" calcext:value-type="float">
            <text:p>12.74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7.097475" calcext:value-type="float">
            <text:p>7.097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97475" calcext:value-type="float">
            <text:p>7.097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37" calcext:value-type="float">
            <text:p>1.337</text:p>
          </table:table-cell>
          <table:table-cell office:value-type="float" office:value="1.207" calcext:value-type="float">
            <text:p>1.20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6.119" calcext:value-type="float">
            <text:p>6.1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37" calcext:value-type="float">
            <text:p>1.337</text:p>
          </table:table-cell>
          <table:table-cell office:value-type="float" office:value="1.137" calcext:value-type="float">
            <text:p>1.13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6.122" calcext:value-type="float">
            <text:p>6.1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7.894" calcext:value-type="float">
            <text:p>7.89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8.044" calcext:value-type="float">
            <text:p>8.0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7.918" calcext:value-type="float">
            <text:p>7.9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02" calcext:value-type="float">
            <text:p>0.502</text:p>
          </table:table-cell>
          <table:table-cell office:value-type="float" office:value="0.454" calcext:value-type="float">
            <text:p>0.45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51" calcext:value-type="float">
            <text:p>1.251</text:p>
          </table:table-cell>
          <table:table-cell office:value-type="float" office:value="1.427" calcext:value-type="float">
            <text:p>1.42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02" calcext:value-type="float">
            <text:p>0.502</text:p>
          </table:table-cell>
          <table:table-cell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274" calcext:value-type="float">
            <text:p>8.2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51" calcext:value-type="float">
            <text:p>1.251</text:p>
          </table:table-cell>
          <table:table-cell office:value-type="float" office:value="1.184" calcext:value-type="float">
            <text:p>1.18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831" calcext:value-type="float">
            <text:p>7.8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831" calcext:value-type="float">
            <text:p>7.8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37" calcext:value-type="float">
            <text:p>1.337</text:p>
          </table:table-cell>
          <table:table-cell office:value-type="float" office:value="1.207" calcext:value-type="float">
            <text:p>1.20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6.119" calcext:value-type="float">
            <text:p>6.1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37" calcext:value-type="float">
            <text:p>1.337</text:p>
          </table:table-cell>
          <table:table-cell office:value-type="float" office:value="1.137" calcext:value-type="float">
            <text:p>1.13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6.122" calcext:value-type="float">
            <text:p>6.1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7.894" calcext:value-type="float">
            <text:p>7.89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8.044" calcext:value-type="float">
            <text:p>8.04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7.918" calcext:value-type="float">
            <text:p>7.91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02" calcext:value-type="float">
            <text:p>0.502</text:p>
          </table:table-cell>
          <table:table-cell office:value-type="float" office:value="0.454" calcext:value-type="float">
            <text:p>0.45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51" calcext:value-type="float">
            <text:p>1.251</text:p>
          </table:table-cell>
          <table:table-cell office:value-type="float" office:value="1.427" calcext:value-type="float">
            <text:p>1.42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502" calcext:value-type="float">
            <text:p>0.502</text:p>
          </table:table-cell>
          <table:table-cell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274" calcext:value-type="float">
            <text:p>8.2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51" calcext:value-type="float">
            <text:p>1.251</text:p>
          </table:table-cell>
          <table:table-cell office:value-type="float" office:value="1.184" calcext:value-type="float">
            <text:p>1.18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831" calcext:value-type="float">
            <text:p>7.8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035" calcext:value-type="float">
            <text:p>7.9035</text:p>
          </table:table-cell>
          <table:table-cell office:value-type="float" office:value="7.831" calcext:value-type="float">
            <text:p>7.8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59" calcext:value-type="float">
            <text:p>0.45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988" calcext:value-type="float">
            <text:p>7.9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536" calcext:value-type="float">
            <text:p>1.53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1.082" calcext:value-type="float">
            <text:p>1.08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383" calcext:value-type="float">
            <text:p>8.38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08005" calcext:value-type="float">
            <text:p>8.08005</text:p>
          </table:table-cell>
          <table:table-cell office:value-type="float" office:value="8.086" calcext:value-type="float">
            <text:p>8.08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738" calcext:value-type="float">
            <text:p>1.73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98" calcext:value-type="float">
            <text:p>0.49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806" calcext:value-type="float">
            <text:p>1.80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976" calcext:value-type="float">
            <text:p>7.9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778" calcext:value-type="float">
            <text:p>1.77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8.095" calcext:value-type="float">
            <text:p>8.09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6.638" calcext:value-type="float">
            <text:p>6.6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18" calcext:value-type="float">
            <text:p>0.51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77" calcext:value-type="float">
            <text:p>1.277</text:p>
          </table:table-cell>
          <table:table-cell office:value-type="float" office:value="1.597" calcext:value-type="float">
            <text:p>1.59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18" calcext:value-type="float">
            <text:p>0.51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6.639" calcext:value-type="float">
            <text:p>6.6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77" calcext:value-type="float">
            <text:p>1.277</text:p>
          </table:table-cell>
          <table:table-cell office:value-type="float" office:value="1.598" calcext:value-type="float">
            <text:p>1.59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6.638" calcext:value-type="float">
            <text:p>6.63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518" calcext:value-type="float">
            <text:p>0.51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277" calcext:value-type="float">
            <text:p>1.277</text:p>
          </table:table-cell>
          <table:table-cell office:value-type="float" office:value="1.597" calcext:value-type="float">
            <text:p>1.59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18" calcext:value-type="float">
            <text:p>0.51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6.639" calcext:value-type="float">
            <text:p>6.6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277" calcext:value-type="float">
            <text:p>1.277</text:p>
          </table:table-cell>
          <table:table-cell office:value-type="float" office:value="1.598" calcext:value-type="float">
            <text:p>1.59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.48" calcext:value-type="float">
            <text:p>11.48</text:p>
          </table:table-cell>
          <table:table-cell office:value-type="float" office:value="14.433" calcext:value-type="float">
            <text:p>14.43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39705" calcext:value-type="float">
            <text:p>6.39705</text:p>
          </table:table-cell>
          <table:table-cell office:value-type="float" office:value="7.35" calcext:value-type="float">
            <text:p>7.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9705" calcext:value-type="float">
            <text:p>6.39705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31" calcext:value-type="float">
            <text:p>7.7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31" calcext:value-type="float">
            <text:p>7.7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31" calcext:value-type="float">
            <text:p>7.7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731" calcext:value-type="float">
            <text:p>7.7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511" calcext:value-type="float">
            <text:p>5.511</text:p>
          </table:table-cell>
          <table:table-cell office:value-type="float" office:value="3.86" calcext:value-type="float">
            <text:p>3.8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8455" calcext:value-type="float">
            <text:p>5.98455</text:p>
          </table:table-cell>
          <table:table-cell office:value-type="float" office:value="4.534" calcext:value-type="float">
            <text:p>4.5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98455" calcext:value-type="float">
            <text:p>5.98455</text:p>
          </table:table-cell>
          <table:table-cell office:value-type="float" office:value="4.534" calcext:value-type="float">
            <text:p>4.5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7518" calcext:value-type="float">
            <text:p>6.7518</text:p>
          </table:table-cell>
          <table:table-cell office:value-type="float" office:value="10.199" calcext:value-type="float">
            <text:p>10.1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1644" calcext:value-type="float">
            <text:p>6.1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.23795" calcext:value-type="float">
            <text:p>13.237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4.198" calcext:value-type="float">
            <text:p>14.1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.317025" calcext:value-type="float">
            <text:p>6.317025</text:p>
          </table:table-cell>
          <table:table-cell office:value-type="float" office:value="7.419" calcext:value-type="float">
            <text:p>7.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17025" calcext:value-type="float">
            <text:p>6.317025</text:p>
          </table:table-cell>
          <table:table-cell office:value-type="float" office:value="7.419" calcext:value-type="float">
            <text:p>7.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17025" calcext:value-type="float">
            <text:p>6.317025</text:p>
          </table:table-cell>
          <table:table-cell office:value-type="float" office:value="7.419" calcext:value-type="float">
            <text:p>7.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17025" calcext:value-type="float">
            <text:p>6.317025</text:p>
          </table:table-cell>
          <table:table-cell office:value-type="float" office:value="7.419" calcext:value-type="float">
            <text:p>7.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17025" calcext:value-type="float">
            <text:p>6.317025</text:p>
          </table:table-cell>
          <table:table-cell office:value-type="float" office:value="7.419" calcext:value-type="float">
            <text:p>7.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17025" calcext:value-type="float">
            <text:p>6.317025</text:p>
          </table:table-cell>
          <table:table-cell office:value-type="float" office:value="7.419" calcext:value-type="float">
            <text:p>7.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73015" calcext:value-type="float">
            <text:p>8.73015</text:p>
          </table:table-cell>
          <table:table-cell office:value-type="float" office:value="5.914" calcext:value-type="float">
            <text:p>5.9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03395" calcext:value-type="float">
            <text:p>7.03395</text:p>
          </table:table-cell>
          <table:table-cell office:value-type="float" office:value="7.108" calcext:value-type="float">
            <text:p>7.10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755" calcext:value-type="float">
            <text:p>6.34755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755" calcext:value-type="float">
            <text:p>6.34755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755" calcext:value-type="float">
            <text:p>6.34755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.34755" calcext:value-type="float">
            <text:p>6.34755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.148" calcext:value-type="float">
            <text:p>5.148</text:p>
          </table:table-cell>
          <table:table-cell office:value-type="float" office:value="13.481" calcext:value-type="float">
            <text:p>13.48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15" calcext:value-type="float">
            <text:p>1.315</text:p>
          </table:table-cell>
          <table:table-cell office:value-type="float" office:value="1.266" calcext:value-type="float">
            <text:p>1.26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654" calcext:value-type="float">
            <text:p>1.654</text:p>
          </table:table-cell>
          <table:table-cell office:value-type="float" office:value="1.656" calcext:value-type="float">
            <text:p>1.65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43975" calcext:value-type="float">
            <text:p>8.43975</text:p>
          </table:table-cell>
          <table:table-cell office:value-type="float" office:value="8.042" calcext:value-type="float">
            <text:p>8.04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382" calcext:value-type="float">
            <text:p>1.382</text:p>
          </table:table-cell>
          <table:table-cell office:value-type="float" office:value="1.383" calcext:value-type="float">
            <text:p>1.38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219475" calcext:value-type="float">
            <text:p>8.219475</text:p>
          </table:table-cell>
          <table:table-cell office:value-type="float" office:value="7.962" calcext:value-type="float">
            <text:p>7.9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305" calcext:value-type="float">
            <text:p>1.30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501" calcext:value-type="float">
            <text:p>0.50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1.766" calcext:value-type="float">
            <text:p>1.76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43975" calcext:value-type="float">
            <text:p>8.43975</text:p>
          </table:table-cell>
          <table:table-cell office:value-type="float" office:value="8.255" calcext:value-type="float">
            <text:p>8.2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1.454" calcext:value-type="float">
            <text:p>1.45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43975" calcext:value-type="float">
            <text:p>8.43975</text:p>
          </table:table-cell>
          <table:table-cell office:value-type="float" office:value="8.184" calcext:value-type="float">
            <text:p>8.1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65" calcext:value-type="float">
            <text:p>0.46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517" calcext:value-type="float">
            <text:p>1.517</text:p>
          </table:table-cell>
          <table:table-cell office:value-type="float" office:value="1.484" calcext:value-type="float">
            <text:p>1.48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61" calcext:value-type="float">
            <text:p>0.461</text:p>
          </table:table-cell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64" calcext:value-type="float">
            <text:p>0.464</text:p>
          </table:table-cell>
          <table:table-cell office:value-type="float" office:value="0.469" calcext:value-type="float">
            <text:p>0.46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56" calcext:value-type="float">
            <text:p>0.456</text:p>
          </table:table-cell>
          <table:table-cell office:value-type="float" office:value="0.455" calcext:value-type="float">
            <text:p>0.45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2.123" calcext:value-type="float">
            <text:p>2.12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457" calcext:value-type="float">
            <text:p>0.457</text:p>
          </table:table-cell>
          <table:table-cell office:value-type="float" office:value="0.464" calcext:value-type="float">
            <text:p>0.46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503" calcext:value-type="float">
            <text:p>0.503</text:p>
          </table:table-cell>
          <table:table-cell office:value-type="float" office:value="0.444" calcext:value-type="float">
            <text:p>0.4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782" calcext:value-type="float">
            <text:p>7.78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699" calcext:value-type="float">
            <text:p>1.699</text:p>
          </table:table-cell>
          <table:table-cell office:value-type="float" office:value="1.436" calcext:value-type="float">
            <text:p>1.43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699" calcext:value-type="float">
            <text:p>1.699</text:p>
          </table:table-cell>
          <table:table-cell office:value-type="float" office:value="1.949" calcext:value-type="float">
            <text:p>1.94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1807" calcext:value-type="float">
            <text:p>8.1807</text:p>
          </table:table-cell>
          <table:table-cell office:value-type="float" office:value="7.834" calcext:value-type="float">
            <text:p>7.8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4935" calcext:value-type="float">
            <text:p>8.14935</text:p>
          </table:table-cell>
          <table:table-cell office:value-type="float" office:value="6.955" calcext:value-type="float">
            <text:p>6.9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783" calcext:value-type="float">
            <text:p>8.78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250825" calcext:value-type="float">
            <text:p>8.250825</text:p>
          </table:table-cell>
          <table:table-cell office:value-type="float" office:value="8.672" calcext:value-type="float">
            <text:p>8.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8.025" calcext:value-type="float">
            <text:p>8.0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4" calcext:value-type="float">
            <text:p>0.4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.468" calcext:value-type="float">
            <text:p>1.468</text:p>
          </table:table-cell>
          <table:table-cell office:value-type="float" office:value="1.464" calcext:value-type="float">
            <text:p>1.46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number-columns-repeated="2" office:value-type="float" office:value="0.444" calcext:value-type="float">
            <text:p>0.44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7.946" calcext:value-type="float">
            <text:p>7.9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68" calcext:value-type="float">
            <text:p>1.468</text:p>
          </table:table-cell>
          <table:table-cell office:value-type="float" office:value="1.476" calcext:value-type="float">
            <text:p>1.47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239" calcext:value-type="float">
            <text:p>7.2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886175" calcext:value-type="float">
            <text:p>7.886175</text:p>
          </table:table-cell>
          <table:table-cell office:value-type="float" office:value="7.239" calcext:value-type="float">
            <text:p>7.2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0.517" calcext:value-type="float">
            <text:p>0.517</text:p>
          </table:table-cell>
          <table:table-cell office:value-type="float" office:value="0.516" calcext:value-type="float">
            <text:p>0.51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.233275" calcext:value-type="float">
            <text:p>2.2332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2"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.467" calcext:value-type="float">
            <text:p>0.467</text:p>
          </table:table-cell>
          <table:table-cell office:value-type="float" office:value="0.487" calcext:value-type="float">
            <text:p>0.48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8.13285" calcext:value-type="float">
            <text:p>8.13285</text:p>
          </table:table-cell>
          <table:table-cell office:value-type="float" office:value="6.679" calcext:value-type="float">
            <text:p>6.6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.448" calcext:value-type="float">
            <text:p>1.448</text:p>
          </table:table-cell>
          <table:table-cell office:value-type="float" office:value="1.613" calcext:value-type="float">
            <text:p>1.61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.177" calcext:value-type="float">
            <text:p>1.177</text:p>
          </table:table-cell>
          <table:table-cell office:value-type="float" office:value="1.859" calcext:value-type="float">
            <text:p>1.85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.37045" calcext:value-type="float">
            <text:p>8.37045</text:p>
          </table:table-cell>
          <table:table-cell office:value-type="float" office:value="8.002" calcext:value-type="float">
            <text:p>8.0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.993425" calcext:value-type="float">
            <text:p>7.993425</text:p>
          </table:table-cell>
          <table:table-cell office:value-type="float" office:value="6.508" calcext:value-type="float">
            <text:p>6.508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tats.A1:stats.C3200" table:display-filter-buttons="true">
          <table:filter>
            <table:filter-and>
              <table:filter-condition table:field-number="2" table:value="4" table:operator="="/>
              <table:filter-condition table:field-number="1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19-09-27T15:12:44.119557372</dc:date>
    <meta:editing-duration>PT1M11S</meta:editing-duration>
    <meta:editing-cycles>1</meta:editing-cycles>
    <meta:document-statistic meta:table-count="1" meta:cell-count="9600" meta:object-count="0"/>
    <meta:generator>LibreOffice/6.3.1.2$MacOSX_X86_64 LibreOffice_project/b79626edf0065ac373bd1df5c28bd630b4424273</meta:generator>
  </office:meta>
</office:document-meta>
</file>